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29in"/>
    </style:style>
    <style:style style:name="co2" style:family="table-column">
      <style:table-column-properties fo:break-before="auto" style:column-width="2.5492in"/>
    </style:style>
    <style:style style:name="co3" style:family="table-column">
      <style:table-column-properties fo:break-before="auto" style:column-width="2.6409in"/>
    </style:style>
    <style:style style:name="co4" style:family="table-column">
      <style:table-column-properties fo:break-before="auto" style:column-width="2.4846in"/>
    </style:style>
    <style:style style:name="co5" style:family="table-column">
      <style:table-column-properties fo:break-before="auto" style:column-width="2.1953in"/>
    </style:style>
    <style:style style:name="co6" style:family="table-column">
      <style:table-column-properties fo:break-before="auto" style:column-width="2.028in"/>
    </style:style>
    <style:style style:name="co7" style:family="table-column">
      <style:table-column-properties fo:break-before="auto" style:column-width="1.961in"/>
    </style:style>
    <style:style style:name="co8" style:family="table-column">
      <style:table-column-properties fo:break-before="auto" style:column-width="2.1063in"/>
    </style:style>
    <style:style style:name="co9" style:family="table-column">
      <style:table-column-properties fo:break-before="auto" style:column-width="1.972in"/>
    </style:style>
    <style:style style:name="co10" style:family="table-column">
      <style:table-column-properties fo:break-before="auto" style:column-width="2.1283in"/>
    </style:style>
    <style:style style:name="co11" style:family="table-column">
      <style:table-column-properties fo:break-before="auto" style:column-width="1.7717in"/>
    </style:style>
    <style:style style:name="co12" style:family="table-column">
      <style:table-column-properties fo:break-before="auto" style:column-width="2.4154in"/>
    </style:style>
    <style:style style:name="co13" style:family="table-column">
      <style:table-column-properties fo:break-before="auto" style:column-width="1.6492in"/>
    </style:style>
    <style:style style:name="co14" style:family="table-column">
      <style:table-column-properties fo:break-before="auto" style:column-width="1.9835in"/>
    </style:style>
    <style:style style:name="co15" style:family="table-column">
      <style:table-column-properties fo:break-before="auto" style:column-width="1.7492in"/>
    </style:style>
    <style:style style:name="co16" style:family="table-column">
      <style:table-column-properties fo:break-before="auto" style:column-width="1.5929in"/>
    </style:style>
    <style:style style:name="co17" style:family="table-column">
      <style:table-column-properties fo:break-before="auto" style:column-width="1.8807in"/>
    </style:style>
    <style:style style:name="co18" style:family="table-column">
      <style:table-column-properties fo:break-before="auto" style:column-width="1.6717in"/>
    </style:style>
    <style:style style:name="co19" style:family="table-column">
      <style:table-column-properties fo:break-before="auto" style:column-width="1.8382in"/>
    </style:style>
    <style:style style:name="co20" style:family="table-column">
      <style:table-column-properties fo:break-before="auto" style:column-width="1.7965in"/>
    </style:style>
    <style:style style:name="co21" style:family="table-column">
      <style:table-column-properties fo:break-before="auto" style:column-width="2.0055in"/>
    </style:style>
    <style:style style:name="co22" style:family="table-column">
      <style:table-column-properties fo:break-before="auto" style:column-width="2.3291in"/>
    </style:style>
    <style:style style:name="co23" style:family="table-column">
      <style:table-column-properties fo:break-before="auto" style:column-width="1.7827in"/>
    </style:style>
    <style:style style:name="co24" style:family="table-column">
      <style:table-column-properties fo:break-before="auto" style:column-width="1.7382in"/>
    </style:style>
    <style:style style:name="co25" style:family="table-column">
      <style:table-column-properties fo:break-before="auto" style:column-width="1.6602in"/>
    </style:style>
    <style:style style:name="co26" style:family="table-column">
      <style:table-column-properties fo:break-before="auto" style:column-width="1.6827in"/>
    </style:style>
    <style:style style:name="co27" style:family="table-column">
      <style:table-column-properties fo:break-before="auto" style:column-width="1.7047in"/>
    </style:style>
    <style:style style:name="co28" style:family="table-column">
      <style:table-column-properties fo:break-before="auto" style:column-width="1.7272in"/>
    </style:style>
    <style:style style:name="co29" style:family="table-column">
      <style:table-column-properties fo:break-before="auto" style:column-width="1.85in"/>
    </style:style>
    <style:style style:name="co30" style:family="table-column">
      <style:table-column-properties fo:break-before="auto" style:column-width="1.6937in"/>
    </style:style>
    <style:style style:name="co31" style:family="table-column">
      <style:table-column-properties fo:break-before="auto" style:column-width="0.889in"/>
    </style:style>
    <style:style style:name="co32" style:family="table-column">
      <style:table-column-properties fo:break-before="auto" style:column-width="2.8362in"/>
    </style:style>
    <style:style style:name="ro1" style:family="table-row">
      <style:table-row-properties style:row-height="0.178in" fo:break-before="auto" style:use-optimal-row-height="true"/>
    </style:style>
    <style:style style:name="ro2" style:family="table-row">
      <style:table-row-properties style:row-height="0.611in" fo:break-before="auto" style:use-optimal-row-height="false"/>
    </style:style>
    <style:style style:name="ro3" style:family="table-row">
      <style:table-row-properties style:row-height="1.2882in" fo:break-before="auto" style:use-optimal-row-height="true"/>
    </style:style>
    <style:style style:name="ro4" style:family="table-row">
      <style:table-row-properties style:row-height="1.6063in" fo:break-before="auto" style:use-optimal-row-height="true"/>
    </style:style>
    <style:style style:name="ro5" style:family="table-row">
      <style:table-row-properties style:row-height="0.652in" fo:break-before="auto" style:use-optimal-row-height="true"/>
    </style:style>
    <style:style style:name="ro6" style:family="table-row">
      <style:table-row-properties style:row-height="0.9701in" fo:break-before="auto" style:use-optimal-row-height="true"/>
    </style:style>
    <style:style style:name="ro7" style:family="table-row">
      <style:table-row-properties style:row-height="0.811in" fo:break-before="auto" style:use-optimal-row-height="true"/>
    </style:style>
    <style:style style:name="ro8" style:family="table-row">
      <style:table-row-properties style:row-height="1.7654in" fo:break-before="auto" style:use-optimal-row-height="true"/>
    </style:style>
    <style:style style:name="ro9" style:family="table-row">
      <style:table-row-properties style:row-height="1.4472in" fo:break-before="auto" style:use-optimal-row-height="true"/>
    </style:style>
    <style:style style:name="ro10" style:family="table-row">
      <style:table-row-properties style:row-height="1.9244in" fo:break-before="auto" style:use-optimal-row-height="true"/>
    </style:style>
    <style:style style:name="ro11" style:family="table-row">
      <style:table-row-properties style:row-height="3.6811in" fo:break-before="auto" style:use-optimal-row-height="true"/>
    </style:style>
    <style:style style:name="ro12" style:family="table-row">
      <style:table-row-properties style:row-height="1.1291in" fo:break-before="auto" style:use-optimal-row-height="true"/>
    </style:style>
    <style:style style:name="ro13" style:family="table-row">
      <style:table-row-properties style:row-height="2.25in" fo:break-before="auto" style:use-optimal-row-height="true"/>
    </style:style>
    <style:style style:name="ro14" style:family="table-row">
      <style:table-row-properties style:row-height="0.4929in" fo:break-before="auto" style:use-optimal-row-height="true"/>
    </style:style>
    <style:style style:name="ro15" style:family="table-row">
      <style:table-row-properties style:row-height="2.0917in" fo:break-before="auto" style:use-optimal-row-height="true"/>
    </style:style>
    <style:style style:name="ro16" style:family="table-row">
      <style:table-row-properties style:row-height="2.3646in" fo:break-before="auto" style:use-optimal-row-height="true"/>
    </style:style>
    <style:style style:name="ro17" style:family="table-row">
      <style:table-row-properties style:row-height="1.3602in" fo:break-before="auto" style:use-optimal-row-height="true"/>
    </style:style>
    <style:style style:name="ro18" style:family="table-row">
      <style:table-row-properties style:row-height="1.1929in" fo:break-before="auto" style:use-optimal-row-height="true"/>
    </style:style>
    <style:style style:name="ro19" style:family="table-row">
      <style:table-row-properties style:row-height="0.8583in" fo:break-before="auto" style:use-optimal-row-height="true"/>
    </style:style>
    <style:style style:name="ro20"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fo:font-weight="bold" style:font-weight-asian="bold" style:font-weight-complex="bold"/>
    </style:style>
    <style:style style:name="ce5"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style>
    <style:style style:name="ce23"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font-name-asian="Segoe UI" style:font-name-complex="Tahoma"/>
    </style:style>
    <style:style style:name="ce4"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style:font-name-asian="Segoe UI" style:font-name-complex="Tahoma"/>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style:font-name-asian="Segoe UI" style:font-name-complex="Tahoma"/>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Articles" table:style-name="ta1">
        <table:table-column table:style-name="co1" table:default-cell-style-name="ce11"/>
        <table:table-column table:style-name="co2" table:number-columns-repeated="10" table:default-cell-style-name="ce6"/>
        <table:table-column table:style-name="co3" table:default-cell-style-name="ce6"/>
        <table:table-column table:style-name="co2" table:number-columns-repeated="9"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default-cell-style-name="ce6"/>
        <table:table-column table:style-name="co17" table:default-cell-style-name="ce6"/>
        <table:table-column table:style-name="co21" table:default-cell-style-name="ce6"/>
        <table:table-column table:style-name="co22" table:default-cell-style-name="ce6"/>
        <table:table-column table:style-name="co20" table:default-cell-style-name="ce6"/>
        <table:table-column table:style-name="co18" table:number-columns-repeated="2" table:default-cell-style-name="ce6"/>
        <table:table-column table:style-name="co23" table:number-columns-repeated="2"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16" table:default-cell-style-name="ce6"/>
        <table:table-column table:style-name="co11" table:default-cell-style-name="ce6"/>
        <table:table-column table:style-name="co16" table:default-cell-style-name="ce6"/>
        <table:table-column table:style-name="co28" table:default-cell-style-name="ce6"/>
        <table:table-column table:style-name="co26" table:default-cell-style-name="ce6"/>
        <table:table-column table:style-name="co23" table:default-cell-style-name="ce6"/>
        <table:table-column table:style-name="co29" table:default-cell-style-name="ce6"/>
        <table:table-column table:style-name="co25" table:default-cell-style-name="ce6"/>
        <table:table-column table:style-name="co30" table:default-cell-style-name="ce6"/>
        <table:table-column table:style-name="co24" table:default-cell-style-name="ce6"/>
        <table:table-column table:style-name="co31" table:number-columns-repeated="16322" table:default-cell-style-name="ce6"/>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table:style-name="ce5" office:value-type="string" calcext:value-type="string">
            <text:p><text:a xlink:href="https://github.com/peatysharing/ray_newsletters_with_references/tree/main/Articles/1971%20Cold-Inactivated%20Enzymes%20as%20Metabolic%20Controls" xlink:type="simple">1971 Cold-Inactivated Enzymes as Metabolic Controls</text:a> </text:p>
          </table:table-cell>
          <table:table-cell table:style-name="ce23" office:value-type="string" calcext:value-type="string">
            <text:p>[19] O. Warburg, in Aspects of Yeast Metabolism, A. K. Mills, ed., Blackwell, Oxford, 1968. </text:p>
          </table:table-cell>
          <table:table-cell table:style-name="ce23"/>
          <table:table-cell table:number-columns-repeated="16381"/>
        </table:table-row>
        <table:table-row table:style-name="ro3">
          <table:table-cell table:style-name="ce5" office:value-type="string" calcext:value-type="string">
            <text:p><text:a xlink:href="https://github.com/peatysharing/ray_newsletters_with_references/tree/main/Articles/1972%20Estrogen%20Stimulated%20Pathway%20Changes%20and%20Cold-Inactivated%20Enzymes" xlink:type="simple">1972 Estrogen Stimulated Pathway Changes and Cold-Inactivated Enzymes</text:a> </text:p>
          </table:table-cell>
          <table:table-cell table:style-name="ce23" office:value-type="string" calcext:value-type="string">
            <text:p>[03] Bernal, J. D. "The structure of water and its biological implications." 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table:style-name="ce21" office:value-type="string" calcext:value-type="string">
            <text:p>[06] Hazlewood, C. F., et al. "John Hopkins Med." J 128 (1971): 117. </text:p>
          </table:table-cell>
          <table:table-cell table:style-name="ce21" office:value-type="string" calcext:value-type="string">
            <text:p>[10] I. M. Klotz, Fed. Proc., 24, Suppl. 15, 5 (1965). </text:p>
          </table:table-cell>
          <table:table-cell table:style-name="ce23" office:value-type="string" calcext:value-type="string">
            <text:p>[14] Turner, C. D. "General Endocrinology s pp 194-237." (1966). </text:p>
          </table:table-cell>
          <table:table-cell table:style-name="ce21" office:value-type="string" calcext:value-type="string">
            <text:p>[17] A. B. Schultz, Proc. Soc. Exp. Biol. Med., 125, 379 (1965). </text:p>
          </table:table-cell>
          <table:table-cell table:style-name="ce21" office:value-type="string" calcext:value-type="string">
            <text:p>[18] Atkinson, W. B., H. Kaunitz, and C. A. Slanetz. "Effects of ovarian hormones upon uterine pigmentation in vitamin E-deficient rats." (1949): 68-71. </text:p>
          </table:table-cell>
          <table:table-cell table:style-name="ce21" office:value-type="string" calcext:value-type="string">
            <text:p>[22] Dowben, Robert M. "General physiology: a molecular approach." p304 (1969). </text:p>
          </table:table-cell>
          <table:table-cell table:style-name="ce21" office:value-type="string" calcext:value-type="string">
            <text:p>[25] Takeuchi, Tadao, Masando Hayashi, and William H. Fishman. "Mucinogenesis and enzymorphology of rat vagina; Phosphorylase, β-glucuronidase, DPNH-diaphorase and phosphatases." European Journal of Endocrinology 39.3 (1962): 395-406. </text:p>
          </table:table-cell>
          <table:table-cell table:style-name="ce21" office:value-type="string" calcext:value-type="string">
            <text:p>[26] Florey, Ernst. "An introduction to general and comparative animal physiology." (No Title) (1966). </text:p>
          </table:table-cell>
          <table:table-cell table:style-name="ce21" office:value-type="string" calcext:value-type="string">
            <text:p>[28] Goodland, R. L. "JG REYNOLDS, AB MCCOORD, AND W. T. POMMERENKE." Respiratory and electrolyte effects induced by estrogen and progesterone. Fertil. Steril 4 (1953): 300-316. </text:p>
          </table:table-cell>
          <table:table-cell office:value-type="string" calcext:value-type="string">
            <text:p>[34] A. W. Jones, paper presented at the New York Academy of Science International Conference on Physico-Chemical State of Ions and Water in Living Tissue and Model Systems, January 11, 1972. </text:p>
          </table:table-cell>
          <table:table-cell table:style-name="ce23" office:value-type="string" calcext:value-type="string">
            <text:p>[37] Mueller, G. C. "A. M. HERRANEN en KF JERVELL (1958). Studies on the me-chanism of action of estrogens." Recent Progr. Hormone Res 14: 95. </text:p>
          </table:table-cell>
          <table:table-cell table:style-name="ce21" office:value-type="string" calcext:value-type="string">
            <text:p>[46] O. Warburg, A. W. Geissler and S. Lorenz, in Aspects of Yeast Metabolism, A. K. Mills, Ed., Blackwell, Oxford, 1967, p. 327. </text:p>
          </table:table-cell>
          <table:table-cell table:style-name="ce21" office:value-type="string" calcext:value-type="string">
            <text:p>[49] Lee, Olive Pearl, and Shiro Tashiro. "STUDIES ON ALKALIGENESIS IN TISSUES: II. Ammonia Production in Muscle during Contraction." American Journal of Physiology-Legacy Content 61.2 (1922): 244-253. </text:p>
          </table:table-cell>
          <table:table-cell table:style-name="ce21" office:value-type="string" calcext:value-type="string">
            <text:p>[54] Spanner, D. C. "The active transport of water under temperature gradients." Symposia of the Society for Experimental Biology. Vol. 8. UNIV CAMBRIDGE DEPT ZOOLOGY, DOWNING ST, CAMBRIDGE CB2 3EJ, CAMBS, ENGLAND: COMPANY BIOLOGISTS LTD, 1954. </text:p>
          </table:table-cell>
          <table:table-cell table:style-name="ce21" office:value-type="string" calcext:value-type="string">
            <text:p>[60] L. Robert and J. Polonovski, Discs. Faraday Soc., 20, 54 (1955). </text:p>
          </table:table-cell>
          <table:table-cell office:value-type="string" calcext:value-type="string">
            <text:p>[61] Ibid. No 21, p. 317</text:p>
          </table:table-cell>
          <table:table-cell office:value-type="string" calcext:value-type="string">
            <text:p>[62] A. B. Schultz, Proc. Soc. Exp. Biol. Med., 116, 653 (1964).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1975-11%20A%20Biophysical%20Approach%20to%20Altered%20Consciousness" xlink:type="simple">1975-11 A Biophysical Approach to Altered Consciousness</text:a> </text:p>
          </table:table-cell>
          <table:table-cell table:style-name="ce21" office:value-type="string" calcext:value-type="string">
            <text:p>[07] Ressler, N. "Resonant energy as a mechanism for mental activity." Physiological chemistry and physics 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table:style-name="ce23"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table:style-name="ce21" office:value-type="string" calcext:value-type="string">
            <text:p>[24] Hoffer, Abram. "The effect of nicotinic acid on the frequency and duration of re-hospitalization of schizophrenic patients; a controlled comparison study." International journal of neuropsychiatry 2.3 (1966): 234-240. </text:p>
          </table:table-cell>
          <table:table-cell office:value-type="string" calcext:value-type="string">
            <text:p>[25] NEWBOLD, H L: Discussion at conference. Annals New York Acad. Sci. p.</text:p>
            <text:p>375, Vol. 196, 1972b.</text:p>
          </table:table-cell>
          <table:table-cell table:style-name="ce21" office:value-type="string" calcext:value-type="string">
            <text:p>[30] Proctor, P. E. T. E. R. "Electron-transfer factors in psychosis and dyskinesia." Physiological chemistry and physics 4.4 (1972): 349-360. </text:p>
          </table:table-cell>
          <table:table-cell office:value-type="string" calcext:value-type="string">
            <text:p>[38] CHERNIGOVSKII, V. N.: Interoceptors. American Psychological Association,</text:p>
            <text:p>Washington. 1967.</text:p>
          </table:table-cell>
          <table:table-cell table:style-name="ce21"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table:style-name="ce21" office:value-type="string" calcext:value-type="string">
            <text:p>[43] Vovsi, B. M. "Treatment of wounds of the cornea under high-altitude conditions." Vestnik oftalmologii 1 (1972): 70-74. </text:p>
          </table:table-cell>
          <table:table-cell office:value-type="string" calcext:value-type="string">
            <text:p>[51] BELENKIY, B.: LIDA apparatus for biorhythmological studies. Sov. Mold. p. 4, December 8, 1973.</text:p>
          </table:table-cell>
          <table:table-cell office:value-type="string" calcext:value-type="string">
            <text:p>[52] KONDRASHCHENKO, V. T., GLANTS, B. R., and MAYEROVICH, I. M.:</text:p>
            <text:p>Hyperbaric Oxygen Therapy of Hypoxia in Acute Brain Injuries and Acute</text:p>
            <text:p>Exogenous Psychoses. Zh. neuropatologii i psikhiatrii, No. 2: 271-277, 1971.</text:p>
            <text:p/>
          </table:table-cell>
          <table:table-cell office:value-type="string" calcext:value-type="string">
            <text:p>[53] MIRRAKHIMOV, M. M.: Human High-altitude Pathology in Kirgiz SSR.</text:p>
            <text:p>Klinicheskava Meditsina 50:12, 104-109, 1972</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Ye. M., RUBANOVA, N.A., and ZHILINA, I. A.: The Activity</text:p>
            <text:p>of Monoaminooxidase and Respiratory Chain Enzyme in Acute Hypoxia.</text:p>
            <text:p>Voprosy Meditsinskoy Khimii 19:1, 3-5, 1973.</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table:style-name="ce5" office:value-type="string" calcext:value-type="string">
            <text:p><text:a xlink:href="https://github.com/peatysharing/ray_newsletters_with_references/tree/main/Articles/1984%20Education%20as%20Advertised%20in%20Napoleonic%20Times" xlink:type="simple">1984 Education as Advertised in Napoleonic Times</text:a> </text:p>
          </table:table-cell>
          <table:table-cell table:style-name="ce21"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table:style-name="ce23" office:value-type="string" calcext:value-type="string">
            <text:p>[03] Ipswich Journal, January 1st, 1798 </text:p>
          </table:table-cell>
          <table:table-cell office:value-type="string" calcext:value-type="string">
            <text:p>[04] Ibid, January 5<text:span text:style-name="T1">th</text:span>, 1799</text:p>
          </table:table-cell>
          <table:table-cell table:style-name="ce23" office:value-type="string" calcext:value-type="string">
            <text:p>[05] Ibid, January 8<text:span text:style-name="T1">th</text:span>, 1803</text:p>
          </table:table-cell>
          <table:table-cell table:style-name="ce21" office:value-type="string" calcext:value-type="string">
            <text:p>[06] Suffolk Review Vol. 5 No.2. p. 70. </text:p>
          </table:table-cell>
          <table:table-cell table:style-name="ce21" office:value-type="string" calcext:value-type="string">
            <text:p>[07] A Portrait of Jane Austen, David Cecil (Penguin 1980), p. 29. </text:p>
          </table:table-cell>
          <table:table-cell table:style-name="ce23" office:value-type="string" calcext:value-type="string">
            <text:p>[09] Ipswich Journal, July 31st, 1792 </text:p>
          </table:table-cell>
          <table:table-cell table:style-name="ce21" office:value-type="string" calcext:value-type="string">
            <text:p>[13] The Norwich Diocesan Subscription Books, ed. E. H. Carter. 1937</text:p>
          </table:table-cell>
          <table:table-cell table:style-name="ce21" office:value-type="string" calcext:value-type="string">
            <text:p>[14] Dictionary of the Vulgar Tongue, a Dictionary of Buckish Slang, University Wit and Pickpocket Eloquence, (Papermac reproduction 1981) </text:p>
          </table:table-cell>
          <table:table-cell table:style-name="ce21" office:value-type="string" calcext:value-type="string">
            <text:p>[16] Ipswich Journal, July 27th, August 10th, November 16th, 1799. </text:p>
          </table:table-cell>
          <table:table-cell table:style-name="ce21" office:value-type="string" calcext:value-type="string">
            <text:p>[17] Ibid, September 28<text:span text:style-name="T1">th</text:span>, 1799</text:p>
          </table:table-cell>
          <table:table-cell/>
          <table:table-cell table:style-name="ce21"/>
          <table:table-cell table:number-columns-repeated="16369"/>
        </table:table-row>
        <table:table-row table:style-name="ro5">
          <table:table-cell table:style-name="ce5" office:value-type="string" calcext:value-type="string">
            <text:p><text:a xlink:href="https://github.com/peatysharing/ray_newsletters_with_references/tree/main/Articles/1984%20Response%20to%20Recent%20Pop-Medicine%20Articles%20on%20Progesterone%20Therapy" xlink:type="simple">1984 Response to Recent Pop-Medicine Articles on Progesterone Therapy</text:a>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6">
          <table:table-cell table:style-name="ce5" office:value-type="string" calcext:value-type="string">
            <text:p><text:a xlink:href="https://github.com/peatysharing/ray_newsletters_with_references/tree/main/Articles/1986-01%20Hormone%20Balancing" xlink:type="simple">1986-01 Hormone Balancing</text:a> </text:p>
          </table:table-cell>
          <table:table-cell table:style-name="ce21" office:value-type="string" calcext:value-type="string">
            <text:p>[01] Meerson, F. Z. "Role of stress in the mechanism of long-term-adaptation and the prevention of stress injuries." Patologicheskaia Fiziologiia i Eksperimental'naia Terapiia 5 (1980): 3-16. </text:p>
          </table:table-cell>
          <table:table-cell table:style-name="ce21" office:value-type="string" calcext:value-type="string">
            <text:p>[04] Rosenfeld, A. "Superpowder." Omni magazine (1980). </text:p>
          </table:table-cell>
          <table:table-cell table:number-columns-repeated="16381"/>
        </table:table-row>
        <table:table-row table:style-name="ro7">
          <table:table-cell table:style-name="ce5" office:value-type="string" calcext:value-type="string">
            <text:p><text:a xlink:href="https://github.com/peatysharing/ray_newsletters_with_references/tree/main/Articles/1987%20The%20Progesterone%20Deception" xlink:type="simple">1987 The Progesterone Deception</text:a> </text:p>
          </table:table-cell>
          <table:table-cell table:style-name="ce21"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6">
          <table:table-cell table:style-name="ce5" office:value-type="string" calcext:value-type="string">
            <text:p><text:a xlink:href="https://github.com/peatysharing/ray_newsletters_with_references/tree/main/Articles/1988-09%20Natural%20Immunity%20And%20Viral%20Infections" xlink:type="simple">1988-09 Natural Immunity And Viral Infections</text:a> </text:p>
          </table:table-cell>
          <table:table-cell table:style-name="ce4" office:value-type="string" calcext:value-type="string">
            <text:p>[05] Cellerier, Rey, International de Médecine et de Chirurgie, Vol 28, 29-30, 1917</text:p>
          </table:table-cell>
          <table:table-cell office:value-type="string" calcext:value-type="string">
            <text:p>[07] R. McGuire, "Debate continued on best agent for coke withdrawal," Medical Tribune, p. 9, June 4,1986.</text:p>
          </table:table-cell>
          <table:table-cell office:value-type="string" calcext:value-type="string">
            <text:p>[08] “Study of antivirals' gonad risks urged," Medical World News, p. 108, Feb. 10, 1986.</text:p>
          </table:table-cell>
          <table:table-cell table:style-name="ce4" office:value-type="string" calcext:value-type="string">
            <text:p>[12] Marokko, I. N., et al. "Effect of hydrocortisone on the liver cytochrome P-450 system and the intensity of food anaphylaxis in guinea pigs." Biulleten'Eksperimental'noi Biologii i Meditsiny 98.12 (1984): 713-715. </text:p>
          </table:table-cell>
          <table:table-cell table:style-name="ce4" office:value-type="string" calcext:value-type="string">
            <text:p>[14] Kasai, N. O. B. U. H. I. K. O., and K. I. Y. O. S. H. I. Egawa. "Effect of endotoxin on cytochrome P-450 activity." Handbook of Endotoxin 3 (1985): 185-198. </text:p>
          </table:table-cell>
          <table:table-cell office:value-type="string" calcext:value-type="string">
            <text:p>[16] Ray Peat Newsletter #29 (1-49 missing), September 1983</text:p>
          </table:table-cell>
          <table:table-cell office:value-type="string" calcext:value-type="string">
            <text:p>[21] R. Salganik."Enzymes vs viruses," Science in the USSR 4, 98-103, 1985.</text:p>
          </table:table-cell>
          <table:table-cell office:value-type="string" calcext:value-type="string">
            <text:p>[22] Sowing antiviral seeds, Science News 130, 26, 1986.</text:p>
          </table:table-cell>
          <table:table-cell table:number-columns-repeated="16375"/>
        </table:table-row>
        <table:table-row table:style-name="ro3">
          <table:table-cell table:style-name="ce5" office:value-type="string" calcext:value-type="string">
            <text:p><text:a xlink:href="https://github.com/peatysharing/ray_newsletters_with_references/tree/main/Articles/1997%20Estriol%2C%20DES%2C%20DDT%2C%20etc" xlink:type="simple">1997 Estriol, DES, DDT, etc</text:a> </text:p>
          </table:table-cell>
          <table:table-cell table:style-name="ce4" office:value-type="string" calcext:value-type="string">
            <text:p>[01] Alleva, E., et al. "Consensus statement from the work session on environmental endocrine disrupting chemicals: neural, endocrine and behavioural effects. held in Erice." Sicily, November (1995): 5-10. </text:p>
          </table:table-cell>
          <table:table-cell table:style-name="ce4" office:value-type="string" calcext:value-type="string">
            <text:p>[03] Kundu, N., et al. "Sequential determination of serum human placental lactogen, estriol, and estetrol for assessment of fetal morbidity." Obstetrics &amp; Gynecology 52.5 (1978): 513-520. </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table:style-name="ce4" office:value-type="string" calcext:value-type="string">
            <text:p>[07] Bauld, William S., Morris L. Givner, and Ian G. Milne. "Abnormality of estrogen metabolism in human subjects with myocardial infarction." Canadian Journal of Biochemistry and Physiology 35.12 (1957): 1277-1288. </text:p>
          </table:table-cell>
          <table:table-cell table:style-name="ce4"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table:style-name="ce4" office:value-type="string" calcext:value-type="string">
            <text:p>[22] Ibid, G. S. Rao, "Enzymes in steroid metabolism," page 175</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1997%20Iron-Cumulative%20Danger" xlink:type="simple">1997 Iron-Cumulative Danger</text:a> </text:p>
          </table:table-cell>
          <table:table-cell table:style-name="ce4" office:value-type="string" calcext:value-type="string">
            <text:p>[05] Chiao, J. J., Richard E. Kirschner, and Gary A. Fantini. "Iron delocalization occurs during ischemia and persists on reoxygenation of skeletal muscle." The Journal of laboratory and clinical medicine 124.3 (1994): 432-438. </text:p>
          </table:table-cell>
          <table:table-cell table:style-name="ce4" office:value-type="string" calcext:value-type="string">
            <text:p>[12] Hirsch, E. C. "Biochemistry of Parkinson's disease with special reference to the dopaminergic systems." Molecular neurobiology 9 (1994): 135-142. </text:p>
          </table:table-cell>
          <table:table-cell table:style-name="ce4" office:value-type="string" calcext:value-type="string">
            <text:p>[15] Kligman, Lorraine H., and Peishu Zheng. "The protective effect of a broad-spectrum sunscreen against chronic UVA radiation in hairless mice: a histologic and ultrastructural assessment." Journal of the Society of Cosmetic Chemists 45.1 (1994): 21-33. </text:p>
          </table:table-cell>
          <table:table-cell table:style-name="ce4" office:value-type="string" calcext:value-type="string">
            <text:p>[18] Kozlov, A. V., et al. "Role of endogenous free iron in the activation of lipid peroxidation at ishemia disease." Bulletin of Experimental Biology and Medicine 99.1 (1985): 47-50. </text:p>
          </table:table-cell>
          <table:table-cell table:style-name="ce4" office:value-type="string" calcext:value-type="string">
            <text:p>[27] Savoiardo, M., et al. "Magnetic resonance imaging in progressive supranuclear palsy and other parkinsonian disorders." Progressive Supranuclear Palsy: Diagnosis, Pathology, and Therapy (1994): 93-110. </text:p>
          </table:table-cell>
          <table:table-cell table:style-name="ce4" office:value-type="string" calcext:value-type="string">
            <text:p>[28] Strain, J. J. "Putative role of dietary trace elements in coronary heart disease and cancer." British journal of biomedical science 51.3 (1994): 241-251. </text:p>
          </table:table-cell>
          <table:table-cell table:style-name="ce4" office:value-type="string" calcext:value-type="string">
            <text:p>[31] Vlad, M., et al. "Concentration of copper, zinc, chromium, iron and nickel in the abdominal aorta of patients deceased with coronary heart disease." Journal of trace elements and electrolytes in health and disease 8.2 (1994): 111-114. </text:p>
          </table:table-cell>
          <table:table-cell table:style-name="ce4" office:value-type="string" calcext:value-type="string">
            <text:p>[34] Transfusions: Amer. J. of Surgery 155, p. 43, 1988. </text:p>
          </table:table-cell>
          <table:table-cell table:style-name="ce4" office:value-type="string" calcext:value-type="string">
            <text:p>[35]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36] Sullivan, J. (1981). Iron and the sex difference in heart disease risk. The Lancet, 317(8233), 1293-1294. </text:p>
          </table:table-cell>
          <table:table-cell table:style-name="ce4" office:value-type="string" calcext:value-type="string">
            <text:p>[37]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8] Ascherio, Alberto, et al. "Dietary iron intake and risk of coronary disease among men." Circulation 89.3 (1994): 969-974. </text:p>
          </table:table-cell>
          <table:table-cell table:style-name="ce4" office:value-type="string" calcext:value-type="string">
            <text:p>[39] Stevens, Richard G., et al. "Body iron stores and the risk of cancer." New England Journal of Medicine 319.16 (1988): 1047-1052. </text:p>
          </table:table-cell>
          <table:table-cell table:style-name="ce4" office:value-type="string" calcext:value-type="string">
            <text:p>[40] Knekt, Paul, et al. "Body iron stores and risk of cancer." International journal of cancer 56.3 (1994): 379-382. </text:p>
          </table:table-cell>
          <table:table-cell table:style-name="ce4" office:value-type="string" calcext:value-type="string">
            <text:p>[41] Erickson, Kent L. "Dietary fat modulation of immune response." International journal of immunopharmacology 8.6 (1986): 529-543. </text:p>
          </table:table-cell>
          <table:table-cell table:style-name="ce4" office:value-type="string" calcext:value-type="string">
            <text:p>[42] Lauffer, Randall B. "Iron stores and the international variation in mortality from coronary artery disease." Medical Hypotheses 35.2 (1991): 96-102. </text:p>
          </table:table-cell>
          <table:table-cell office:value-type="string" calcext:value-type="string">
            <text:p>[43] Kozlov AV, Shinkarenko LI, Vladimirov IuA, Azizova OA. Rol' é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6"/>
        </table:table-row>
        <table:table-row table:style-name="ro8">
          <table:table-cell table:style-name="ce5" office:value-type="string" calcext:value-type="string">
            <text:p><text:a xlink:href="https://github.com/peatysharing/ray_newsletters_with_references/tree/main/Articles/2006%20Aging%20Eyes%2C%20Infant%20Eyes%2C%20and%20Excitable%20Tissues" xlink:type="simple">2006 Aging Eyes, Infant Eyes, and Excitable Tissues</text:a>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table:style-name="ce4"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table:style-name="ce4" office:value-type="string" calcext:value-type="string">
            <text:p>[04] Biull Eksp Biol Med 1976 Oct;82(10):1181-3. [Role of the biological activity of serotonin in the production of the "shock lung" syndrome.] ; Bazarevich GI, Deviataev AM, Likhtenshtein AO, Natsvlishvili BP, Sadeko MK </text:p>
          </table:table-cell>
          <table:table-cell table:style-name="ce4" office:value-type="string" calcext:value-type="string">
            <text:p>[11] Chen, Enping. "Inhibition of enzymes by short-wave optical radiation and its effect on the retina." Acta ophthalmologica. Supplement 208 (1993): 1-50. </text:p>
          </table:table-cell>
          <table:table-cell table:style-name="ce4" office:value-type="string" calcext:value-type="string">
            <text:p>[14] Dubocovich ML. Luzindole (N-0774): a novel melatonin receptor antagonist. J Pharmacol Exp Ther. 1988 Sep;246(3):902-10. PMID: 2843633.</text:p>
          </table:table-cell>
          <table:table-cell table:style-name="ce4" office:value-type="string" calcext:value-type="string">
            <text:p>[18] Fielder, Alistiar R., et al. "Light and retinopathy of prematurity: does retinal location offer a clue?." Pediatrics 89.4 (1992): 648-653.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é pulmonaire de l'oxygè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table:style-name="ce4" office:value-type="string" calcext:value-type="string">
            <text:p>[48] Piergiacomi VA, Palacios A, Catalá A. Comparative studies on lipid peroxidation of microsomes and mitochondria obtained from different rat tissues: effect of retinyl palmitate. Prostaglandins Leukot Essent Fatty Acids. 2001 Feb;64(2):75-80. doi: 10.1054/plef.2001.0244. PMID: 11237473. </text:p>
          </table:table-cell>
          <table:table-cell table:style-name="ce4" office:value-type="string" calcext:value-type="string">
            <text:p>[52] Bunatian AF, Levin IaI, Meshcheriakova SA, Gitel' EP, Bol'shakova TD. Osobennosti funktsionirovaniia gipofizarno-gonadnoĭ sistemy cheloveka v usloviiakh odnokratnoĭ deprivatsii sna [Characteristics of the functioning of the human hypophyseal-gonadal system during 1-time sleep deprivation]. Probl Endokrinol (Mosk). 1986 Sep-Oct;32(5):45-8. Russian. PMID: 3786303. </text:p>
          </table:table-cell>
          <table:table-cell office:value-type="string" calcext:value-type="string">
            <text:p>[56] Sirotkin AV. Direct influence of melatonin on steroid, nonapeptide hormones, and cyclic nucleotide secretion by granulosa cells isolated from porcine ovaries. J Pineal Res. 1994 Oct;17(3):112-7. doi: 10.1111/j.1600-079x.1994.tb00121.x. PMID: 7897582.</text:p>
            <text:p/>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table:style-name="ce28" office:value-type="string" calcext:value-type="string">
            <text:p>[61]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style-name="ce4" office:value-type="string" calcext:value-type="string">
            <text:p>[64] Weinstock, M., S. Blotnick, and M. Segal. "Seasonal variation in the development of stress-induced systolic hypertension in the rat." Journal of hypertension. Supplement: Official Journal of the International Society of Hypertension 3.3 (1985): S107-9. </text:p>
          </table:table-cell>
          <table:table-cell table:number-columns-repeated="16368"/>
        </table:table-row>
        <table:table-row table:style-name="ro9">
          <table:table-cell table:style-name="ce5" office:value-type="string" calcext:value-type="string">
            <text:p><text:a xlink:href="https://github.com/peatysharing/ray_newsletters_with_references/tree/main/Articles/2006%20Aging%2C%20estrogen%2C%20and%20progesterone" xlink:type="simple">2006 Aging, estrogen, and progesterone</text:a> </text:p>
          </table:table-cell>
          <table:table-cell table:style-name="ce4" office:value-type="string" calcext:value-type="string">
            <text:p>[03] Carrizo PH, Dubin M, Stoppani AO. Efectos fisiopatológicos del óxido nítrico y su relación con el estrés oxidativo [Physiopathologic effects of nitric oxide and their relationship with oxidative stress]. Medicina (B Aires). 1998;58(4):367-73. Spanish. PMID: 9816698.</text:p>
          </table:table-cell>
          <table:table-cell table:style-name="ce28" office:value-type="string" calcext:value-type="string">
            <text:p>[05] Deyl Z, Juricová M, Stuchlíková E. The effect of nutritional regimes upon collagen concentration and survival of rats. Adv Exp Med Biol. 1975;53:359-69. doi: 10.1007/978-1-4757-0731-1_31. PMID: 1119345.</text:p>
          </table:table-cell>
          <table:table-cell office:value-type="string" calcext:value-type="string">
            <text:p>[06] Dickey RP, Hower JF. Relationship of estradiol and progesterone levels to uterine blood flow during early pregnancy. Early Pregnancy. 1996 Jun;2(2):113-20. PMID: 9363208.</text:p>
            <text:p/>
          </table:table-cell>
          <table:table-cell table:style-name="ce4" office:value-type="string" calcext:value-type="string">
            <text:p>[10] Gutiérrez Correa J, Stoppani AO. La mieloperoxidasa como factor de daño oxidativo del miocardio: inactivación de la dihidrolipoamida deshidrogenasa [Myeloperoxidase as a factor of oxidative damage of the myocardium: inactivation of dihydrolipoamide dehydrogenase]. Medicina (B Aires). 1998;58(2):171-8. Spanish. PMID: 9706251. </text:p>
          </table:table-cell>
          <table:table-cell table:style-name="ce4" office:value-type="string" calcext:value-type="string">
            <text:p>[15] László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7"/>
        </table:table-row>
        <table:table-row table:style-name="ro10">
          <table:table-cell table:style-name="ce5" office:value-type="string" calcext:value-type="string">
            <text:p><text:a xlink:href="https://github.com/peatysharing/ray_newsletters_with_references/tree/main/Articles/2006%20Altitude%20and%20Mortality" xlink:type="simple">2006 Altitude and Mortality</text:a> </text:p>
          </table:table-cell>
          <table:table-cell table:style-name="ce4"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table:style-name="ce4" office:value-type="string" calcext:value-type="string">
            <text:p>[05] Folgering H. The pathophysiology of hyperventilation syndrome. Monaldi Arch Chest Dis. 1999 Aug;54(4):365-72. PMID: 10546483.</text:p>
            <text:p/>
          </table:table-cell>
          <table:table-cell table:style-name="ce4"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table:style-name="ce4"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table:style-name="ce28" office:value-type="string" calcext:value-type="string">
            <text:p>[17] Moret PR, Lutzen U. Effet protecteur du piridoxilate sur le myocarde hypoxique. Etudes expé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table:style-name="ce4" office:value-type="string" calcext:value-type="string">
            <text:p>[24] Chen CH, Chen AC, Liu HJ. Involvement of nitric oxide and N-methyl-D-aspartate in acute hypoxic altitude convulsion in mice. Aviat Space Environ Med. 1997 Apr;68(4):296-9. PMID: 9096824. </text:p>
          </table:table-cell>
          <table:table-cell table:style-name="ce4" office:value-type="string" calcext:value-type="string">
            <text:p>[26] Bhardwaj A, Northington FJ, Koehler RC, Stiefel T, Hanley DF, Traystman RJ. Adenosine modulates N-methyl-D-aspartate-stimulated hippocampal nitric oxide production in vivo. Stroke. 1995 Sep;26(9):1627-33. doi: 10.1161/01.str.26.9.1627. PMID: 7544925. </text:p>
          </table:table-cell>
          <table:table-cell table:style-name="ce4" office:value-type="string" calcext:value-type="string">
            <text:p>[30] Franken NA, Hollaar L, Bosker FJ, van Ravels FJ, van der Laarse A, Wondergem J. Effects of in vivo heart irradiation on myocardial energy metabolism in rats. Radiat Res. 1993 Apr;134(1):79-85. PMID: 8475257. </text:p>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é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table:style-name="ce28" office:value-type="string" calcext:value-type="string">
            <text:p>[39] Mirrakhimov MM, Meimanaliev TS. Heart rhythm disturbances in the inhabitants of mountainous regions. Cor Vasa. 1981;23(5):359-65. PMID: 6459210.</text:p>
            <text:p/>
          </table:table-cell>
          <table:table-cell table:number-columns-repeated="16367"/>
        </table:table-row>
        <table:table-row table:style-name="ro11">
          <table:table-cell table:style-name="ce5" office:value-type="string" calcext:value-type="string">
            <text:p><text:a xlink:href="https://github.com/peatysharing/ray_newsletters_with_references/tree/main/Articles/2006%20Aspirin%2C%20brain%2C%20and%20cancer" xlink:type="simple">2006 Aspirin, brain, and cancer</text:a> </text:p>
          </table:table-cell>
          <table:table-cell office:value-type="string" calcext:value-type="string">
            <text:p>[09] Casper D, Lekhraj R, Yaparpalvi US, Pidel A, Jaggernauth WA, Werner P, Tribius S, Rowe JD, LaSala PA. Acetaminophen selectively reduces glioma cell growth and increases radiosensitivity in culture. J Neurooncol. 2000;46(3):215-29. doi: 10.1023/a:1006492423666. PMID: 10902853.</text:p>
            <text:p/>
          </table:table-cell>
          <table:table-cell table:style-name="ce4" office:value-type="string" calcext:value-type="string">
            <text:p>[12] Cotlier E. Senile cataracts: evidence for acceleration by diabetes and deceleration by salicylate. Can J Ophthalmol. 1981 Jul;16(3):113-8. PMID: 7296356. </text:p>
          </table:table-cell>
          <table:table-cell table:style-name="ce4"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table:style-name="ce4" office:value-type="string" calcext:value-type="string">
            <text:p>[22] J Pharmacol Exp Ther 1981 Aug;218(2):464-9. Protective effects of aspirin in endotoxic shock. Halushka PV, Wise WC, Cook JA. </text:p>
          </table:table-cell>
          <table:table-cell table:style-name="ce4" office:value-type="string" calcext:value-type="string">
            <text:p>[27] Kalinka J, Sieroszewski P, Hanke W, Laudański T, Suzin J. Ocena skuteczności leczenia hipotrofii płodu przy uzyciu małych dawek kwasu acetylosalicylowego [Evaluation of the effectiveness of a low-dose aspirin in the treatment of intrauterine growth retardation (IUGR)]. Ginekol Pol. 1999 Mar;70(3):126-34. Polish. PMID: 10390914. </text:p>
          </table:table-cell>
          <table:table-cell table:style-name="ce4"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table:style-name="ce4"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äure auf das Implantationsergehnis sowie einige biochemische Parameter der Amnionflü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2"/>
        </table:table-row>
        <table:table-row table:style-name="ro4">
          <table:table-cell table:style-name="ce5" office:value-type="string" calcext:value-type="string">
            <text:p><text:a xlink:href="https://github.com/peatysharing/ray_newsletters_with_references/tree/main/Articles/2006%20Autonomic%20systems" xlink:type="simple">2006 Autonomic systems</text:a> </text:p>
          </table:table-cell>
          <table:table-cell table:style-name="ce4" office:value-type="string" calcext:value-type="string">
            <text:p>[06] Breton L, Clot JP, Bouriannes J, Baudry M. L'adrénaline active les phosphorylations oxydatives des mitochondries hépatiques de rat par la mise en jeu des récepteurs alpha 1 [Adrenaline activates oxidative phosphorylation of rat liver mitochondria through alpha 1-receptors]. C R Seances Soc Biol Fil. 1987;181(3):242-8. French. PMID: 2888518. </text:p>
          </table:table-cell>
          <table:table-cell table:style-name="ce4" office:value-type="string" calcext:value-type="string">
            <text:p>[09] Yasue H. Role of autonomic nervous system in the pathogenesis of angina pectoris. Arch Mal Coeur Vaiss. 1983 Feb;76 Spec No:3-6. PMID: 6305298. </text:p>
          </table:table-cell>
          <table:table-cell table:style-name="ce4" office:value-type="string" calcext:value-type="string">
            <text:p>[13] Kalsner S. Coronary artery reactivity in human vessels: some questions and some answers. Fed Proc. 1985 Feb;44(2):321-5. PMID: 3967774. </text:p>
          </table:table-cell>
          <table:table-cell table:style-name="ce4" office:value-type="string" calcext:value-type="string">
            <text:p>[15] Kavetsky RE, (editor) The Neoplastic Process and the Nervous System,Kiev, 1958. </text:p>
          </table:table-cell>
          <table:table-cell table:style-name="ce4" office:value-type="string" calcext:value-type="string">
            <text:p>[17] Patol Fiziol Eksp Ter 1971 Sep-Oct;15(5):3-10. [Role of disorders in intra-cellular and neuro-humoral regulation in the development of the tumor process] </text:p>
          </table:table-cell>
          <table:table-cell table:style-name="ce4" office:value-type="string" calcext:value-type="string">
            <text:p>[18] Mil’man, M.S., The sympathetic nervous system and the source of tumors, Problems of Oncology IX, 162-173, 1936. </text:p>
          </table:table-cell>
          <table:table-cell table:style-name="ce4" office:value-type="string" calcext:value-type="string">
            <text:p>[21] Jaiswal K, Krishna A. Effects of hormones on the number, distribution and degranulation of mast cells in the ovarian complex of mice. Acta Physiol Hung. 1996;84(2):183-90. PMID: 9046364. </text:p>
          </table:table-cell>
          <table:table-cell table:style-name="ce4" office:value-type="string" calcext:value-type="string">
            <text:p>[26] Munchen Med Wochenschr 1966 Mar 18;108(11):589-92. [Changes of the neurovegetative reactivity of the skin after Alpine climatic therapy]. </text:p>
          </table:table-cell>
          <table:table-cell table:style-name="ce4" office:value-type="string" calcext:value-type="string">
            <text:p>[29] Biull Eksp Biol Med 1978 Nov;86(11):525-8. [Effect of neuromediators on acid-base status]. [Article in Russian] Lazareva LV</text:p>
          </table:table-cell>
          <table:table-cell table:style-name="ce4"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table:style-name="ce4" office:value-type="string" calcext:value-type="string">
            <text:p>[32] Winther K. The effect of beta-blockade on platelet function and fibrinolytic activity. J Cardiovasc Pharmacol. 1987;10 Suppl 2:S94-8; discussion S99. PMID: 2481178. </text:p>
          </table:table-cell>
          <table:table-cell table:style-name="ce4" office:value-type="string" calcext:value-type="string">
            <text:p>[42] Kuttenn F. L'hyperestrogénie chez la femme en période d'activité génitale [Hyperestrogenism in the woman during the reproductive period]. Ann Endocrinol (Paris). 1977;38(6):421-6. French. PMID: 612279. </text:p>
          </table:table-cell>
          <table:table-cell table:style-name="ce4" office:value-type="string" calcext:value-type="string">
            <text:p>[44] Passouant P, Crastes de Paulet A, Descomps B, Besset A, Billiard M. Sécrétions des gonadotrophines au cours du sommeil. Modifications au cours d' aménorrhées secondaires [Secretion of gonadotropins during sleep. Changes during secondary amenorrheas]. Nouv Presse Med. 1976 Apr 10;5(15):975-9. French. PMID: 934819. </text:p>
          </table:table-cell>
          <table:table-cell table:style-name="ce4" office:value-type="string" calcext:value-type="string">
            <text:p>[49] Soboleva EL, Komarov EK, Potin VV, Svechnikova FA. Lechebnyĭ é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4">
          <table:table-cell table:style-name="ce5" office:value-type="string" calcext:value-type="string">
            <text:p><text:a xlink:href="https://github.com/peatysharing/ray_newsletters_with_references/tree/main/Articles/2006%20Bleeding%2C%20clotting%2C%20cancer" xlink:type="simple">2006 Bleeding, clotting, cancer</text:a> </text:p>
          </table:table-cell>
          <table:table-cell table:style-name="ce4"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table:style-name="ce4" office:value-type="string" calcext:value-type="string">
            <text:p>[04] Botella Llusiá J. Síndrome de HELLP y gestosis hemorrágica [HELLP syndrome and hemorrhagic gestosis]. An R Acad Nac Med (Madr). 2002;119(1):163-73; discussion 173-4. Spanish. PMID: 12197203. </text:p>
          </table:table-cell>
          <table:table-cell table:style-name="ce4"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table:style-name="ce4"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table:style-name="ce4" office:value-type="string" calcext:value-type="string">
            <text:p>[16] Gmoshinskiĭ IV, Ermekpaeva RA, Lysikov IuA, Kulakova SN, Mazo VK, Morozov IA. Vliianie zhirovogo komponenta ratsiona na pronitsaemost' dlia makromolekul zashchitnogo bar'era kishki pri éksperimental'noĭ anafilaksii [Effects of dietary fat on permeability of the protective intestinal barrier to macromolecules in experimental anaphylaxis]. Vopr Pitan. 1995;(1):7-11. Russian. PMID: 7653080. </text:p>
          </table:table-cell>
          <table:table-cell table:style-name="ce4" office:value-type="string" calcext:value-type="string">
            <text:p>[18] Hankins GD, Snyder R, Dinh T, Van Hook J, Clark S, Vandelan A. Documentation of amniotic fluid embolism via lung histopathology. Fact or fiction? J Reprod Med. 2002 Dec;47(12):1021-4. PMID: 12516321. </text:p>
          </table:table-cell>
          <table:table-cell table:style-name="ce4" office:value-type="string" calcext:value-type="string">
            <text:p>[22]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28] Rickles FR, Hair GA, Zeff RA, Lee E, Bona RD. Tissue factor expression in human leukocytes and tumor cells. Thromb Haemost. 1995 Jul;74(1):391-5. PMID: 8578492. </text:p>
          </table:table-cell>
          <table:table-cell table:style-name="ce4" office:value-type="string" calcext:value-type="string">
            <text:p>[29] Selye H. A syndrome produced by diverse nocuous agents. 1936. J Neuropsychiatry Clin Neurosci. 1998 Spring;10(2):230-1. doi: 10.1176/jnp.10.2.230a. PMID: 9722327. </text:p>
          </table:table-cell>
          <table:table-cell office:value-type="string" calcext:value-type="string">
            <text:p>[32] Tersenov OA, Mikhaleva IV, Usol'tseva VA, Byshevskiĭ ASh. O svertyvaiushcheĭ aktivnosti okoloplodnykh vod [Coagulative activity of the amniotic fluid]. Akush Ginekol (Mosk). 1989 Jan;(1):43-6. Russian. PMID: 2712221.</text:p>
          </table:table-cell>
          <table:table-cell table:style-name="ce4" office:value-type="string" calcext:value-type="string">
            <text:p>[39] Zacharski LR, Loynes JT. Low-molecular-weight heparin in oncology. Anticancer Res. 2003 May-Jun;23(3C):2789-93. PMID: 12926114. </text:p>
          </table:table-cell>
          <table:table-cell table:number-columns-repeated="16372"/>
        </table:table-row>
        <table:table-row table:style-name="ro4">
          <table:table-cell table:style-name="ce5" office:value-type="string" calcext:value-type="string">
            <text:p><text:a xlink:href="https://github.com/peatysharing/ray_newsletters_with_references/tree/main/Articles/2006%20Bone%20Density%20First%20Do%20No%20Harm" xlink:type="simple">2006 Bone Density First Do No Harm</text:a> </text:p>
          </table:table-cell>
          <table:table-cell table:style-name="ce4" office:value-type="string" calcext:value-type="string">
            <text:p>[01]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table:style-name="ce4" office:value-type="string" calcext:value-type="string">
            <text:p>[16] Michalská D, Zikán V, Stĕpán J, Weichetová M, Kubová V, Krenková J, Masatová A. Rentgenová denzitometrie a ultrasonometrie patní kosti--presnost a srovnání s denzitometrií osového skeletu [X-ray densitometry and ultrasonography of the heel bone--sensitivity and comparison with densitometry of the axial skeleton]. Cas Lek Cesk. 2000 Apr 26;139(8):231-6. Czech. PMID: 10916211. </text:p>
          </table:table-cell>
          <table:table-cell table:style-name="ce4"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table:style-name="ce4" office:value-type="string" calcext:value-type="string">
            <text:p>[21] [31] Schabel F, Zieglauer H. Untersuchungen zur Pathogenese der distalen renalen tubulären Azidose [Investigations on the pathogenesis of distal renal tubular acidosis (author's transl)]. Wien Klin Wochenschr. 1979 Apr 27;91(9):304-7. German. PMID: 36716. </text:p>
          </table:table-cell>
          <table:table-cell table:style-name="ce4"/>
          <table:table-cell table:number-columns-repeated="16376"/>
        </table:table-row>
        <table:table-row table:style-name="ro12">
          <table:table-cell table:style-name="ce5" office:value-type="string" calcext:value-type="string">
            <text:p><text:a xlink:href="https://github.com/peatysharing/ray_newsletters_with_references/tree/main/Articles/2006%20Breast%20Cancer" xlink:type="simple">2006 Breast Cancer</text:a> </text:p>
          </table:table-cell>
          <table:table-cell table:style-name="ce4" office:value-type="string" calcext:value-type="string">
            <text:p>[16] Simon N. Cancer of the breast--induction by radiation and role of mammography. Rev Interam Radiol. 1977 Oct;2(4):199-203. PMID: 145649. </text:p>
          </table:table-cell>
          <table:table-cell table:style-name="ce4" office:value-type="string" calcext:value-type="string">
            <text:p>[18] Strong, Leonell C, Biological Aspects of Cancer and Aging, Oxford, Pergamon Press, 1968. </text:p>
          </table:table-cell>
          <table:table-cell table:style-name="ce4"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4">
          <table:table-cell table:style-name="ce5" office:value-type="string" calcext:value-type="string">
            <text:p><text:a xlink:href="https://github.com/peatysharing/ray_newsletters_with_references/tree/main/Articles/2006%20Caffeine%20A%20vitamin-like%20nutrient%2C%20or%20adaptogen" xlink:type="simple">2006 Caffeine A vitamin-like nutrient, or adaptogen</text:a> </text:p>
          </table:table-cell>
          <table:table-cell table:style-name="ce4"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table:style-name="ce4"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table:style-name="ce4"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table:style-name="ce4" office:value-type="string" calcext:value-type="string">
            <text:p>[13] Nagasawa H, Yasuda M, Sakamoto S, Inatomi H. Suppression by coffee cherry of the growth of spontaneous mammary tumours in SHN mice. Anticancer Res. 1996 Jan-Feb;16(1):151-3. PMID: 8615601. </text:p>
          </table:table-cell>
          <table:table-cell table:style-name="ce4" office:value-type="string" calcext:value-type="string">
            <text:p>[15] Linos A, Linos DA, Vgotza N, Souvatzoglou A, Koutras DA. Does coffee consumption protect against thyroid disease? Acta Chir Scand. 1989 Jun-Jul;155(6-7):317-20. PMID: 2816215. </text:p>
          </table:table-cell>
          <table:table-cell table:style-name="ce4" office:value-type="string" calcext:value-type="string">
            <text:p>[22] Rusakov DIu, Val'dman AV. Primenenie plavatel'nogo testa dlia vyiavleniia antidepressivnoĭ aktivnosti pri odnokratnom i khronicheskom vvedenii veshchestv [Use of the swimming test for demonstrating antidepressive activity of drugs during single and repeated administration]. Farmakol Toksikol. 1983 Sep-Oct;46(5):107-11. Russian. PMID: 6226535. </text:p>
          </table:table-cell>
          <table:table-cell table:style-name="ce4"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table:style-name="ce4" office:value-type="string" calcext:value-type="string">
            <text:p>[34] Wagner JC. Abuse of drugs used to enhance athletic performance. Am J Hosp Pharm. 1989 Oct;46(10):2059-67. PMID: 2683762. </text:p>
          </table:table-cell>
          <table:table-cell table:number-columns-repeated="16375"/>
        </table:table-row>
        <table:table-row table:style-name="ro6">
          <table:table-cell table:style-name="ce5" office:value-type="string" calcext:value-type="string">
            <text:p><text:a xlink:href="https://github.com/peatysharing/ray_newsletters_with_references/tree/main/Articles/2006%20Diabetes%2C%20scleroderma%2C%20oils%20and%20hormones" xlink:type="simple">2006 Diabetes, scleroderma, oils and hormones</text:a> </text:p>
          </table:table-cell>
          <table:table-cell table:style-name="ce4" office:value-type="string" calcext:value-type="string">
            <text:p>[09] Björntorp P. Insulin resistance: the consequence of a neuroendocrine disturbance? Int J Obes Relat Metab Disord. 1995 May;19 Suppl 1:S6-10. PMID: 7550539. </text:p>
          </table:table-cell>
          <table:table-cell table:style-name="ce4" office:value-type="string" calcext:value-type="string">
            <text:p>[1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8] A. M. Kahn and T. Song, "Insulin inhibits dog vascular smooth muscle contraction and lowers Ca++[i] by inhibiting Ca++ influx," J. of Nutrition 125(6 Suppl.), S1732-S1737, 1995. </text:p>
          </table:table-cell>
          <table:table-cell table:style-name="ce4" office:value-type="string" calcext:value-type="string">
            <text:p>[29] F. Kuhlencordt, et al., "Examination of the skeleton in diabetic patients up to age 45," Deutsche med. Wchnschr. 91, 1913-1917, 1966. "Some </text:p>
          </table:table-cell>
          <table:table-cell table:style-name="ce4" office:value-type="string" calcext:value-type="string">
            <text:p>[31] LAZAROW A. Protection against alloxan diabetes. Anat Rec. 1947 Mar;97(3):353. PMID: 20289367. </text:p>
          </table:table-cell>
          <table:table-cell table:style-name="ce4"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6%20Epilepsy%20and%20Progesterone" xlink:type="simple">2006 Epilepsy and Progesterone</text:a> </text:p>
          </table:table-cell>
          <table:table-cell table:style-name="ce4" office:value-type="string" calcext:value-type="string">
            <text:p>[13-B] Bauer J, Hocke A, Elger CE. Katameniale Anfälle--eine Analyse [Catamenial seizures--an analysis]. Nervenarzt. 1995 Oct;66(10):760-9. German. PMID: 7501092. </text:p>
          </table:table-cell>
          <table:table-cell table:style-name="ce4" office:value-type="string" calcext:value-type="string">
            <text:p>[13-C] "Seizure frequency and the menstrual cycle: a clinical study," Epilepsia 22, 242, 1981. </text:p>
          </table:table-cell>
          <table:table-cell table:style-name="ce4"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table:style-name="ce4"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table:style-name="ce4" office:value-type="string" calcext:value-type="string">
            <text:p>[34-B] Murri L, Bonuccelli U, Melis GB. Neuroendocrine evaluation in catamenial epilepsy. Funct Neurol. 1986 Oct-Dec;1(4):399-403. PMID: 3111947. </text:p>
          </table:table-cell>
          <table:table-cell table:style-name="ce4" office:value-type="string" calcext:value-type="string">
            <text:p>[35-A] Balabolkin MI, Karlov VA, Vlasov PN. Rol' zhenskikh polovykh gormonov v patogeneze katamenial'nykh épilepticheskikh pripadkov [The role of the female sex hormones in the pathogenesis of catamenial epileptic seizures]. Ter Arkh. 1994;66(4):68-71. Russian. PMID: 8016736. </text:p>
          </table:table-cell>
          <table:table-cell table:style-name="ce4" office:value-type="string" calcext:value-type="string">
            <text:p>[35-B] Guerreiro CA. Período ovulatório e crises epilépticas [Ovulatory period and epileptic crisis]. Arq Neuropsiquiatr. 1991 Jun;49(2):198-203. Portuguese. doi: 10.1590/s0004-282x1991000200014. PMID: 1810239. </text:p>
          </table:table-cell>
          <table:table-cell table:style-name="ce4" office:value-type="string" calcext:value-type="string">
            <text:p>[44] Iron-binding capacity, total, serum decrease. F. Mora, et al.</text:p>
          </table:table-cell>
          <table:table-cell table:style-name="ce4" office:value-type="string" calcext:value-type="string">
            <text:p>[45] Magnesium, serum, decreased; between seizures. C S Babel, et al </text:p>
          </table:table-cell>
          <table:table-cell table:style-name="ce28" office:value-type="string" calcext:value-type="string">
            <text:p>Prealbumin, CSF, increased, the only protein to increase in epileptics. F. Mora, et al. </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06%20Estrogen%20and%20Osteoporosis" xlink:type="simple">2006 Estrogen and Osteoporosis</text:a> </text:p>
          </table:table-cell>
          <table:table-cell table:style-name="ce4"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table:style-name="ce4" office:value-type="string" calcext:value-type="string">
            <text:p>[09] Murrillo-Uribe A, Delezé-Hinojosa M, Aguirre E, Villa A, Calva J, Cons F, Briseño A, González G, Morales J, Peña H, Guerrero G, Orozco J, Morales G, Elizondo J. Osteoporosis en la mujer postmenopáusica mexicana. Magnitud del problema. Estudio multicéntrico [Osteoporosis in Mexican postmenopausal women. Magnitude of the problem. Multicenter study]. Ginecol Obstet Mex. 1999 May;67:227-33. Spanish. PMID: 10363426. </text:p>
          </table:table-cell>
          <table:table-cell table:style-name="ce4" office:value-type="string" calcext:value-type="string">
            <text:p>[12] Robert R, Spitzer JA. Effects of female hormones (17beta-estradiol and progesterone) on nitric oxide production by alveolar macrophages in rats. Nitric Oxide. 1997;1(6):453-62. doi: 10.1006/niox.1997.0157. PMID: 9466950. </text:p>
          </table:table-cell>
          <table:table-cell table:style-name="ce4" office:value-type="string" calcext:value-type="string">
            <text:p>[20]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79"/>
        </table:table-row>
        <table:table-row table:style-name="ro10">
          <table:table-cell table:style-name="ce5" office:value-type="string" calcext:value-type="string">
            <text:p><text:a xlink:href="https://github.com/peatysharing/ray_newsletters_with_references/tree/main/Articles/2006%20Immunodeficiency%2C%20dioxins%2C%20stress%2C%20and%20the%20hormones" xlink:type="simple">2006 Immunodeficiency, dioxins, stress, and the hormones</text:a> </text:p>
          </table:table-cell>
          <table:table-cell table:style-name="ce4"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table:style-name="ce4" office:value-type="string" calcext:value-type="string">
            <text:p>[11] Käch K, Kossmann T, Trentz O. Nekrotisierende Weichteilinfekte [Necrotizing soft tissue infections]. Unfallchirurg. 1993 Apr;96(4):181-91. German. PMID: 8484137. </text:p>
          </table:table-cell>
          <table:table-cell table:style-name="ce4" office:value-type="string" calcext:value-type="string">
            <text:p>[12] Simonart T, Simonart JM, Schoutens C, Ledoux M, De Dobbeleer G. Epidémiologie et étiopathogénie des fasciites nécrosantes et du syndrome de choc streptococcique [Epidemiology and etiopathogeny of necrotizing fasciitis and streptococcal shock syndrome]. Ann Dermatol Venereol. 1993;120(6-7):469-72. French. PMID: 8279795. </text:p>
          </table:table-cell>
          <table:table-cell table:style-name="ce4" office:value-type="string" calcext:value-type="string">
            <text:p>[22] Krzanowska H, Szołtys M. Preovulatory dynamics of ovarian steroid hormones in two mouse strains differing in the rate of meiotic maturation. Folia Biol (Krakow). 1996;44(3-4):111-6. PMID: 9342935. </text:p>
          </table:table-cell>
          <table:table-cell table:style-name="ce4" office:value-type="string" calcext:value-type="string">
            <text:p>[26] Biokhimiia 1987 Sep;52(9):1501-11 [Activation of lipolysis and ketogenesis in tumor-bearing animals as a reflection of chronic stress states]. Russian</text:p>
          </table:table-cell>
          <table:table-cell table:style-name="ce4" office:value-type="string" calcext:value-type="string">
            <text:p>[27]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28] Shelepov VP, Pasha-zade GR, Chekulaev VA, Shapot VS. Vzaimosviaz' narusheniĭ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table:style-name="ce4" office:value-type="string" calcext:value-type="string">
            <text:p>[36] Hendrickse RG. Clinical implications of food contaminated by aflatoxins. Ann Acad Med Singap. 1991 Jan;20(1):84-90. PMID: 2029170. </text:p>
          </table:table-cell>
          <table:table-cell table:style-name="ce4" office:value-type="string" calcext:value-type="string">
            <text:p>[42] Talal N, Dang H, Ahmed SA, Kraig E, Fischbach M. Interleukin 2, T cell receptor and sex hormone studies in autoimmune mice. J Rheumatol Suppl. 1987 Jun;14 Suppl 13:21-5. PMID: 3112377. </text:p>
          </table:table-cell>
          <table:table-cell table:style-name="ce4" office:value-type="string" calcext:value-type="string">
            <text:p>[49] Malpuech-Brugère C, Kuryszko J, Nowacki W, Rock E, Rayssiguier Y, Mazur A. Early morphological and immunological alterations in the spleen during magnesium deficiency in the rat. Magnes Res. 1998 Sep;11(3):161-9. PMID: 9800684. </text:p>
          </table:table-cell>
          <table:table-cell table:style-name="ce4"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2"/>
        </table:table-row>
        <table:table-row table:style-name="ro12">
          <table:table-cell table:style-name="ce5" office:value-type="string" calcext:value-type="string">
            <text:p><text:a xlink:href="https://github.com/peatysharing/ray_newsletters_with_references/tree/main/Articles/2006%20Iron's%20Dangers" xlink:type="simple">2006 Iron's Dangers</text:a> </text:p>
          </table:table-cell>
          <table:table-cell table:style-name="ce28" office:value-type="string" calcext:value-type="string">
            <text:p>[02] Ozsoylu S. Lipid peroxidation in iron deficiency anemia. Acta Haematol. 1994;91(3):170. doi: 10.1159/000204327. PMID: 8091940. </text:p>
          </table:table-cell>
          <table:table-cell office:value-type="string" calcext:value-type="string">
            <text:p>[06] Chiao JJ, Kirschner RE, Fantini GA. Iron delocalization occurs during ischemia and persists on reoxygenation of skeletal muscle. J Lab Clin Med. 1994 Sep;124(3):432-8. PMID: 8083587.</text:p>
          </table:table-cell>
          <table:table-cell table:style-name="ce4" office:value-type="string" calcext:value-type="string">
            <text:p>[07] Choi JH, Kim DW, Yu B. Modulation of age-related alterations of iron, ferritin, and lipid peroxidation in rat brain synaptosomes. J Nutr Health Aging. 1998;2(3):133-7. PMID: 10995054. </text:p>
          </table:table-cell>
          <table:table-cell table:style-name="ce4" office:value-type="string" calcext:value-type="string">
            <text:p>[21] Savoiardo M, Girotti F, Strada L, Ciceri E. Magnetic resonance imaging in progressive supranuclear palsy and other parkinsonian disorders. J Neural Transm Suppl. 1994;42:93-110. doi: 10.1007/978-3-7091-6641-3_8. PMID: 7964700. </text:p>
          </table:table-cell>
          <table:table-cell table:style-name="ce4"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table:style-name="ce4" office:value-type="string" calcext:value-type="string">
            <text:p>[26] Transfusions: Amer. J. of Surgery 155, p. 43, 1988. </text:p>
          </table:table-cell>
          <table:table-cell table:style-name="ce4" office:value-type="string" calcext:value-type="string">
            <text:p>[27]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28] Sullivan, J. (1981). Iron and the sex difference in heart disease risk. The Lancet, 317(8233), 1293-1294. </text:p>
          </table:table-cell>
          <table:table-cell table:style-name="ce4" office:value-type="string" calcext:value-type="string">
            <text:p>[29]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0] Stevens, Richard G., et al. "Body iron stores and the risk of cancer." New England Journal of Medicine 319.16 (1988): 1047-1052. </text:p>
          </table:table-cell>
          <table:table-cell table:style-name="ce4"/>
          <table:table-cell table:number-columns-repeated="16371"/>
        </table:table-row>
        <table:table-row table:style-name="ro12">
          <table:table-cell table:style-name="ce5" office:value-type="string" calcext:value-type="string">
            <text:p><text:a xlink:href="https://github.com/peatysharing/ray_newsletters_with_references/tree/main/Articles/2006%20Menopause%20and%20its%20causes" xlink:type="simple">2006 Menopause and its causes</text:a> </text:p>
          </table:table-cell>
          <table:table-cell table:style-name="ce4" office:value-type="string" calcext:value-type="string">
            <text:p>[01] L. C. Strong, Biological Aspects of Cancer and Aging, Pergamon Press, 1968. </text:p>
          </table:table-cell>
          <table:table-cell table:style-name="ce4" office:value-type="string" calcext:value-type="string">
            <text:p>[03] Wilson PW, Garrison RJ, Castelli WP. Postmenopausal estrogen use, cigarette smoking, and cardiovascular morbidity in women over 50. The Framingham Study. N Engl J Med. 1985 Oct 24;313(17):1038-43. doi: 10.1056/NEJM198510243131702. PMID: 2995808. </text:p>
          </table:table-cell>
          <table:table-cell table:style-name="ce4"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table:style-name="ce4" office:value-type="string" calcext:value-type="string">
            <text:p>[06] T. I. Belova, "Structural damage to the mesencephalic reticular formation induced by immobilization stress," Bull. Exp. Biol. &amp; Med. 108(7), 126030, 1989 </text:p>
          </table:table-cell>
          <table:table-cell table:style-name="ce4"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06%20Oils%20in%20Context" xlink:type="simple">2006 Oils in Context</text:a> </text:p>
          </table:table-cell>
          <table:table-cell table:style-name="ce4"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table:style-name="ce4" office:value-type="string" calcext:value-type="string">
            <text:p>[09] Abuirmeileh, N. M., "The effect of dietary fats on liver mitochondrial fatty acid profiles in the rat," Dirasat (Ser.): Nat. Sci. (Univ. Jordan) 7(2), 51-7, 1980. </text:p>
          </table:table-cell>
          <table:table-cell table:style-name="ce4" office:value-type="string" calcext:value-type="string">
            <text:p>[11] Vladimirov YA, Olenev VI, Suslova TB, Cheremisina ZP. Lipid peroxidation in mitochondrial membrane. Adv Lipid Res. 1980;17:173-249. doi: 10.1016/b978-0-12-024917-6.50011-2. PMID: 6992527. </text:p>
          </table:table-cell>
          <table:table-cell table:style-name="ce4" office:value-type="string" calcext:value-type="string">
            <text:p>[23] Prof. Ray Wolfe, "Chemistry of nutrients and world food," Univ. of Ore. Chem. 121, October 16, 1986. </text:p>
          </table:table-cell>
          <table:table-cell table:style-name="ce4" office:value-type="string" calcext:value-type="string">
            <text:p>[47] Lankin, V. Z., and E. A. Neifakh, Izv. Akad. Nauk SSR, Ser. Biol. 2, 263. : Izv Akad Nauk SSSR Biol 1968 Mar-Apr;2:263-8 [Higher fatty acids in the process of malignant growth].[Article in Russian] </text:p>
          </table:table-cell>
          <table:table-cell table:style-name="ce4" office:value-type="string" calcext:value-type="string">
            <text:p>[48] Slater TF. Lipid peroxidation. Biochem Soc Trans. 1982 Apr;10(2):70-1. doi: 10.1042/bst0100070. PMID: 6802689. </text:p>
          </table:table-cell>
          <table:table-cell table:style-name="ce4" office:value-type="string" calcext:value-type="string">
            <text:p>[49-B] , "Le fonction immunologique et le cancer," Ann. Biol. XVI95-6), 271-6, 1977 </text:p>
          </table:table-cell>
          <table:table-cell table:style-name="ce4" office:value-type="string" calcext:value-type="string">
            <text:p>[49-C] Vladimirov YA, Olenev VI, Suslova TB, Cheremisina ZP. Lipid peroxidation in mitochondrial membrane. Adv Lipid Res. 1980;17:173-249. doi: 10.1016/b978-0-12-024917-6.50011-2. PMID: 6992527. </text:p>
          </table:table-cell>
          <table:table-cell table:style-name="ce4" office:value-type="string" calcext:value-type="string">
            <text:p>[51] Jurkowski JJ, Cave WT Jr. Dietary effects of menhaden oil on the growth and membrane lipid composition of rat mammary tumors. J Natl Cancer Inst. 1985 May;74(5):1145-50. PMID: 3858582. </text:p>
          </table:table-cell>
          <table:table-cell table:style-name="ce4"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table:style-name="ce4" office:value-type="string" calcext:value-type="string">
            <text:p>[70-C] Harman D. Lipofuscin and ceroid formation: the cellular recycling system. Adv Exp Med Biol. 1989;266:3-15. doi: 10.1007/978-1-4899-5339-1_1. PMID: 2486157. </text:p>
          </table:table-cell>
          <table:table-cell table:style-name="ce4" office:value-type="string" calcext:value-type="string">
            <text:p>[76] Laitinen, M., et al., "Effects of dietary cholesterol feeding on the membranes of liver ce ls and on the cholesterol metabolism in the rat," Int. J. Bioch. 14(3), 239 41, 1982 </text:p>
          </table:table-cell>
          <table:table-cell table:style-name="ce4" office:value-type="string" calcext:value-type="string">
            <text:p>[80] Tarayre JP, Delhon A, Lauressergues H, Stenger A, Barbara M, Bru M, Villanova G, Caillol V, Aliaga M. Action anti-oedémateuse d'un extrait hexanique de drupes de Serenoa repens Bartr [Anti-edematous action of a hexane extract of the stone fruit of Serenoa repens Bartr]. Ann Pharm Fr. 1983;41(6):559-70. French. PMID: 6677168. </text:p>
          </table:table-cell>
          <table:table-cell table:number-columns-repeated="16370"/>
        </table:table-row>
        <table:table-row table:style-name="ro9">
          <table:table-cell table:style-name="ce5" office:value-type="string" calcext:value-type="string">
            <text:p><text:a xlink:href="https://github.com/peatysharing/ray_newsletters_with_references/tree/main/Articles/2006%20Osteoporosis%2C%20harmful%20calcification%2C%20and%20nervemuscle%20malfunctions" xlink:type="simple">2006 Osteoporosis, harmful calcification, and nervemusc</text:a> </text:p>
          </table:table-cell>
          <table:table-cell table:style-name="ce4" office:value-type="string" calcext:value-type="string">
            <text:p>[02] Bushinsky DA. Acidosis and bone. Miner Electrolyte Metab. 1994;20(1-2):40-52. PMID: 8202051. </text:p>
          </table:table-cell>
          <table:table-cell table:style-name="ce4" office:value-type="string" calcext:value-type="string">
            <text:p>[04-B] A. H. Knell, I. J. Fairchild, and K. Swett, Palaios 8, 512-525, 1993. (Late proterozoic ocean was supersaturated with calcium carbonate.)</text:p>
          </table:table-cell>
          <table:table-cell table:style-name="ce4" office:value-type="string" calcext:value-type="string">
            <text:p>[05-A] Dallemagne, M. J. "Acquisitions recentes dans Ie domaine de la biochimie de 1'os." Acta Physiother. RheumatoI. Belg 3 (1947): 77. </text:p>
          </table:table-cell>
          <table:table-cell table:style-name="ce28" office:value-type="string" calcext:value-type="string">
            <text:p>[07-B] P. S. Dannies, "Control of prolactin production by estrogen," chapter 9, p. 289-310, in Biochemical Actions of Hormones XII, Academic Press, 1985. </text:p>
          </table:table-cell>
          <table:table-cell table:style-name="ce4" office:value-type="string" calcext:value-type="string">
            <text:p>[07-D] Nencioni, T. O. R. Q. U. A. T. O., and F. I. L. I. P. P. O. Polvani. "Rationale for the use of calcitonin in the prevention of postmenopausal osteoporosis." Calcitonin: Chemistry, physiology, pharmacology and clinical aspects. Elsevier Amsterdam, 1984. 297-305. </text:p>
          </table:table-cell>
          <table:table-cell office:value-type="string" calcext:value-type="string">
            <text:p>[08-A] Johnston Jr, C. C., et al. "Age-related bone loss." Osteoporosis II (1979): 91-100.</text:p>
            <text:p/>
          </table:table-cell>
          <table:table-cell table:style-name="ce4" office:value-type="string" calcext:value-type="string">
            <text:p>[14-A] Silberberg, M., and R. Silberberg. "Effect of progesterone on growing cartilage and bone in immature guinea pigs." (1941): 85- </text:p>
          </table:table-cell>
          <table:table-cell table:style-name="ce4" office:value-type="string" calcext:value-type="string">
            <text:p>[15-B] Carpenter, K. L. H., et al. "Production of ceroid and oxidized lipids by macrophages in vitro." Lipofuscin-1987: State of the Art. Budapest: Akademlal Kiado Amsterdam: Elsevier Science (1988): 245-268. </text:p>
          </table:table-cell>
          <table:table-cell table:style-name="ce4" office:value-type="string" calcext:value-type="string">
            <text:p>[17] S. M. Plotnikov, et al., "Anxiety, atherogenesis, and antioxidant protection: Clinico-pathogenetic relationships," Bull. Exp. Biol. &amp; Medicine 117(2), 221, 1994 </text:p>
          </table:table-cell>
          <table:table-cell table:style-name="ce4" office:value-type="string" calcext:value-type="string">
            <text:p>[22-B] Toussirot E, Kremer P, Benmansour A, Wendling D. Giant calcification in soft tissue after shoulder corticosteroid injection. J Rheumatol. 1996 Jan;23(1):181-2. PMID: 8838530. </text:p>
          </table:table-cell>
          <table:table-cell table:style-name="ce4" office:value-type="string" calcext:value-type="string">
            <text:p>[27-B] Etcharry-Bouyx F, Ceccaldi M, Poncet M, Pellissier JF. Maladie de Fahr et mitochondriopathie [Fahr's disease and mitochondrial myopathy]. Rev Neurol (Paris). 1995 Dec;151(12):731-3. French. PMID: 8787104. </text:p>
          </table:table-cell>
          <table:table-cell table:style-name="ce4" office:value-type="string" calcext:value-type="string">
            <text:p>[30-A] J. P. Bonjour and R. Rizzoli, "Inadequate protein intake and osteoporosis: Possible involvement of the IGF system,:" Nutritional Aspects of Osteoporosis '84, Challenges of Mod. Med. 7, 399-406, 1995. </text:p>
          </table:table-cell>
          <table:table-cell table:style-name="ce4" office:value-type="string" calcext:value-type="string">
            <text:p>[33-A] Sauer GR, Genge BR, Wu LN, Donachy JE. A facilitative role for carbonic anhydrase activity in matrix vesicle mineralization. Bone Miner. 1994 Jul;26(1):69-79. doi: 10.1016/s0169-6009(08)80163-8. PMID: 7950506. </text:p>
          </table:table-cell>
          <table:table-cell table:style-name="ce4" office:value-type="string" calcext:value-type="string">
            <text:p>[33-B] Reichart E, Claudon F, Sablière S. Le stockage carbonique dans divers organes au cours de l'hypercapnie chronique expérimentale [CO2 storage in various organs during chronic experimental hypercapnia (author's transl)]. Bull Eur Physiopathol Respir. 1976 Jan-Feb;12(1):19-32. French. PMID: 1016773. </text:p>
          </table:table-cell>
          <table:table-cell table:style-name="ce4" office:value-type="string" calcext:value-type="string">
            <text:p>[34-C] Gulyĭ MF. O roli uglekisloty i ammoniĭnogo azota v reguliatsii obemna veshchestv i fiziologicheskikh funktsiĭ u geterotrofnykh organizmov [Role of carbonic acid and ammonium nitrogen in regulation of metabolism and physiological function in heterotrophic organisms]. Ukr Biokhim Zh (1978). 1980 Mar-Apr;52(2):141-5. Russian. PMID: 6770510. </text:p>
          </table:table-cell>
          <table:table-cell table:style-name="ce4"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style-name="ce4" office:value-type="string" calcext:value-type="string">
            <text:p>[37] Rasmussen UF, Rasmussen HN, Andersen AJ, Fogd Jørgensen P, Quistorff B. Characterization of mitochondria from pig muscle: higher activity of exo-NADH oxidase in animals suffering from malignant hyperthermia. Biochem J. 1996 Apr 15;315 ( Pt 2)(Pt 2):659-63. doi: 10.1042/bj3150659. PMID: 8615844; PMCID: PMC1217247. </text:p>
          </table:table-cell>
          <table:table-cell table:number-columns-repeated="16366"/>
        </table:table-row>
        <table:table-row table:style-name="ro13">
          <table:table-cell table:style-name="ce5" office:value-type="string" calcext:value-type="string">
            <text:p><text:a xlink:href="https://github.com/peatysharing/ray_newsletters_with_references/tree/main/Articles/2006%20The%20problem%20of%20Alzheimer's%20disease%20as%20a%20clue%20to%20immortality" xlink:type="simple">2006 The problem of Alzheimer's disease as a clue to immortality</text:a></text:p>
          </table:table-cell>
          <table:table-cell table:style-name="ce4" office:value-type="string" calcext:value-type="string">
            <text:p>[05] A. I. Zotin, "Aging and rejuvenation from the standpoint of the thermodynamics of irreversible processes," Priroda 9, 49-55, 1970. </text:p>
          </table:table-cell>
          <table:table-cell table:style-name="ce4" office:value-type="string" calcext:value-type="string">
            <text:p>[06] Tikhomirova MM, Vatti KV, Mamon LA, Barabanova LV, Kutskova IuA. Mekhanizmy, obespechivaiushchie ustoĭchivost' geneticheskogo materiala kletki k stressovym vozdeĭstviiam [Mechanisms ensuring the resistance of the genetic material of the cell to stress exposures]. Genetika. 1994 Aug;30(8):1097-104. Russian. PMID: 7995514. </text:p>
          </table:table-cell>
          <table:table-cell table:style-name="ce4"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table:style-name="ce4" office:value-type="string" calcext:value-type="string">
            <text:p>[09] Olney JW. Excitotoxins in foods. Neurotoxicology. 1994 Fall;15(3):535-44. PMID: 7854587. </text:p>
          </table:table-cell>
          <table:table-cell table:style-name="ce4" office:value-type="string" calcext:value-type="string">
            <text:p>[10] Savolainen K, Hirvonen MR, Naarala J. Phosphoinositide second messengers in cholinergic excitotoxicity. Neurotoxicology. 1994 Fall;15(3):493-502. PMID: 7854583. </text:p>
          </table:table-cell>
          <table:table-cell table:style-name="ce4" office:value-type="string" calcext:value-type="string">
            <text:p>[11] L. N. Simanovskiy and Zh. A. Chotoyev, "The effect of hypoxia on glycogenolysis and glycolysis rates in the rat brain," Zhurnal Evolyutsionnoy Biokhimii i Fiziologii 6(5), 577-579, 1970 </text:p>
          </table:table-cell>
          <table:table-cell table:style-name="ce4" office:value-type="string" calcext:value-type="string">
            <text:p>[12] Ye. Sadovskiy, "For the prolongation of human life," Sovetskaya Belorussiya 23, page 4, Dec. 1970. "...the accumulation of </text:p>
          </table:table-cell>
          <table:table-cell table:style-name="ce4" office:value-type="string" calcext:value-type="string">
            <text:p>[29-B] Nogues R, Sitges-Serra A, Sancho JJ, Sanz F, Monne J, Girvent M, Gubern JM. Influence of nutrition, thyroid hormones, and rectal temperature on in-hospital mortality of elderly patients with acute illness. Am J Clin Nutr. 1995 Mar;61(3):597-602. doi: 10.1093/ajcn/61.3.597. Erratum in: Am J Clin Nutr 1995 Sep;62(3):649. PMID: 7872226. </text:p>
          </table:table-cell>
          <table:table-cell table:style-name="ce4"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34-B] Frye CA, Sturgis JD. Neurosteroids affect spatial/reference, working, and long-term memory of female rats. Neurobiol Learn Mem. 1995 Jul;64(1):83-96. doi: 10.1006/nlme.1995.1046. PMID: 7582815. </text:p>
          </table:table-cell>
          <table:table-cell table:style-name="ce4" office:value-type="string" calcext:value-type="string">
            <text:p>[41-B] Sirotkin AV. Direct influence of melatonin on steroid, nonapeptide hormones, and cyclic nucleotide secretion by granulosa cells isolated from porcine ovaries. J Pineal Res. 1994 Oct;17(3):112-7. doi: 10.1111/j.1600-079x.1994.tb00121.x. PMID: 7897582. </text:p>
          </table:table-cell>
          <table:table-cell table:style-name="ce4" office:value-type="string" calcext:value-type="string">
            <text:p>[41-C] Sapolsky RM. Glucocorticoid toxicity in the hippocampus: reversal by supplementation with brain fuels. J Neurosci. 1986 Aug;6(8):2240-4. doi: 10.1523/JNEUROSCI.06-08-02240.1986. PMID: 3746406; PMCID: PMC6568753. </text:p>
          </table:table-cell>
          <table:table-cell table:style-name="ce4" office:value-type="string" calcext:value-type="string">
            <text:p>[41-D] Sapolsky RM. Glucocorticoids, hippocampal damage and the glutamatergic synapse. Prog Brain Res. 1990;86:13-23. doi: 10.1016/s0079-6123(08)63163-5. PMID: 1982366. </text:p>
          </table:table-cell>
          <table:table-cell table:style-name="ce4" office:value-type="string" calcext:value-type="string">
            <text:p>[41-E] Schwartz, Michal, et al. "GROWTH-ASSOCIATED TRIGGERING FACTORS AND CENTRAL-NERVOUS-SYSTEM REGENERATION." Trophic Factors And The Nervous System 3 (1990): 47-56. </text:p>
          </table:table-cell>
          <table:table-cell table:style-name="ce4" office:value-type="string" calcext:value-type="string">
            <text:p>[41-F] Ordway RW, Singer JJ, Walsh JV Jr. Direct regulation of ion channels by fatty acids. Trends Neurosci. 1991 Mar;14(3):96-100. doi: 10.1016/0166-2236(91)90069-7. PMID: 1709540. </text:p>
          </table:table-cell>
          <table:table-cell table:style-name="ce4"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43-B] Rafael J, Patzelt J, Schäfer H, Elmadfa I. The effect of essential fatty acid deficiency on basal respiration and function of liver mitochondria in rats. J Nutr. 1984 Feb;114(2):255-62. doi: 10.1093/jn/114.2.255. PMID: 6693988. </text:p>
          </table:table-cell>
          <table:table-cell table:style-name="ce4" office:value-type="string" calcext:value-type="string">
            <text:p>[44-B] Nagy, Imre Zs. "Semiconduction of proteins as an attribute of the living state: the ideas of Albert Szent-Györgyi revisited in light of the recent knowledge regarding oxygen free radicals." Experimental gerontology 30.3-4 (1995): 327-335. </text:p>
          </table:table-cell>
          <table:table-cell table:style-name="ce4" office:value-type="string" calcext:value-type="string">
            <text:p>[57] ASCHHEIM, PIERRE. "Aging in the hypothalamichypophyseal ovarian axis in the rat." Hypothalamus, pituitary and aging (1976): 376-418. </text:p>
          </table:table-cell>
          <table:table-cell table:style-name="ce4" office:value-type="string" calcext:value-type="string">
            <text:p>[62] Williams DL, Wong JS, Wissig SL, Hamilton RL. Cell surface "blanket" of apolipoprotein E on rat adrenocortical cells. J Lipid Res. 1995 Apr;36(4):745-58. PMID: 7616121. </text:p>
          </table:table-cell>
          <table:table-cell table:style-name="ce4" office:value-type="string" calcext:value-type="string">
            <text:p>[64] Robel P, Young J, Corpéchot C, Mayo W, Perché F, Haug M, Simon H, Baulieu EE. Biosynthesis and assay of neurosteroids in rats and mice: functional correlates. J Steroid Biochem Mol Biol. 1995 Jun;53(1-6):355-60. doi: 10.1016/0960-0760(95)00074-a. PMID: 7626480. </text:p>
          </table:table-cell>
          <table:table-cell table:style-name="ce4"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table:style-name="ce4" office:value-type="string" calcext:value-type="string">
            <text:p>[66] Trooster, W. J., et al. "Treatment of acute experimental allergic encephalomyelitis in the lewis rat with the sex-hormone progesterone." International journal of immunopathology and pharmacology 7.3 (1994): 183-192. </text:p>
          </table:table-cell>
          <table:table-cell office:value-type="string" calcext:value-type="string">
            <text:p>[83] Pasquini JM, Adamo AM. Thyroid hormones and the central nervous system. Dev Neurosci. 1994;16(1-2):1-8. doi: 10.1159/000112080. PMID: 7867512.</text:p>
            <text:p/>
          </table:table-cell>
          <table:table-cell table:style-name="ce4" office:value-type="string" calcext:value-type="string">
            <text:p>[84] Martínez M, Hernanz A, Ferrándiz ML, De Juan E, Sevila I, Martínez N, Miquel J. Glucose deprivation increases aspartic acid release from synaptosomes of aged mice. Brain Res. 1995 Feb 27;673(1):149-52. doi: 10.1016/0006-8993(94)01423-f. PMID: 7757468. </text:p>
          </table:table-cell>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table:style-name="ce4"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97] . K. Clinton, et al., "The combined effects of dietary fat and estrogen on survival, 7,12-dimethyl- benz(a)-anthracene induced breast cancer and prolactin metabolism in rats," J. Nutr. 125(5), 1192-1204, 1995. </text:p>
          </table:table-cell>
          <table:table-cell table:style-name="ce4" office:value-type="string" calcext:value-type="string">
            <text:p>[104] Chan PH, Fishman RA. Brain edema: induction in cortical slices by polyunsaturated fatty acids. Science. 1978 Jul 28;201(4353):358-60. doi: 10.1126/science.663662. PMID: 663662. </text:p>
          </table:table-cell>
          <table:table-cell office:value-type="string" calcext:value-type="string">
            <text:p>[116] Court, Jennifer A., and Elaine K. Perry. "CNS Nicotinic Receptors: Possible Therapeutic Targets in Neurodegenerative Disorders." CNS Drugs 2.3 (1994): 216-233.</text:p>
          </table:table-cell>
          <table:table-cell office:value-type="string" calcext:value-type="string">
            <text:p>[121] Sviridov OV. Novoe svoĭstvo izvestnykh belkov: spetsificheskoe sviazyvanie tireoidnykh gormonov apolipoproteinami plazmy cheloveka [A new property of known proteins: specific binding of thyroid hormones by human plasma apolipoproteins]. Biokhimiia. 1994 May;59(5):625-38. Russian. PMID: 8043689.</text:p>
            <text:p/>
          </table:table-cell>
          <table:table-cell table:style-name="ce4" office:value-type="string" calcext:value-type="string">
            <text:p>[126] Loeb, Leo, V. Suntzeff, and E. L. Burns. "Changes in the nature of the stroma in vagina, cervix and uterus of the mouse produced by long-continued injections of estrogen and by advancing age." The American Journal of Cancer 35.2 (1939): 159-174. </text:p>
          </table:table-cell>
          <table:table-cell office:value-type="string" calcext:value-type="string">
            <text:p>[127] Loeb L, Suntzeff V, Burns EL. THE EFFECTS OF AGE AND ESTROGEN ON THE STROMA OF VAGINA, CERVIX AND UTERUS IN THE MOUSE. Science. 1938 Nov 4;88(2288):432-3. doi: 10.1126/science.88.2288.432. PMID: 17752344.</text:p>
            <text:p/>
          </table:table-cell>
          <table:table-cell table:style-name="ce4" office:value-type="string" calcext:value-type="string">
            <text:p>[128] Rossmanith WG. Gonadotropin secretion during aging in women: review article. Exp Gerontol. 1995 May-Aug;30(3-4):369-81. doi: 10.1016/0531-5565(94)00030-7. PMID: 7556515. </text:p>
          </table:table-cell>
          <table:table-cell table:style-name="ce4" office:value-type="string" calcext:value-type="string">
            <text:p>[129] Brawer JR, Schipper H, Naftolin F. Ovary-dependent degeneration in the hypothalamic arcuate nucleus. Endocrinology. 1980 Jul;107(1):274-9. doi: 10.1210/endo-107-1-274. PMID: 7189710. </text:p>
          </table:table-cell>
          <table:table-cell table:style-name="ce4" office:value-type="string" calcext:value-type="string">
            <text:p>[130] Desjardins GC, Beaudet A, Meaney MJ, Brawer JR. Estrogen-induced hypothalamic beta-endorphin neuron loss: a possible model of hypothalamic aging. Exp Gerontol. 1995 May-Aug;30(3-4):253-67. doi: 10.1016/0531-5565(94)00040-a. PMID: 7556506. </text:p>
          </table:table-cell>
          <table:table-cell table:style-name="ce4" office:value-type="string" calcext:value-type="string">
            <text:p>[131] Melis GB, Paoletti AM, Gambacciani M, Mais V, Fioretti P. Evidence that estrogens inhibit LH secretion through opioids in postmenopausal women using naloxone. Neuroendocrinology. 1984 Jul;39(1):60-3. doi: 10.1159/000123956. PMID: 6087184. </text:p>
          </table:table-cell>
          <table:table-cell table:style-name="ce4" office:value-type="string" calcext:value-type="string">
            <text:p>[132] Sipe HJ Jr, Jordan SJ, Hanna PM, Mason RP. The metabolism of 17 beta-estradiol by lactoperoxidase: a possible source of oxidative stress in breast cancer. Carcinogenesis. 1994 Nov;15(11):2637-43. doi: 10.1093/carcin/15.11.2637. PMID: 7955118. </text:p>
          </table:table-cell>
          <table:table-cell table:style-name="ce4" office:value-type="string" calcext:value-type="string">
            <text:p>[133] Santagati S, Melcangi RC, Celotti F, Martini L, Maggi A. Estrogen receptor is expressed in different types of glial cells in culture. J Neurochem. 1994 Dec;63(6):2058-64. doi: 10.1046/j.1471-4159.1994.63062058.x. PMID: 7964723. </text:p>
          </table:table-cell>
          <table:table-cell table:style-name="ce4" office:value-type="string" calcext:value-type="string">
            <text:p>[134] Liu D, Li L. Prostaglandin F2 alpha rises in response to hydroxyl radical generated in vivo. Free Radic Biol Med. 1995 Mar;18(3):571-6. doi: 10.1016/0891-5849(94)00154-c. PMID: 9101249. </text:p>
          </table:table-cell>
          <table:table-cell table:style-name="ce4" office:value-type="string" calcext:value-type="string">
            <text:p>[135] Owens J Jr, Schwartzkroin PA. Suppression of evoked IPSPs by arachidonic acid and prostaglandin F2 alpha. Brain Res. 1995 Sep 11;691(1-2):223-8. doi: 10.1016/0006-8993(95)00405-f. PMID: 8590057. </text:p>
          </table:table-cell>
          <table:table-cell table:style-name="ce4" office:value-type="string" calcext:value-type="string">
            <text:p>[136] Quail EA, Yeoh GC. The effect of iron status on glyceraldehyde 3-phosphate dehydrogenase expression in rat liver. FEBS Lett. 1995 Feb 13;359(2-3):126-8. doi: 10.1016/0014-5793(95)00023-3. PMID: 7867783. </text:p>
          </table:table-cell>
          <table:table-cell table:style-name="ce4" office:value-type="string" calcext:value-type="string">
            <text:p>[137] Liehr JG, Ricci MJ, Jefcoate CR, Hannigan EV, Hokanson JA, Zhu BT. 4-Hydroxylation of estradiol by human uterine myometrium and myoma microsomes: implications for the mechanism of uterine tumorigenesis. Proc Natl Acad Sci U S A. 1995 Sep 26;92(20):9220-4. doi: 10.1073/pnas.92.20.9220. PMID: 7568105; PMCID: PMC40956. </text:p>
          </table:table-cell>
          <table:table-cell table:style-name="ce4" office:value-type="string" calcext:value-type="string">
            <text:p>[138] Liehr JG, Roy D. Free radical generation by redox cycling of estrogens. Free Radic Biol Med. 1990;8(4):415-23. doi: 10.1016/0891-5849(90)90108-u. PMID: 2199344. </text:p>
          </table:table-cell>
          <table:table-cell table:style-name="ce4" office:value-type="string" calcext:value-type="string">
            <text:p>[139] Fourrier, Francois, et al. "Sex steroid hormones in circulatory shock, sepsis syndrome, and septic shock." Circulatory shock 43.4 (1994): 171-178. </text:p>
          </table:table-cell>
          <table:table-cell table:number-columns-repeated="16338"/>
        </table:table-row>
        <table:table-row table:style-name="ro9">
          <table:table-cell table:style-name="ce5" office:value-type="string" calcext:value-type="string">
            <text:p><text:a xlink:href="https://github.com/peatysharing/ray_newsletters_with_references/tree/main/Articles/2006%20The%20transparency%20of%20life%20Cataracts%20as%20a%20model%20of%20age-related%20disease" xlink:type="simple">2006 The transparency of life Cataracts as a model of age</text:a>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 Oftalmologicheskii zhurnal 32.3 (1977): 221-222.</text:p>
            <text:p/>
          </table:table-cell>
          <table:table-cell table:style-name="ce4" office:value-type="string" calcext:value-type="string">
            <text:p>[11] Avarachan PJ, Rawal UM. State of electrolytes, osmotic balance and the activity of ATPase in the lenses of selenite--induced cataracts. Indian J Ophthalmol. 1987;35(5-6):210-3. PMID: 2977778. </text:p>
          </table:table-cell>
          <table:table-cell table:style-name="ce4"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 Biofizika 30.4 (1985): 671-674.</text:p>
            <text:p/>
            <text:p/>
          </table:table-cell>
          <table:table-cell office:value-type="string" calcext:value-type="string">
            <text:p>[27] Hightower KR, Reddy VN. Ca++-induced cataract. Invest Ophthalmol Vis Sci. 1982 Feb;22(2):263-7. PMID: 7056640.</text:p>
            <text:p/>
          </table:table-cell>
          <table:table-cell table:style-name="ce4" office:value-type="string" calcext:value-type="string">
            <text:p>[28] Larionov, L. N. "Use of pyrimidine bases and ATP for conservative treatment of early cataracts." Oftalmologicheskii zhurnal 32.3 (1977): 221-222. </text:p>
          </table:table-cell>
          <table:table-cell table:style-name="ce4" office:value-type="string" calcext:value-type="string">
            <text:p>[29] Tsubota K, Laing RA, Kenyon KR. Noninvasive measurements of pyridine nucleotide and flavoprotein in the lens. Invest Ophthalmol Vis Sci. 1987 May;28(5):785-9. PMID: 3570689. </text:p>
          </table:table-cell>
          <table:table-cell office:value-type="string" calcext:value-type="string">
            <text:p>[30] Laursen AB. Concentrations of some ribonucleotides, L-lactate, and pyruvate in human senile cataractous lenses with special reference to anterior capsular/subcapsular opacity. Acta Ophthalmol (Copenh). 1976 Dec;54(6):677-92. doi: 10.1111/j.1755-3768.1976.tb01787.x. PMID: 990018.</text:p>
            <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06%20Thyroid%20Therapies%2C%20Confusion%2C%20and%20Fraud" xlink:type="simple">2006 Thyroid Therapies, Confusion, and Fraud</text:a> </text:p>
          </table:table-cell>
          <table:table-cell table:style-name="ce4" office:value-type="string" calcext:value-type="string">
            <text:p>[18] Novik V, Cárdenas IE, González R, Peña M, López Moreno JM. Insuficiencia cardíaca grave como complicación de hipotiroidismo primario [Severe cardiac failure as complication of primary hypothyroidism]. Rev Med Chil. 1996 Oct;124(10):1248-50. Spanish. PMID: 9239915. </text:p>
          </table:table-cell>
          <table:table-cell table:style-name="ce4" office:value-type="string" calcext:value-type="string">
            <text:p>[21] Azimova ShS, Umarova GD, Petrova OS, Tukhtaev KR, Abdukarimov A. O prirode retseptorov tireoidnykh gormonov. Translokatsiia tireoidnykh gormonov cherez plazmaticheskuiu membranu [The nature of thyroid hormone receptors. Translocation of thyroid hormones through plasma membranes]. Biokhimiia. 1984 Aug;49(8):1350-6. Russian. PMID: 6093898. </text:p>
          </table:table-cell>
          <table:table-cell table:number-columns-repeated="16381"/>
        </table:table-row>
        <table:table-row table:style-name="ro4">
          <table:table-cell table:style-name="ce5" office:value-type="string" calcext:value-type="string">
            <text:p><text:a xlink:href="https://github.com/peatysharing/ray_newsletters_with_references/tree/main/Articles/2006%20Tryptophan%2C%20serotonin%2C%20and%20aging" xlink:type="simple">2006 Tryptophan, serotonin, and aging</text:a> </text:p>
          </table:table-cell>
          <table:table-cell table:style-name="ce4" office:value-type="string" calcext:value-type="string">
            <text:p>[11] Chaouloff F. Effects of acute physical exercise on central serotonergic systems. Med Sci Sports Exerc. 1997 Jan;29(1):58-62. doi: 10.1097/00005768-199701000-00009. PMID: 9000156. </text:p>
          </table:table-cell>
          <table:table-cell table:style-name="ce4"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table:style-name="ce4" office:value-type="string" calcext:value-type="string">
            <text:p>[20] Gross B, Ronen N, Honigman S, Livne E. Tryptophan toxicity--time and dose response in rats. Adv Exp Med Biol. 1999;467:507-16. PMID: 10721094. </text:p>
          </table:table-cell>
          <table:table-cell table:style-name="ce4" office:value-type="string" calcext:value-type="string">
            <text:p>[21] Gusev EI, Skvortsova VI, Komissarova IA, Dambinova SA, Raevskiĭ KS, Alekseev AA, Bashkatova VG, Kovalenko AV, Kudrin VS, Iakovleva EV. Neĭroprotektivnoe deĭstvie glitsina v ostrom periode ishemicheskogo insul'ta [Neuroprotective effects of glycine in the acute period of ischemic stroke]. Zh Nevrol Psikhiatr Im S S Korsakova. 1999;99(2):12-20. Russian. PMID: 10081129. </text:p>
          </table:table-cell>
          <table:table-cell table:style-name="ce4" office:value-type="string" calcext:value-type="string">
            <text:p>[26] Hernández-Rodríguez J, Chagoya G. Brain serotonin synthesis and Na+,K+-ATPase activity are increased postnatally after prenatal administration of L-tryptophan. Brain Res. 1986 Mar;390(2):221-6. doi: 10.1016/s0006-8993(86)80230-x. PMID: 3006868. </text:p>
          </table:table-cell>
          <table:table-cell table:style-name="ce4" office:value-type="string" calcext:value-type="string">
            <text:p>[32] Levine ME, Duffy LK. Seasonal variation of the amino acid, L-tryptophan, in interior Alaska. Int J Circumpolar Health. 1998;57 Suppl 1:386-8. PMID: 10093312. </text:p>
          </table:table-cell>
          <table:table-cell table:number-columns-repeated="16377"/>
        </table:table-row>
        <table:table-row table:style-name="ro7">
          <table:table-cell table:style-name="ce5" office:value-type="string" calcext:value-type="string">
            <text:p><text:a xlink:href="https://github.com/peatysharing/ray_newsletters_with_references/tree/main/Articles/2006%20Unsaturated%20Vegetable%20Oils%20Toxic" xlink:type="simple">2006 Unsaturated Vegetable Oils Toxic</text:a> </text:p>
          </table:table-cell>
          <table:table-cell table:style-name="ce4" office:value-type="string" calcext:value-type="string">
            <text:p>[03] Britton RS, Bacon BR. Role of free radicals in liver diseases and hepatic fibrosis. Hepatogastroenterology. 1994 Aug;41(4):343-8. PMID: 7959569. </text:p>
          </table:table-cell>
          <table:table-cell table:style-name="ce4" office:value-type="string" calcext:value-type="string">
            <text:p>[13] Gutteridge JM. Antioxidants, nutritional supplements and life-threatening diseases. Br J Biomed Sci. 1994 Sep;51(3):288-95. PMID: 7881327. </text:p>
          </table:table-cell>
          <table:table-cell table:style-name="ce28" office:value-type="string" calcext:value-type="string">
            <text:p>[15] Hartroft, W. S., and E. A. Porta. "Ceroid pigments." chapter VIII in Present Knowledge in Nutrition, 3rd Edition, Nutrition Foundation, NY (1967).</text:p>
          </table:table-cell>
          <table:table-cell table:style-name="ce4"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table:style-name="ce4" office:value-type="string" calcext:value-type="string">
            <text:p>[19] Johnston PV. Dietary fat, eicosanoids, and immunity. Adv Lipid Res. 1985;21:103-41. doi: 10.1016/b978-0-12-024921-3.50010-1. PMID: 3895844. </text:p>
          </table:table-cell>
          <table:table-cell table:style-name="ce4" office:value-type="string" calcext:value-type="string">
            <text:p>[22] J. K. G. Kramer, et al., Lipids 17, p.372, 1983. </text:p>
          </table:table-cell>
          <table:table-cell table:number-columns-repeated="16376"/>
        </table:table-row>
        <table:table-row table:style-name="ro12">
          <table:table-cell table:style-name="ce5" office:value-type="string" calcext:value-type="string">
            <text:p><text:a xlink:href="https://github.com/peatysharing/ray_newsletters_with_references/tree/main/Articles/2006%20Vegetables%2C%20etc.%20—%20Who%20Defines%20Food" xlink:type="simple">2006 Vegetables, etc. — Who Defines Food</text:a> </text:p>
          </table:table-cell>
          <table:table-cell table:style-name="ce4" office:value-type="string" calcext:value-type="string">
            <text:p>[04] Balachandran B, Sivaswamy SN, Sivaramakrishnan VM. Genotoxic effects of some foods &amp; food components in Swiss mice. Indian J Med Res. 1991 Oct;94:378-83. PMID: 1794895. </text:p>
          </table:table-cell>
          <table:table-cell table:style-name="ce4" office:value-type="string" calcext:value-type="string">
            <text:p>[05] Zusman I. Comparative anticancer effects of vaccination and dietary factors on experimentally-induced cancers. In Vivo. 1998 Nov-Dec;12(6):675-89. PMID: 9891232. </text:p>
          </table:table-cell>
          <table:table-cell table:style-name="ce28" office:value-type="string" calcext:value-type="string">
            <text:p>[15] Pan, X. Y. "Comparison of the cytotoxic effect of fresh garlic, diallyl trisulfide, 5-fluorouracil (5-FU), mitomycin C (MMC) and Cis-DDP on two lines of gastric cancer cells." Zhonghua zhong liu za zhi [Chinese journal of oncology] 7.2 (1985): 103-105. </text:p>
          </table:table-cell>
          <table:table-cell table:style-name="ce28"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3">
          <table:table-cell table:style-name="ce5" office:value-type="string" calcext:value-type="string">
            <text:p><text:a xlink:href="https://github.com/peatysharing/ray_newsletters_with_references/tree/main/Articles/2006%20Vitamin%20E%20Estrogen%20antagonist%2C%20energy%20promoter%2C%20and%20anti-inflammatory" xlink:type="simple">2006 Vitamin E Estrogen antagonist, energy promoter, a</text:a> </text:p>
          </table:table-cell>
          <table:table-cell table:style-name="ce4" office:value-type="string" calcext:value-type="string">
            <text:p>[09] Davidson J. Attempts to overcome anti-nutritive factors in field beans (Vicia faba L) and field peas (Pisum sativum) fed in diets to laying hens. Proc Nutr Soc. 1977 Sep;36(2):51A. PMID: 905287. </text:p>
          </table:table-cell>
          <table:table-cell table:style-name="ce4" office:value-type="string" calcext:value-type="string">
            <text:p>[11] JL, Lepe Zúñiga. "Jaundice caused by microangiopathic hemolysis associated to septicemia in the newborn." Boletín Médico del Hospital Infantil de México 37.3 (1980): 457-467. </text:p>
          </table:table-cell>
          <table:table-cell table:style-name="ce28" office:value-type="string" calcext:value-type="string">
            <text:p>[14] Hughes PE, Tove SB. Occurrence of alpha-tocopherolquinone and alpha-tocopherolquinol in microorganisms. J Bacteriol. 1982 Sep;151(3):1397-402. doi: 10.1128/jb.151.3.1397-1402.1982. PMID: 6809730; PMCID: PMC220420. </text:p>
          </table:table-cell>
          <table:table-cell table:style-name="ce4" office:value-type="string" calcext:value-type="string">
            <text:p>[26] Parkhomets, V. P., S. B. Silonov, and H. V. Donchenko. "Effect of alpha-tocopherol, tocopheryl quinone and other complexes with tocopherol-binding proteins on the activity of enzymes metabolizing arachidonic acid." Ukrains' kyi Biokhimichnyi Zhurnal (1999) 73.1 (2001): 43-47. </text:p>
          </table:table-cell>
          <table:table-cell table:style-name="ce4" office:value-type="string" calcext:value-type="string">
            <text:p>[27] Patzelt-Wenczler R. Einfluss von Vitamin E auf dis Synthese von ungesättigten Fettsäuren [Effect of vitamin E on the synthesis of polyunsaturated fatty acids (author's transl)]. Int J Vitam Nutr Res. 1981;51(1):26-33. German. PMID: 7239794. </text:p>
          </table:table-cell>
          <table:table-cell table:style-name="ce4" office:value-type="string" calcext:value-type="string">
            <text:p>[31] Simon-Schnass I, Korniszewski L. The influence of vitamin E on rheological parameters in high altitude mountaineers. Int J Vitam Nutr Res. 1990;60(1):26-34. PMID: 2387667.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7%20BSE%20—%20mad%20cow%20—%20scrapie%2C%20etc.%20Stimulated%20amyloid%20degeneration%20and%20the%20toxic%20fats" xlink:type="simple">2007 BSE — mad cow — scrapie, etc. Stimulated amyloi</text:a> </text:p>
          </table:table-cell>
          <table:table-cell table:style-name="ce4" office:value-type="string" calcext:value-type="string">
            <text:p>[03] Anderson RE. Disseminated amyloidosis in germfree mice. Spontaneous prevalence, relationship to ionizing radiation and pathogenetic implications. Am J Pathol. 1971 Oct;65(1):43-50. PMID: 5109976; PMCID: PMC2047519. </text:p>
          </table:table-cell>
          <table:table-cell table:style-name="ce4"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table:style-name="ce4" office:value-type="string" calcext:value-type="string">
            <text:p>[22] Exner M, Susani M, Witztum JL, Hovorka A, Curtiss LK, Spitzauer S, Kerjaschki D. Lipoproteins accumulate in immune deposits and are modified by lipid peroxidation in passive Heymann nephritis. Am J Pathol. 1996 Oct;149(4):1313-20. PMID: 8863678; PMCID: PMC1865180. </text:p>
          </table:table-cell>
          <table:table-cell table:style-name="ce4" office:value-type="string" calcext:value-type="string">
            <text:p>[49] Harris C. A lipofuscin-like pigment in the kidneys of estrogen-treated rats. Arch Pathol. 1966 Oct;82(4):353-5. PMID: 5954049. </text:p>
          </table:table-cell>
          <table:table-cell table:style-name="ce4"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table:style-name="ce4" office:value-type="string" calcext:value-type="string">
            <text:p>[57] Mandybur TJ, Gore I. Amyloid in late postradiation necrosis of brain. J Neuropathol Exp Neurol. 1968 Jan;27(1):157-8. PMID: 5656571. </text:p>
          </table:table-cell>
          <table:table-cell table:style-name="ce4" office:value-type="string" calcext:value-type="string">
            <text:p>[69] Savolainen K, Hirvonen MR, Naarala J. Phosphoinositide second messengers in cholinergic excitotoxicity. Neurotoxicology. 1994 Fall;15(3):493-502. PMID: 7854583. </text:p>
          </table:table-cell>
          <table:table-cell table:style-name="ce4" office:value-type="string" calcext:value-type="string">
            <text:p>[71] Annual Meeting of the American Psychological Association, New York, New York, September 3, 1979, "Fallout and the Decline of Scholastic Aptitude Scores," Ernest Sternglass and Stephen Bell. </text:p>
          </table:table-cell>
          <table:table-cell table:style-name="ce4" office:value-type="string" calcext:value-type="string">
            <text:p>[75] Wilson DM, Binder LI. Free fatty acids stimulate the polymerization of tau and amyloid beta peptides. In vitro evidence for a common effector of pathogenesis in Alzheimer's disease. Am J Pathol. 1997 Jun;150(6):2181-95. PMID: 9176408; PMCID: PMC1858305. </text:p>
          </table:table-cell>
          <table:table-cell table:number-columns-repeated="16374"/>
        </table:table-row>
        <table:table-row table:style-name="ro4">
          <table:table-cell table:style-name="ce5" office:value-type="string" calcext:value-type="string">
            <text:p><text:a xlink:href="https://github.com/peatysharing/ray_newsletters_with_references/tree/main/Articles/2007%20Cholesterol%2C%20longevity%2C%20intelligence%2C%20and%20health" xlink:type="simple">2007 Cholesterol, longevity, intelligence, and health</text:a> </text:p>
          </table:table-cell>
          <table:table-cell table:style-name="ce4" office:value-type="string" calcext:value-type="string">
            <text:p>[04] Allen DR, Browse NL, Rutt DL, Butler L, Fletcher C. The effect of cigarette smoke, nicotine, and carbon monoxide on the permeability of the arterial wall. J Vasc Surg. 1988 Jan;7(1):139-52. PMID: 3336120. </text:p>
          </table:table-cell>
          <table:table-cell table:style-name="ce4" office:value-type="string" calcext:value-type="string">
            <text:p>[05] Ziegler's Beitrage, 1913, lvi, 379; 1914, lvii, 201. Anitschkow, N.N. </text:p>
          </table:table-cell>
          <table:table-cell office:value-type="string" calcext:value-type="string">
            <text:p>[07] Baev, V. I., et al. "The unknown physiological role of carbon dioxide." Fiziologicheskiĭ zhurnal imeni IM Sechenova/Rossiĭskaia akademiia nauk. 81.2 (1995): 47-52.</text:p>
            <text:p/>
            <text:p/>
          </table:table-cell>
          <table:table-cell table:style-name="ce4" office:value-type="string" calcext:value-type="string">
            <text:p>[12] Burlakova EB. Molekuliarnye mekhanizym deĭstviia antioksidantov pri lechenii serdechno-sosudistykh zabolevaniĭ [Molecular mechanisms of the action of antioxidants in treating cardiovascular diseases]. Kardiologiia. 1980 Aug;20(8):48-52. Russian. PMID: 7412096. </text:p>
          </table:table-cell>
          <table:table-cell table:style-name="ce4" office:value-type="string" calcext:value-type="string">
            <text:p>[20] Feng ZH, Cheng S. [Relationship between oxysterols and atherosclerosis]. Sheng Li Ke Xue Jin Zhan. 1999 Jan;30(1):23-8. Chinese. PMID: 12532844. </text:p>
          </table:table-cell>
          <table:table-cell table:style-name="ce4"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table:style-name="ce4"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table:style-name="ce4" office:value-type="string" calcext:value-type="string">
            <text:p>[68] Voskresenskiĭ ON, Vitt VV. Izmeneniia v arterial'noĭ stenke krolikov pri dlitel'nom kormlenii ikh nativnym i okislennym zhirom (k voprosu o beskholesterinovoĭ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9">
          <table:table-cell table:style-name="ce5" office:value-type="string" calcext:value-type="string">
            <text:p><text:a xlink:href="https://github.com/peatysharing/ray_newsletters_with_references/tree/main/Articles/2007%20Eclampsia%20in%20the%20Real%20Organism%20A%20Paradigm%20of%20General%20Distress%20Applicable%20in%20Infants%2C%20Adults%2C%20Etc" xlink:type="simple">2007 Eclampsia in the Real Organism A Paradigm of General Distress Applicable in Infants, Adults, Etc</text:a> </text:p>
          </table:table-cell>
          <table:table-cell table:style-name="ce4" office:value-type="string" calcext:value-type="string">
            <text:p>[02] Chase A. The great pellagra cover-up: eugenics v. poor white trash. Psychol Today. 1975 Feb;8(9):82-6. PMID: 11661227. </text:p>
          </table:table-cell>
          <table:table-cell table:style-name="ce4" office:value-type="string" calcext:value-type="string">
            <text:p>[03] Prevention Handbook, Natl. Assoc. for Retarded Citizens, 1974. </text:p>
          </table:table-cell>
          <table:table-cell table:style-name="ce4" office:value-type="string" calcext:value-type="string">
            <text:p>[09] D. Shanklin and J. Hodin, Maternal Nutrition and Child Health, C. C. Thomas, 1978. </text:p>
          </table:table-cell>
          <table:table-cell table:style-name="ce4" office:value-type="string" calcext:value-type="string">
            <text:p>[10] H.H. Reese, H. A. Paskind, and E. L. Sevringhaus, 1936 Year Book of Neurology, Psychiatry and Endocrinology, Year Book Publishers, Chicago, 1937 </text:p>
          </table:table-cell>
          <table:table-cell table:style-name="ce4"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table:style-name="ce4" office:value-type="string" calcext:value-type="string">
            <text:p>[12] "Albumin concentration can be used for mild preeclampsia," Obstet. Gynecol. News, October 1, 1974. </text:p>
          </table:table-cell>
          <table:table-cell table:style-name="ce4" office:value-type="string" calcext:value-type="string">
            <text:p>[15] "Plasma volume 'a clue' to hypertension risks," Obstet. Gynecol. Observer, August/September, 1975. </text:p>
          </table:table-cell>
          <table:table-cell table:style-name="ce4" office:value-type="string" calcext:value-type="string">
            <text:p>[18] Müller C, Obhof W, Druschky KF, Ulmer HU. Reversible bilaterale Veränderungen im zerebralen Kernspintomogramm bei Eklampsie [Reversible bilateral changes in cerebral proton-spin tomography in eclampsia]. Dtsch Med Wochenschr. 1996 Sep 27;121(39):1184-8. German. doi: 10.1055/s-2008-1043124. PMID: 8925743. </text:p>
          </table:table-cell>
          <table:table-cell table:style-name="ce4" office:value-type="string" calcext:value-type="string">
            <text:p>[19] Uzan S, Merviel P, Beaufils M, Bréart G, Salat-Baroux J. Aspirine pendant la grossesse indications et modalités de prescription après la publication des derniers essais [Aspirin during pregnancy. Indications and modalities of prescription after the publication of the later trials]. Presse Med. 1996 Jan 6-13;25(1):31-6. French. PMID: 8728890. </text:p>
          </table:table-cell>
          <table:table-cell table:style-name="ce4" office:value-type="string" calcext:value-type="string">
            <text:p>[22] Sibai BM. An aspirin a day to prevent prematurity. Clin Perinatol. 1992 Jun;19(2):305-17. PMID: 1617877. </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07%20Estrogen%2C%20progesterone%2C%20and%20cancer%20Conflicts%20of%20interest%20in%20regulation%20and%20product%20promotion" xlink:type="simple">2007 Estrogen, progesterone, and cancer Conflicts of int</text:a> </text:p>
          </table:table-cell>
          <table:table-cell table:style-name="ce4" office:value-type="string" calcext:value-type="string">
            <text:p>[01] National Toxicology Program (US). Annual Report on Carcinogens: Summary. US Department of Health and Human Services, Public Health Service, 1998. </text:p>
          </table:table-cell>
          <table:table-cell table:style-name="ce4" office:value-type="string" calcext:value-type="string">
            <text:p>[15] Letter addressed to Dr. Wendell Kilgore from Helen P. Shu, Ph.D., Syntex (U.S.A.) Inc., dated December 3, 1987. </text:p>
          </table:table-cell>
          <table:table-cell table:style-name="ce4" office:value-type="string" calcext:value-type="string">
            <text:p>[16]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18] Brisson, Jacques, Sylvie Bérubé, and Caroline Diorio. "Breast density: a biomarker to better understand and prevent breast cancer." Bulletin du cancer 93.9 (2006): 847-855. </text:p>
          </table:table-cell>
          <table:table-cell table:style-name="ce4" office:value-type="string" calcext:value-type="string">
            <text:p>[28] Formby B, Wiley TS. Progesterone inhibits growth and induces apoptosis in breast cancer cells: inverse effects on Bcl-2 and p53. Ann Clin Lab Sci. 1998 Nov-Dec;28(6):360-9. PMID: 9846203. </text:p>
          </table:table-cell>
          <table:table-cell table:style-name="ce4" office:value-type="string" calcext:value-type="string">
            <text:p>[36] Hu Z, Deng X. [The effect of progesterone on proliferation and apoptosis in ovarian cancer cell]. Zhonghua Fu Chan Ke Za Zhi. 2000 Jul;35(7):423-6. Chinese. PMID: 11776191. </text:p>
          </table:table-cell>
          <table:table-cell table:style-name="ce4"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14">
          <table:table-cell table:style-name="ce5" office:value-type="string" calcext:value-type="string">
            <text:p><text:a xlink:href="https://github.com/peatysharing/ray_newsletters_with_references/tree/main/Articles/2007%20How%20do%20you%20know%20Students%2C%20patients%2C%20and%20discovery" xlink:type="simple">2007 How do you know Students, patients, and discovery</text:a> </text:p>
          </table:table-cell>
          <table:table-cell table:style-name="ce4" office:value-type="string" calcext:value-type="string">
            <text:p>[01] Anokhin, P. K. "Essays on the physiology of functional systems." Medicine 448 (1975): 307-321. </text:p>
          </table:table-cell>
          <table:table-cell table:style-name="ce4" office:value-type="string" calcext:value-type="string">
            <text:p>[02] Anokhin, P. K. "Philosophical aspects of the theory of functional systems: Selected Works." Moscow: Science (1978). </text:p>
          </table:table-cell>
          <table:table-cell table:style-name="ce28" office:value-type="string" calcext:value-type="string">
            <text:p>[03] Anokhin, P. K. "Cybernetics of functional systems." Moscow: Meditsina, p. 400 (1998). </text:p>
          </table:table-cell>
          <table:table-cell table:number-columns-repeated="16380"/>
        </table:table-row>
        <table:table-row table:style-name="ro10">
          <table:table-cell table:style-name="ce5" office:value-type="string" calcext:value-type="string">
            <text:p><text:a xlink:href="https://github.com/peatysharing/ray_newsletters_with_references/tree/main/Articles/2007%20Preventing%20and%20treating%20cancer%20with%20progesterone" xlink:type="simple">2007 Preventing and treating cancer with progesterone</text:a> </text:p>
          </table:table-cell>
          <table:table-cell table:style-name="ce4" office:value-type="string" calcext:value-type="string">
            <text:p>[05]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32] Laborit H, Lamothe C, Thuret F. Action inhibitrice sur la respiration des coupes de tissus du rat (cerveau, foie) d'atmosphères oxygénées sans CO2. Implications physico-pathologiques [The inhibiting effect of atmospheres oxygenated without CO2 on the respiration of rat tissue slices (brain, liver). Physiopathological implications]. Agressologie. 1971;12(2):105-12. French. PMID: 5166324. </text:p>
          </table:table-cell>
          <table:table-cell table:style-name="ce4" office:value-type="string" calcext:value-type="string">
            <text:p>[41] Leo JC, Wang SM, Guo CH, Aw SE, Zhao Y, Li JM, Hui KM, Lin VC. Gene regulation profile reveals consistent anticancer properties of progesterone in hormone-independent breast cancer cells transfected with progesterone receptor. Int J Cancer. 2005 Nov 20;117(4):561-8. doi: 10.1002/ijc.21186. PMID: 15945099. </text:p>
          </table:table-cell>
          <table:table-cell table:style-name="ce4" office:value-type="string" calcext:value-type="string">
            <text:p>[68] Sturtevant FM. Breast cancer and oral contraceptives: critique of the proposition that high potency progestogen products confer excess risk. Biomed Pharmacother. 1984;38(8):371-9. PMID: 6525434. </text:p>
          </table:table-cell>
          <table:table-cell table:style-name="ce4" office:value-type="string" calcext:value-type="string">
            <text:p>[75] Van Vugt DA, Meites J. Influence of endogenous opiates on anterior pituitary function. Fed Proc. 1980 Jun;39(8):2533-8. PMID: 6247213. </text:p>
          </table:table-cell>
          <table:table-cell table:number-columns-repeated="16378"/>
        </table:table-row>
        <table:table-row table:style-name="ro5">
          <table:table-cell table:style-name="ce5" office:value-type="string" calcext:value-type="string">
            <text:p><text:a xlink:href="https://github.com/peatysharing/ray_newsletters_with_references/tree/main/Articles/2007%20Progesterone%20Deceptions" xlink:type="simple">2007 Progesterone Deceptions</text:a> </text:p>
          </table:table-cell>
          <table:table-cell table:style-name="ce4"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12">
          <table:table-cell table:style-name="ce5" office:value-type="string" calcext:value-type="string">
            <text:p><text:a xlink:href="https://github.com/peatysharing/ray_newsletters_with_references/tree/main/Articles/2007%20Progesterone%2C%20not%20estrogen%2C%20is%20the%20coronary%20protection%20factor%20of%20women" xlink:type="simple">2007 Progesterone, not estrogen, is the coronary protec</text:a>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8">
          <table:table-cell table:style-name="ce5" office:value-type="string" calcext:value-type="string">
            <text:p><text:a xlink:href="https://github.com/peatysharing/ray_newsletters_with_references/tree/main/Articles/2007%20RU486%2C%20Cancer%2C%20Estrogen%2C%20and%20Progesterone" xlink:type="simple">2007 RU486, Cancer, Estrogen, and Progesterone</text:a> </text:p>
          </table:table-cell>
          <table:table-cell table:style-name="ce4" office:value-type="string" calcext:value-type="string">
            <text:p>[14] El Etreby MF, Liang Y, Lewis RW. Induction of apoptosis by mifepristone and tamoxifen in human LNCaP prostate cancer cells in culture. Prostate. 2000 Apr 1;43(1):31-42. doi: 10.1002/(sici)1097-0045(20000401)43:1&lt;31::aid-pros5&gt;3.0.co;2-#. PMID: 10725863. </text:p>
          </table:table-cell>
          <table:table-cell table:style-name="ce4" office:value-type="string" calcext:value-type="string">
            <text:p>[16] Formby B, Wiley TS. Progesterone inhibits growth and induces apoptosis in breast cancer cells: inverse effects on Bcl-2 and p53. Ann Clin Lab Sci. 1998 Nov-Dec;28(6):360-9. PMID: 9846203. </text:p>
          </table:table-cell>
          <table:table-cell table:style-name="ce4" office:value-type="string" calcext:value-type="string">
            <text:p>[27] JOLLES B. Progesterone in the treatment of advanced malignant tumours of breast, ovary and uterus. Br J Cancer. 1962 Jun;16(2):209-21. doi: 10.1038/bjc.1962.24. PMID: 14452177; PMCID: PMC2070932. </text:p>
          </table:table-cell>
          <table:table-cell table:style-name="ce4" office:value-type="string" calcext:value-type="string">
            <text:p>[28] Kalinina EV, Novichkova MD, Shcherbak NP, Saprin AN. Ingibiruiushchee deĭstvie progesterona na glutation-s-transferazy P1-1 i ego antiproliferativnyĭ èffekt na kletki linii K562 èritroleĭkemii cheloveka [Inhibitory effect of progesterone P1-1 on glutathione-s-transferase and its antiproliferative effect on human erythroleukemia K562 cells]. Vopr Onkol. 2000;46(1):68-73. Russian. PMID: 10789228. </text:p>
          </table:table-cell>
          <table:table-cell table:style-name="ce4"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8] Macaione S, Ientile R, Lentini M, Di Giorgio RM. Effects of estrogens and progesterone on GABA system in ovariectomized rat retina. Ital J Biochem. 1981 Jul-Aug;30(4):279-89. PMID: 7298312. </text:p>
          </table:table-cell>
          <table:table-cell table:style-name="ce4" office:value-type="string" calcext:value-type="string">
            <text:p>[40] Mauvais-Jarvis P, Gompel A, Malet C, Kuttenn F. Antiestrogènes et prolifération cellulaire mammaire normale humaine [Antiestrogens and normal human breast cell proliferation]. Ann Endocrinol (Paris). 1989;50(3):181-8. French. PMID: 2683973. </text:p>
          </table:table-cell>
          <table:table-cell table:number-columns-repeated="16376"/>
        </table:table-row>
        <table:table-row table:style-name="ro9">
          <table:table-cell table:style-name="ce5" office:value-type="string" calcext:value-type="string">
            <text:p><text:a xlink:href="https://github.com/peatysharing/ray_newsletters_with_references/tree/main/Articles/2007%20Salt%2C%20energy%2C%20metabolic%20rate%2C%20and%20longevity" xlink:type="simple">2007 Salt, energy, metabolic rate, and longevity</text:a> </text:p>
          </table:table-cell>
          <table:table-cell table:style-name="ce4" office:value-type="string" calcext:value-type="string">
            <text:p>[08] Asano Y. Increased cell membrane permeability to Na+ and K+ induced by thyroid hormone in rat skeletal muscle. Experientia Suppl. 1978;32:199-203. doi: 10.1007/978-3-0348-5559-4_22. PMID: 148368. </text:p>
          </table:table-cell>
          <table:table-cell table:style-name="ce4" office:value-type="string" calcext:value-type="string">
            <text:p>[13] Bryant KR, Rothwell NJ, Stock MJ. Influence of sodium intake on thermogenesis and brown adipose tissue in the rat. Int J Obes. 1984;8(3):221-31. PMID: 6086543. </text:p>
          </table:table-cell>
          <table:table-cell table:style-name="ce4" office:value-type="string" calcext:value-type="string">
            <text:p>[14] Cara DC, Malucelli BE. Effect of hyperosmotic sodium chloride solution on vascular permeability and inflammatory edema in rats. Braz J Med Biol Res. 1988;21(2):281-3. PMID: 3144402. </text:p>
          </table:table-cell>
          <table:table-cell table:style-name="ce4" office:value-type="string" calcext:value-type="string">
            <text:p>[15] Chinet A, Friedli C, Seydoux J, Girardier L. Does cytoplasmic alkalinization trigger mitochondrial energy dissipation in the brown adipocyte? Experientia Suppl. 1978;32:25-32. doi: 10.1007/978-3-0348-5559-4_2. PMID: 25782. </text:p>
          </table:table-cell>
          <table:table-cell table:style-name="ce4" office:value-type="string" calcext:value-type="string">
            <text:p>[27] Girardier L, Seydoux J. Tissu adipeux brun, pompe à sodium et thermogénèse [Brown fat, sodium pump and thermogenesis]. J Physiol (Paris). 1972 Oct;65:Suppl:234A. French. PMID: 4649916. </text:p>
          </table:table-cell>
          <table:table-cell table:style-name="ce4" office:value-type="string" calcext:value-type="string">
            <text:p>[38] Junger WG, Liu FC, Loomis WH, Hoyt DB. Hypertonic saline enhances cellular immune function. Circ Shock. 1994 Apr;42(4):190-6. PMID: 8055665. </text:p>
          </table:table-cell>
          <table:table-cell table:style-name="ce4"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table:style-name="ce4" office:value-type="string" calcext:value-type="string">
            <text:p>[47] Levine TB, Cohn JN, Vrobel T, Franciosa JA. High renin in heart failure: a manifestation of hyponatremia. Trans Assoc Am Physicians. 1979;92:203-7. PMID: 398618. </text:p>
          </table:table-cell>
          <table:table-cell table:style-name="ce4" office:value-type="string" calcext:value-type="string">
            <text:p>[49] Luypaert P, Vincent JL, Domb M, Van der Linden P, Blecic S, Azimi G, Bernard A. Fluid resuscitation with hypertonic saline in endotoxic shock. Circ Shock. 1986;20(4):311-20. PMID: 3791579. </text:p>
          </table:table-cell>
          <table:table-cell table:style-name="ce4"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table:style-name="ce4"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table:style-name="ce4" office:value-type="string" calcext:value-type="string">
            <text:p>[89] Tarazi RC. Hemodynamic role of extracellular fluid in hypertension. Circ Res. 1976 Jun;38(6 Suppl 2):73-83. doi: 10.1161/01.res.38.6.73. PMID: 773571. </text:p>
          </table:table-cell>
          <table:table-cell table:number-columns-repeated="16371"/>
        </table:table-row>
        <table:table-row table:style-name="ro3">
          <table:table-cell table:style-name="ce5" office:value-type="string" calcext:value-type="string">
            <text:p><text:a xlink:href="https://github.com/peatysharing/ray_newsletters_with_references/tree/main/Articles/2007%20Stem%20cells%2C%20cell%20culture%2C%20and%20culture%20Issues%20in%20regeneration" xlink:type="simple">2007 Stem cells, cell culture, and culture Issues in regener</text:a> </text:p>
          </table:table-cell>
          <table:table-cell table:style-name="ce4" office:value-type="string" calcext:value-type="string">
            <text:p>[08] Vrach delp. 1937, 20: 803-820. Summary of 20 years' achievements in ophthalmology. Filatov VP. </text:p>
          </table:table-cell>
          <table:table-cell table:style-name="ce4" office:value-type="string" calcext:value-type="string">
            <text:p>[09] Filatov, V. P. "Tissue transplantation in intra-ocular diseases." Vestnik oftal 12 (1938): 107-159. </text:p>
          </table:table-cell>
          <table:table-cell table:style-name="ce4" office:value-type="string" calcext:value-type="string">
            <text:p>[10] Filatov, V. P., and E. A. Verbitska. "Intramuscular injections of cod liver oil in therapy of pigmented retinitis." Med zhur 9 (1937): 847-853. </text:p>
          </table:table-cell>
          <table:table-cell table:style-name="ce28" office:value-type="string" calcext:value-type="string">
            <text:p>FILATOV VP, VERBITSKA VA. The treatment of retinitis pigmentosa with intramuscular injections of cod liver oil. <text:s/>American review of Soviet medicine Vol 3, 1946 Jun; p. 388-95. PMID: 20985825. </text:p>
          </table:table-cell>
          <table:table-cell table:style-name="ce28" office:value-type="string" calcext:value-type="string">
            <text:p>[12] Ibid, “Retinitis pigmentosa.” <text:s/>p.395-7. PMID: 20985826.</text:p>
          </table:table-cell>
          <table:table-cell table:style-name="ce28" office:value-type="string" calcext:value-type="string">
            <text:p>[13] Ibid, “The implantation of preserved placenta in retinitis pigmentosa” p 397. PMID: 20985827.</text:p>
          </table:table-cell>
          <table:table-cell table:style-name="ce4" office:value-type="string" calcext:value-type="string">
            <text:p>[16]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17]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18] He MC, Li J, Zhao CH. [Effect of hypoxia on mesenchymal stem cells - review]. Zhongguo Shi Yan Xue Ye Xue Za Zhi. 2007 Apr;15(2):433-6. Chinese. PMID: 17493364. </text:p>
          </table:table-cell>
          <table:table-cell table:style-name="ce4" office:value-type="string" calcext:value-type="string">
            <text:p>[26] Knopov MSh, Kliasov AV. Zhizn', otdannaia bor'be so slepotoĭ. (k 130-letiiu so dnia rozhdeniia V. P. Filatova) [Life devoted to fight against blindness (on the occasion of the 130th birthday anniversary of V. P. Filatov)]. Vestn Oftalmol. 2005 Jan-Feb;121(1):54-6. Russian. PMID: 15759855. </text:p>
          </table:table-cell>
          <table:table-cell table:style-name="ce4"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table:style-name="ce4" office:value-type="string" calcext:value-type="string">
            <text:p>[34] Doklady AN SSSR 150, 430-433, 1963., "Stimulation of nerve cell reproduction of cerebral cortex in mammals," L. V. Polezhaev and E. N. Karnaukhove </text:p>
          </table:table-cell>
          <table:table-cell table:style-name="ce4"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9">
          <table:table-cell table:style-name="ce5" office:value-type="string" calcext:value-type="string">
            <text:p><text:a xlink:href="https://github.com/peatysharing/ray_newsletters_with_references/tree/main/Articles/2007%20Suitable%20Fats%2C%20Unsuitable%20Fats%20-%20Issues%20in%20Nutrition" xlink:type="simple">2007 Suitable Fats, Unsuitable Fats - Issues in Nutrition</text:a> </text:p>
          </table:table-cell>
          <table:table-cell table:style-name="ce4"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table:style-name="ce4" office:value-type="string" calcext:value-type="string">
            <text:p>[17] Higazi AA, Aziza R, Samara AA, Mayer M. Regulation of fibrinolysis by non-esterified fatty acids. Biochem J. 1994 May 15;300 ( Pt 1)(Pt 1):251-5. doi: 10.1042/bj3000251. PMID: 8198542; PMCID: PMC1138149. </text:p>
          </table:table-cell>
          <table:table-cell table:style-name="ce4" office:value-type="string" calcext:value-type="string">
            <text:p>[29] Mascolo N, Izzo AA, Autore G, Maiello FM, Di Carlo G, Capasso F. Acetic acid-induced colitis in normal and essential fatty acid deficient rats. J Pharmacol Exp Ther. 1995 Jan;272(1):469-75. PMID: 7815363. </text:p>
          </table:table-cell>
          <table:table-cell table:style-name="ce4" office:value-type="string" calcext:value-type="string">
            <text:p>[41] Steerenberg PA, Beekhof PK, Feskens EJ, Lips CJ, Höppener JW, Beems RB. Long-term effect of fish oil diet on basal and stimulated plasma glucose and insulin levels in ob/ob mice. Diabetes Nutr Metab. 2002 Aug;15(4):205-14. PMID: 12416657. </text:p>
          </table:table-cell>
          <table:table-cell table:number-columns-repeated="16379"/>
        </table:table-row>
        <table:table-row table:style-name="ro12">
          <table:table-cell table:style-name="ce5" office:value-type="string" calcext:value-type="string">
            <text:p><text:a xlink:href="https://github.com/peatysharing/ray_newsletters_with_references/tree/main/Articles/2007%20TSH%2C%20temperature%2C%20pulse%20rate%2C%20and%20other%20indicators%20in%20hypothyroidism" xlink:type="simple">2007 TSH, temperature, pulse rate, and other indicators in hypothyroidism</text:a> </text:p>
          </table:table-cell>
          <table:table-cell table:style-name="ce4" office:value-type="string" calcext:value-type="string">
            <text:p>[31] Klein A, Bruser B, Robinson JB, Pinkerton PH, Malkin A. Effect of a non-viral fraction of acquired immunodeficiency syndrome plasma on the vulnerability of lymphocytes to cortisol. J Endocrinol. 1987 Feb;112(2):259-64. doi: 10.1677/joe.0.1120259. PMID: 3493318. </text:p>
          </table:table-cell>
          <table:table-cell table:number-columns-repeated="16382"/>
        </table:table-row>
        <table:table-row table:style-name="ro4">
          <table:table-cell table:style-name="ce5" office:value-type="string" calcext:value-type="string">
            <text:p><text:a xlink:href="https://github.com/peatysharing/ray_newsletters_with_references/tree/main/Articles/2007%20The%20Great%20Fish%20Oil%20Experiment" xlink:type="simple">2007 The Great Fish Oil Experiment</text:a> </text:p>
          </table:table-cell>
          <table:table-cell table:style-name="ce4" office:value-type="string" calcext:value-type="string">
            <text:p>[02] Boeskor A, Gabbiani G. Der Einfluss der Hypophysektomie und der Hormone der Hypophyse auf das Dextranödem der Ratte [Influence of hypophysectomy and pituitary hormones on dextran edema in rats]. Endokrinologie. 1968;53(3):217-21. German. PMID: 4305991. </text:p>
          </table:table-cell>
          <table:table-cell table:style-name="ce4" office:value-type="string" calcext:value-type="string">
            <text:p>[05] Ghawche F, Bordet R, Destée A. Encéphalopathie d'Hashimoto: toxique ou auto-immune? [Hashimoto's encephalopathy: toxic or autoimmune mechanism?]. Rev Neurol (Paris). 1992;148(5):371-3. French. PMID: 1448653. </text:p>
          </table:table-cell>
          <table:table-cell table:style-name="ce4" office:value-type="string" calcext:value-type="string">
            <text:p>[13] Latinville D, Bernardi O, Cougoule JP, Bioulac B, Henry P, Loiseau P, Mauriac L. Thyroïdite d'Hashimoto et encéphalopathie myoclonique. Hypothèses pathogéniques [Hashimoto's thyroiditis and myoclonic encephalopathy. Pathogenic hypothesis]. Rev Neurol (Paris). 1985;141(1):55-8. French. PMID: 3920744. </text:p>
          </table:table-cell>
          <table:table-cell table:style-name="ce4" office:value-type="string" calcext:value-type="string">
            <text:p>[15] McCann SM, Rettori V, Milenkovic L, Jurcovicová J, González MC. Role of monokines in control of anterior pituitary hormone release. Adv Exp Med Biol. 1990;274:315-29. doi: 10.1007/978-1-4684-5799-5_20. PMID: 2239430. </text:p>
          </table:table-cell>
          <table:table-cell table:style-name="ce4" office:value-type="string" calcext:value-type="string">
            <text:p>[19] Mizia-Stec K, Zych F, Widala E. Mastopatia a wole obojetne--wzajemne powiazania [Mastopathy and simple goiter--mutual relationships]. Przegl Lek. 1998;55(5):250-8. Polish. PMID: 9741192. </text:p>
          </table:table-cell>
          <table:table-cell table:style-name="ce4" office:value-type="string" calcext:value-type="string">
            <text:p>[24] Vrancken AF, Braun KP, de Valk HW, Rinkel GJ. Epilepsie, stoornissen van gedrag en bewustzijn bij normale thyroxinewaarden: denk tóch aan de schildklier [Epilepsy, disturbances of behavior and consciousness in presence of normal thyroxine levels: still, consider the thyroid gland]. Ned Tijdschr Geneeskd. 2000 Jan 1;144(1):5-8. Dutch. PMID: 10665296. </text:p>
          </table:table-cell>
          <table:table-cell table:number-columns-repeated="16377"/>
        </table:table-row>
        <table:table-row table:style-name="ro12">
          <table:table-cell table:style-name="ce5" office:value-type="string" calcext:value-type="string">
            <text:p><text:a xlink:href="https://github.com/peatysharing/ray_newsletters_with_references/tree/main/Articles/2008%20Adaptive%20substance%2C%20creative%20regeneration" xlink:type="simple">2008 Adaptive substance, creative regeneration</text:a> </text:p>
          </table:table-cell>
          <table:table-cell table:style-name="ce4" office:value-type="string" calcext:value-type="string">
            <text:p>[08] Cone CD Jr. Autosynchrony and self-induced mitosis in sarcoma cell networks. Acta Cytol. 1969 Oct;13(10):576-82. PMID: 5260008. </text:p>
          </table:table-cell>
          <table:table-cell table:style-name="ce4" office:value-type="string" calcext:value-type="string">
            <text:p>[16] Cutolo M, Masi AT. Circadian rhythms and arthritis. Rheum Dis Clin North Am. 2005 Feb;31(1):115-29, ix-x. doi: 10.1016/j.rdc.2004.09.005. PMID: 15639059. </text:p>
          </table:table-cell>
          <table:table-cell table:style-name="ce4"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8"/>
        </table:table-row>
        <table:table-row table:style-name="ro9">
          <table:table-cell table:style-name="ce5" office:value-type="string" calcext:value-type="string">
            <text:p><text:a xlink:href="https://github.com/peatysharing/ray_newsletters_with_references/tree/main/Articles/2008%20Natural%20Estrogens" xlink:type="simple">2008 Natural Estrogens</text:a> </text:p>
          </table:table-cell>
          <table:table-cell table:style-name="ce4"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table:style-name="ce4" office:value-type="string" calcext:value-type="string">
            <text:p>[07] Grubeck-Loebenstein B, Kletter K, Kiss A, Vierhapper H, Waldhäusl W. Endemische Struma in Osterreich. Ist Jodmangel die primäre Kropfursache? [Endemic goiter in Austria. Is iodine deficiency the primary cause of goiter?]. Schweiz Med Wochenschr. 1982 Oct 30;112(44):1526-30. German. PMID: 7156942. </text:p>
          </table:table-cell>
          <table:table-cell table:style-name="ce4" office:value-type="string" calcext:value-type="string">
            <text:p>[09] Whitten PL, Lewis C, Russell E, Naftolin F. Potential adverse effects of phytoestrogens. J Nutr. 1995 Mar;125(3 Suppl):771S-776S. doi: 10.1093/jn/125.3_Suppl.771S. PMID: 7884563. </text:p>
          </table:table-cell>
          <table:table-cell table:style-name="ce4" office:value-type="string" calcext:value-type="string">
            <text:p>[27] Rubio Lotvin B. Estrógenos de origen vegetal. Actualización [Estrogens of vegetable origin]. Ginecol Obstet Mex. 1998 Mar;66:111-8. Spanish. PMID: 9608188. </text:p>
          </table:table-cell>
          <table:table-cell table:number-columns-repeated="16379"/>
        </table:table-row>
        <table:table-row table:style-name="ro6">
          <table:table-cell table:style-name="ce5" office:value-type="string" calcext:value-type="string">
            <text:p><text:a xlink:href="https://github.com/peatysharing/ray_newsletters_with_references/tree/main/Articles/2009%20Calcium%20and%20Disease%20Hypertension%2C%20organ%20calcification%2C%20%26%20shock%2C%20vs.%20respiratory%20energy" xlink:type="simple">2009 Calcium and Disease Hypertension, organ calcificat</text:a> </text:p>
          </table:table-cell>
          <table:table-cell table:style-name="ce4" office:value-type="string" calcext:value-type="string">
            <text:p>[01] Amann K, Ritz E, Wiest G, Klaus G, Mall G. A role of parathyroid hormone for the activation of cardiac fibroblasts in uremia. J Am Soc Nephrol. 1994 Apr;4(10):1814-9. doi: 10.1681/ASN.V4101814. PMID: 8068880. </text:p>
          </table:table-cell>
          <table:table-cell table:style-name="ce4" office:value-type="string" calcext:value-type="string">
            <text:p>[07]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0] Christensen KA, Myers JT, Swanson JA. pH-dependent regulation of lysosomal calcium in macrophages. J Cell Sci. 2002 Feb 1;115(Pt 3):599-607. doi: 10.1242/jcs.115.3.599. PMID: 11861766. </text:p>
          </table:table-cell>
          <table:table-cell table:style-name="ce4" office:value-type="string" calcext:value-type="string">
            <text:p>[11] Cogen PH, Zimmerman EA. Ovarian steroid hormones and cerebral function. Adv Neurol. 1979;26:123-33. PMID: 42283. </text:p>
          </table:table-cell>
          <table:table-cell table:style-name="ce4" office:value-type="string" calcext:value-type="string">
            <text:p>[14] Dyro FM. Quadriparesis as an unusual manifestation of hypercalcemia. J Maine Med Assoc. 1977 Oct;68(10):370-1. PMID: 908889. </text:p>
          </table:table-cell>
          <table:table-cell table:number-columns-repeated="16378"/>
        </table:table-row>
        <table:table-row table:style-name="ro10">
          <table:table-cell table:style-name="ce5" office:value-type="string" calcext:value-type="string">
            <text:p><text:a xlink:href="https://github.com/peatysharing/ray_newsletters_with_references/tree/main/Articles/2009%20Estrogen%2C%20memory%20and%20heredity%20Imprinting%20and%20the%20stress%20response" xlink:type="simple">2009 Estrogen, memory and heredity Imprinting and</text:a> </text:p>
          </table:table-cell>
          <table:table-cell table:style-name="ce4" office:value-type="string" calcext:value-type="string">
            <text:p>[15] Beliaeva ES, Pasiukova EG, Gvozdev VA. "Adaptivnye transpozitsii" retrotranspozonov v genome Drosophila melanogaster, soprovozdaiushchiesia uvelicheniem presposoblennosti osobeĭ ["Adaptive transposition" of retrotransposons in the Drosophila melanogaster genome accompanying the increase in features of adaptability]. Genetika. 1994 Jun;30(6):725-30. Russian. PMID: 7958784. </text:p>
          </table:table-cell>
          <table:table-cell table:style-name="ce4" office:value-type="string" calcext:value-type="string">
            <text:p>[16] Vasil'eva LA, Ratner VA, Bubenshchikova EV. Stressovaia induktsiia transpozitsiĭ retrotranspozonov drozofily: real'nost' iavleniia, kharakternye osobennosti i vozmozhnaia rol' v bystroĭ évoliutsii [Stress induction of retrotransposon transposition in Drosophila: reality of the phenomenon, characteristic features, possible role in rapid evolution]. Genetika. 1997 Aug;33(8):1083-93. Russian. PMID: 9378300. </text:p>
          </table:table-cell>
          <table:table-cell table:style-name="ce4" office:value-type="string" calcext:value-type="string">
            <text:p>[17] Kanapin AA, Ivanov VA, Il'in IuV. Konservativnye oblasti potentsial'nykh belkovykh produktov ORF1 mobil'nykh élementov i belkov retrovirusov, kodiruemykh genom gag [Conserved regions of potential ORF1 protein products of mobile elements and retroviral proteins, encoded by the gag gene]. Mol Biol (Mosk). 1995 May-Jun;29(3):522-8. Russian. PMID: 8552056. </text:p>
          </table:table-cell>
          <table:table-cell table:style-name="ce4" office:value-type="string" calcext:value-type="string">
            <text:p>[18] Belokhvostov AS, Osipovich VK, Veselova OM, Kolodiazhnaia VA. Analiz DNK retrotranspozonpodobnykh geneticheskikh élementov LINE v plazme krovi krys, podvergshikhsia vozdeĭstviiu élektromagnitnykh voli radiodiapazona [DNA analysis of retroposon-like genetic LINE elements in blood plasma of rats exposed to radio-diapason electromagnetic waves]. Radiats Biol Radioecol. 1995 May-Jun;35(3):356-63. Russian. PMID: 7550893. </text:p>
          </table:table-cell>
          <table:table-cell table:style-name="ce4" office:value-type="string" calcext:value-type="string">
            <text:p>[19] Reznik NL, Zolotova LI, Shuppe NG. Induktsiia virusopodobnykh chastits Tu1 mini-Tu1-élementom v SPT3-mutantom shtamme Saccharomyces cerevisiae [Induction of virus-like particles Tu1 by the mini-Tu1 element in the SPT3 mutant strain of Saccharomyces cerevisiae]. Dokl Akad Nauk. 1995 Jan;340(1):138-40. Russian. PMID: 7703889. </text:p>
          </table:table-cell>
          <table:table-cell table:style-name="ce4"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table:style-name="ce4" office:value-type="string" calcext:value-type="string">
            <text:p>[21] Avedisov SN, Il'in IuV. Ekspressiia tret'eĭ otkrytoĭ ramki schityvaniia retrotranspozona drozofily MDG4, podobno retrovirusnym env-genam, osushchestvliaetsiia cherez splaĭsing [Expression of the third open reading frame of the drosophila MDG4 retrotransposon similar to the retroviral env-genes, occurring through splicing]. Mol Biol (Mosk). 1994 Jul-Aug;28(4):813-21. Russian. PMID: 7990809. </text:p>
          </table:table-cell>
          <table:table-cell table:style-name="ce4" office:value-type="string" calcext:value-type="string">
            <text:p>[23] Glushkova IV, Beliaeva ESp, Gvozdev VA. Podderzhanie chisla kopiĭ retrotranspozona MDG3 v genome Drosophila melanogaster [Maintenance of the copy number of retrotransposon MDG3 in the Drosophila melanogaster genome]. Genetika. 1991 Mar;27(3):404-10. Russian. PMID: 1649781. </text:p>
          </table:table-cell>
          <table:table-cell table:style-name="ce4" office:value-type="string" calcext:value-type="string">
            <text:p>[25] Ratner VA, Amikishiev VG. Analiz motivov funktsional'nykh saĭtov MDG2 v obespechenii ego vozmozhnykh molekuliarnykh funktsiĭ [Analysis of motifs of functional MDG2 sites in assuring its possible molecular functions]. Genetika. 1996 Jul;32(7):902-13. Russian. PMID: 8974911. </text:p>
          </table:table-cell>
          <table:table-cell table:style-name="ce4" office:value-type="string" calcext:value-type="string">
            <text:p>[33] Andrianov BV, Shuppe NG. Tv1--novoe semeĭstvo retrotranspozonov Drosophila virilis [Tv1--a new family of Drosophila virilis retrotransposons]. Genetika. 1994 Apr;30(4):437-44. Russian. PMID: 8045392. </text:p>
          </table:table-cell>
          <table:table-cell table:style-name="ce4" office:value-type="string" calcext:value-type="string">
            <text:p>[34] Gerasimova TI, Ladvishchenko AB, Mogila VA, Georgieva SG, Kiselev SL, Maksymiv DV. Transpozitsionnye vzryvy i khromosomnye perestroĭki v nestabil'nykh liniiakh drozofily [Transpositional bursts and chromosome rearrangements in unstable lines of Drosophila]. Genetika. 1990 Mar;26(3):399-411. Russian. PMID: 1972365. </text:p>
          </table:table-cell>
          <table:table-cell table:style-name="ce4" office:value-type="string" calcext:value-type="string">
            <text:p>[35] Korokhov NP, Pyrinova GB, Kurtsman MIa, Tomsons VP, Salganik RI. Issledovanie prirody éndogennykh retrovirusopodobnykh chastits pecheni krys [Nature of the endogenous retrovirus-like particles of the rat liver]. Eksp Onkol. 1986;8(2):29-32. Russian. PMID: 2421998. </text:p>
          </table:table-cell>
          <table:table-cell table:number-columns-repeated="16371"/>
        </table:table-row>
        <table:table-row table:style-name="ro4">
          <table:table-cell table:style-name="ce5" office:value-type="string" calcext:value-type="string">
            <text:p><text:a xlink:href="https://github.com/peatysharing/ray_newsletters_with_references/tree/main/Articles/2009%20Fats%20and%20degeneration" xlink:type="simple">2009 Fats and degeneration</text:a> </text:p>
          </table:table-cell>
          <table:table-cell table:style-name="ce4" office:value-type="string" calcext:value-type="string">
            <text:p>[05] Barousse AP. Fibromatosis, relaxina y progesterona [Fibromatosis, relaxin and progesterone]. Medicina (B Aires). 1978 Mar-Apr;38(2):215-6. Spanish. PMID: 682940. </text:p>
          </table:table-cell>
          <table:table-cell table:style-name="ce4" office:value-type="string" calcext:value-type="string">
            <text:p>[06] Bilder CR, Barousse AP, Mazure PA. Progesterone as therapy for retroperitoneal fibrosis. Medicina (B Aires). 1985;45(2):159-63. PMID: 3841924. </text:p>
          </table:table-cell>
          <table:table-cell table:style-name="ce4" office:value-type="string" calcext:value-type="string">
            <text:p>[07]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0]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1] Calder PC, Newsholme EA. Influence of antioxidant vitamins on fatty acid inhibition of lymphocyte proliferation. Biochem Mol Biol Int. 1993 Jan;29(1):175-83. PMID: 8490563. </text:p>
          </table:table-cell>
          <table:table-cell table:style-name="ce4"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table:style-name="ce4" office:value-type="string" calcext:value-type="string">
            <text:p>[23] Gupta R, Prakash H. Association of dietary ghee intake with coronary heart disease and risk factor prevalence in rural males. J Indian Med Assoc. 1997 Mar;95(3):67-9, 83. PMID: 9212571. </text:p>
          </table:table-cell>
          <table:table-cell table:style-name="ce4" office:value-type="string" calcext:value-type="string">
            <text:p>[29] Hoffmann H. Zur Altersabhä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table:style-name="ce4" office:value-type="string" calcext:value-type="string">
            <text:p>[33] Bilder CR, Barousse AP, Mazure PA. Progesterone as therapy for retroperitoneal fibrosis. Medicina (B Aires). 1985;45(2):159-63. PMID: 3841924. </text:p>
          </table:table-cell>
          <table:table-cell table:style-name="ce4" office:value-type="string" calcext:value-type="string">
            <text:p>[34] Ip C, Carter CA, Ip MM. Requirement of essential fatty acid for mammary tumorigenesis in the rat. Cancer Res. 1985 May;45(5):1997-2001. PMID: 3921234. </text:p>
          </table:table-cell>
          <table:table-cell table:style-name="ce4" office:value-type="string" calcext:value-type="string">
            <text:p>[37] Krantz S, Lober M. Ubersicht: Hämorrhagische Diathese als Folge einer akuten Einwirkung von ionisierenden Strahlen [Review: hemorrhagic diathesis resulting from acute exposure to ionizing radiation]. Folia Haematol Int Mag Klin Morphol Blutforsch. 1977;104(1):1-10. German. PMID: 69565. </text:p>
          </table:table-cell>
          <table:table-cell table:style-name="ce4" office:value-type="string" calcext:value-type="string">
            <text:p>[39] Lanari A, Molinas FC, Castro Ríos M, Paz RA. Eficaz tratamiento de diversas fibromatosis con progesterona. Mediastinitis fibrosa, tumores desmoides, fibrosis paraneoplásica [Effective treatment of several types of fibromatosis with progesterone. Fibrous mediastinitis, desmoid tumors, paraneoplastic fibrosis]. Medicina (B Aires). 1978 Mar-Apr;38(2):123-32. Spanish. PMID: 682926. </text:p>
          </table:table-cell>
          <table:table-cell table:style-name="ce4" office:value-type="string" calcext:value-type="string">
            <text:p>[40] Lanari A. Progesterona en fibromatosis y en aterosclerosis [Progesterone in fibromatosis and atherosclerosis]. Medicina (B Aires). 1979 Nov-Dec;39(6):826-35. Spanish. PMID: 550047. </text:p>
          </table:table-cell>
          <table:table-cell table:style-name="ce4"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table:style-name="ce4"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table:style-name="ce4" office:value-type="string" calcext:value-type="string">
            <text:p>[61] Pozharisskaia TD, Vasil'eva TP, Sokolova EN, Alekseeva II. K mekhanizmu rasstroĭstv krovoobrashcheniia u zhivotnykh, obluchennykh v bol'shih dozakh [Mechanism of circulatory disorders in animals irradiated at high doses]. Radiobiologiia. 1985 Nov-Dec;25(6):763-7. Russian. PMID: 4080994. </text:p>
          </table:table-cell>
          <table:table-cell table:style-name="ce4" office:value-type="string" calcext:value-type="string">
            <text:p>[68] Smídová L, Base J, Mourek J, Cechová I. Proportion of individual fatty acids in the non-esterified (free) fatty acid (FFA) fraction in the serum of laboratory rats of different ages. Physiol Bohemoslov. 1990;39(2):125-34. PMID: 2144352. </text:p>
          </table:table-cell>
          <table:table-cell table:style-name="ce4" office:value-type="string" calcext:value-type="string">
            <text:p>[70] Staub F, Winkler A, Peters J, Kempski O, Baethmann A. Mechanisms of glial swelling by arachidonic acid. Acta Neurochir Suppl (Wien). 1994;60:20-3. doi: 10.1007/978-3-7091-9334-1_5. PMID: 7976545.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2009%20Gelatin%2C%20stress%2C%20longevity" xlink:type="simple">2009 Gelatin, stress, longevity</text:a> </text:p>
          </table:table-cell>
          <table:table-cell table:style-name="ce4"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table:style-name="ce4" office:value-type="string" calcext:value-type="string">
            <text:p>[08] Rincón J, Greenblatt RB, Schwartz RP. 'Not Cushing's syndrome'. Am Fam Physician. 1979 May;19(5):77-86. PMID: 220864. </text:p>
          </table:table-cell>
          <table:table-cell table:style-name="ce4" office:value-type="string" calcext:value-type="string">
            <text:p>[16] Stamm H. Purpura des Prämenstrums und des Klimakteriums [Purpura of the premenstrum and climacteric]. Thromb Diath Haemorrh Suppl. 1968;30:165-9. German. PMID: 5761048. </text:p>
          </table:table-cell>
          <table:table-cell table:style-name="ce4" office:value-type="string" calcext:value-type="string">
            <text:p>[18] Wang Q. [The roles of estrogen and progestin in epileptogenesis and their mechanisms of action]. Sheng Li Ke Xue Jin Zhan. 2000 Jul;31(3):231-3. Chinese. PMID: 12545710. </text:p>
          </table:table-cell>
          <table:table-cell table:style-name="ce4" office:value-type="string" calcext:value-type="string">
            <text:p>[22] Zaĭdenberg MA, Pisarzhevskiĭ SA, Nosova IM, Kerova AN, Dudnikova GN. Issledovanie reparativnykh protsessov v tkaniakh ran é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8">
          <table:table-cell table:style-name="ce5" office:value-type="string" calcext:value-type="string">
            <text:p><text:a xlink:href="https://github.com/peatysharing/ray_newsletters_with_references/tree/main/Articles/2009%20Glycemia%2C%20starch%2C%20and%20sugar%20in%20context" xlink:type="simple">2009 Glycemia, starch, and sugar in context</text:a> </text:p>
          </table:table-cell>
          <table:table-cell table:style-name="ce4" office:value-type="string" calcext:value-type="string">
            <text:p>[17]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3] Grynberg A. Modifications du métabolisme énergétique cardiaque chez le diabétique [Modifications in myocardial energy metabolism in diabetic patients]]. Diabetes Metab. 2001 Nov;27(5 Pt 2):S12-9. French. PMID: 11910980. </text:p>
          </table:table-cell>
          <table:table-cell table:style-name="ce4"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table:style-name="ce4" office:value-type="string" calcext:value-type="string">
            <text:p>[41] LAZAROW A. Protection against alloxan diabetes. Anat Rec. 1947 Mar;97(3):353. PMID: 20289367. </text:p>
          </table:table-cell>
          <table:table-cell table:style-name="ce4" office:value-type="string" calcext:value-type="string">
            <text:p>[43]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4"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09%20Intelligence%20and%20metabolism" xlink:type="simple">2009 Intelligence and metabolism</text:a> </text:p>
          </table:table-cell>
          <table:table-cell table:style-name="ce4" office:value-type="string" calcext:value-type="string">
            <text:p>[04] Ivan Illich and Etienne Verne, Imprisoned in the global classroom. London, Writers and Readers Publishing Cooperative, 1976. </text:p>
          </table:table-cell>
          <table:table-cell table:style-name="ce4" office:value-type="string" calcext:value-type="string">
            <text:p>[22] Probl Endokrinol (Mosk) 1979 May-Jun;25(3):49-52 [Role of serotonin receptors of the medial-basal hypothalamus in the mechanisms of negative feedback of the hypophyseal-testicular complex]. </text:p>
          </table:table-cell>
          <table:table-cell table:style-name="ce4" office:value-type="string" calcext:value-type="string">
            <text:p>[23] Kamoun A, Delalleau B, Ozun M. Un stimulant de la capture de sérotonine peut-il être un authentique antidépresseur? Résultats d'un essai thérapeutique multicentrique multinational [Can a serotonin uptake agonist be an authentic antidepressant? Results of a multicenter, multinational therapeutic trial]. Encephale. 1994 Sep-Oct;20(5):521-5. French. PMID: 7828515. </text:p>
          </table:table-cell>
          <table:table-cell table:style-name="ce4"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28]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32]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5">
          <table:table-cell table:style-name="ce5" office:value-type="string" calcext:value-type="string">
            <text:p><text:a xlink:href="https://github.com/peatysharing/ray_newsletters_with_references/tree/main/Articles/2009%20Intuitive%20knowledge%20and%20its%20development" xlink:type="simple">2009 Intuitive knowledge and its development</text:a> </text:p>
          </table:table-cell>
          <table:table-cell table:style-name="ce4" office:value-type="string" calcext:value-type="string">
            <text:p>[04] Starchenko MG, Vorob'ev VA, Kliucharev VA, Bekhtereva NP, Medevedev SV. Issledovanie mozgovoĭ organizatsii tvorchestva. Soobshchenie I. Razrabotka psikhologicheskogo testa [The cerebral organization of creativity. I. The development of a psychological test]. Fiziol Cheloveka. 2000 Mar-Apr;26(2):5-9. Russian. PMID: 10816932. </text:p>
          </table:table-cell>
          <table:table-cell table:style-name="ce4" office:value-type="string" calcext:value-type="string">
            <text:p>[05] Vorob'ev VA, Korotkov AD, Pakhomov SV, Rozhdestvenskiĭ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table:style-name="ce4" office:value-type="string" calcext:value-type="string">
            <text:p>[06] Vasilevskii VN. The systemic approach to the stability and plasticity of neurophysiological processes during adaptive brain activity. Neurosci Behav Physiol. 1986 Jul-Aug;16(4):333-9. doi: 10.1007/BF01148177. PMID: 3099225. </text:p>
          </table:table-cell>
          <table:table-cell table:style-name="ce4" office:value-type="string" calcext:value-type="string">
            <text:p>[08] Bekhtereva NP, Gogolitsyn IuL, Pakhomov SV. O fiziologicheskoĭ znachimosti izmeneniĭ chastoty razriadov mozga cheloveka pri odnokratnykh myslitel'nykh aktakh [Physiologic role of changes in the human neuron discharge rate during a single mental act]. Dokl Akad Nauk SSSR. 1986;289(5):1276-80. Russian. PMID: 3769753. </text:p>
          </table:table-cell>
          <table:table-cell table:style-name="ce4" office:value-type="string" calcext:value-type="string">
            <text:p>[09] Bekhtereva NP, Kropotov IuD, Ponomarev VA. Neĭrony-detektory oshibok v podkorkovykh strukturakh mozga cheloveka [Neurons-detectors of errors in subcortical structures of human brain]. Doklady Akademii Nauk SSSR. 1985;285(5):1233-5. Russian. PMID: 4085343. </text:p>
          </table:table-cell>
          <table:table-cell table:style-name="ce4" office:value-type="string" calcext:value-type="string">
            <text:p>[11] Bekhtereva NP, Dambinova SA, Gurchin FA, Smirnov VM, Korol'kov AV, Fiziol Zh SSSR Im I M Sechenova 1984 Aug;70(8):1092-9 [Neurochemical aspects of therapeutic electric stimulation]. </text:p>
          </table:table-cell>
          <table:table-cell table:style-name="ce4" office:value-type="string" calcext:value-type="string">
            <text:p>[12] Bekhtereva NP, Medvedev SV, Krol' EM. Issledovanie sviazannosti distantno raspolozhennykh neĭronakh populiatsiĭ golovnogo mozga cheloveka pri realizatsii myslitel'noĭ deiatel'nosti [Relationships of distantly located neuronal populations in the human brain in the realization of the thinking process]. Fiziol Zh SSSR Im I M Sechenova. 1984 Jul;70(7):892-903. Russian. PMID: 6489565. </text:p>
          </table:table-cell>
          <table:table-cell table:style-name="ce4" office:value-type="string" calcext:value-type="string">
            <text:p>[13] Bekhtereva NP. Ob otrazhenii smyslovykh kharakteristik myslitel'noĭ deitel'nosti v impul'snoĭ aktivnosti neĭronov [Reflection of the semantic characteristics of the thinking process in the impulse activity of neurons]. Fiziol Zh SSSR Im I M Sechenova. 1984 Jul;70(7):881-91. Russian. PMID: 6386545. </text:p>
          </table:table-cell>
          <table:table-cell table:style-name="ce4"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table:style-name="ce4" office:value-type="string" calcext:value-type="string">
            <text:p>[15] Bekhtereva NP, Kambarova DK, Ivanov GG. Cerebral organization of emotional reactions and states. Hum Physiol. 1982 Sep-Oct;8(5):303-16. PMID: 6985254. </text:p>
          </table:table-cell>
          <table:table-cell table:style-name="ce4" office:value-type="string" calcext:value-type="string">
            <text:p>[16] Bekhtereva NP. Bioelectrical correlates of protective mechanisms of the brain. Neurosci Behav Physiol. 1985 Jan-Feb;15(1):27-32. doi: 10.1007/BF01186445. PMID: 3873628. </text:p>
          </table:table-cell>
          <table:table-cell table:style-name="ce4" office:value-type="string" calcext:value-type="string">
            <text:p>[17] Bekhtereva NP. Vozmozhnosti neĭrofiziologii v izuchenii ustoĭchivogo patologicheskogo sostoianiia [Potentials of neurophysiology in the study of a resistant pathological state]. Vestn Akad Med Nauk SSSR. 1979;(7):30-7. Russian. PMID: 539093. </text:p>
          </table:table-cell>
          <table:table-cell table:style-name="ce4" office:value-type="string" calcext:value-type="string">
            <text:p>[19] Bekhtereva NP, Smirnov VM. Mozgovaia organizatsiia émotsiĭ cheloveka [Cerebral organization of human emotions]. Vestn Akad Med Nauk SSSR. 1975;(8):8-19. Russian. PMID: 1080623. </text:p>
          </table:table-cell>
          <table:table-cell table:style-name="ce4" office:value-type="string" calcext:value-type="string">
            <text:p>[20] Bekhtereva NP, Bundzen PV, Kaĭdel VD, David EE. Printsipy organizatsii struktury prostanstvenno-vremennogo koda kratkosrochnoĭ verbal'noĭ pamiati [Principles of the organization of the structure of the space-time code of short-term verbal memory]. Fiziol Zh SSSR Im I M Sechenova. 1973 Dec;59(12):1785-802. Russian. PMID: 4790816. </text:p>
          </table:table-cell>
          <table:table-cell table:style-name="ce4" office:value-type="string" calcext:value-type="string">
            <text:p>[21] Bekhtereva NP, Bondarchuk AN, Smirnov VM, Meliucheva LA. Lechebnye électrostimuliatsii glubokikh struktur mozga [Therapeutic electric stimulation of deep brain structures]. Vopr Neirokhir. 1972 Jan-Feb;36(1):7-12. Russian. PMID: 5013728. </text:p>
          </table:table-cell>
          <table:table-cell table:style-name="ce4" office:value-type="string" calcext:value-type="string">
            <text:p>[22] Bekhtereva NP. Printsipy funktsional'noĭ organizatsii mozga cheloveka [Principles of functional organization of the human brain]. Vestn Akad Med Nauk SSSR. 1972;27(9):43-9. Russian. PMID: 4344853. </text:p>
          </table:table-cell>
          <table:table-cell table:style-name="ce4" office:value-type="string" calcext:value-type="string">
            <text:p>[23] Bekhtereva NP, Bundzen PV, Matveev IuK, Kaplunovskiĭ AS. Funktsional'naia reorganizatsiia aktivnosti neĭronnykh populiatsiĭ mozga cheloveka pri kratkovremennoĭ verbal'noĭ pamiati [Functional reorganization of the activity of human brain neuron populations during short-term verbal memory]. Fiziol Zh SSSR Im I M Sechenova. 1971 Dec;57(12):1745-61. Russian. PMID: 4334295. </text:p>
          </table:table-cell>
          <table:table-cell table:number-columns-repeated="16366"/>
        </table:table-row>
        <table:table-row table:style-name="ro6">
          <table:table-cell table:style-name="ce5" office:value-type="string" calcext:value-type="string">
            <text:p><text:a xlink:href="https://github.com/peatysharing/ray_newsletters_with_references/tree/main/Articles/2009%20Lactate%20vs.%20CO2%20in%20wounds%2C%20sickness%2C%20and%20aging%3B%20the%20other%20approach%20to%20cancer" xlink:type="simple">2009 Lactate vs. CO2 in wounds, sickness, and aging;</text:a> </text:p>
          </table:table-cell>
          <table:table-cell table:style-name="ce4" office:value-type="string" calcext:value-type="string">
            <text:p>[11] Burk D, Woods M. Newer aspects of glucose fermentation in cancer growth and control. Arch Geschwulstforsch. 1967;28(4):305-19. PMID: 4300243. </text:p>
          </table:table-cell>
          <table:table-cell table:style-name="ce4" office:value-type="string" calcext:value-type="string">
            <text:p>[22] HERSHEY FB. An estradiol sensitive transhydrogenase in normal and malignant breast tissue. Surg Forum. 1958;9:614-9. PMID: 13635463. </text:p>
          </table:table-cell>
          <table:table-cell table:style-name="ce4" office:value-type="string" calcext:value-type="string">
            <text:p>[50] Schmid-Schönbein H. Blood rheology and physiology of microcirculation. Ric Clin Lab. 1981;11 Suppl 1:13-33. PMID: 7188106. </text:p>
          </table:table-cell>
          <table:table-cell table:style-name="ce4"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6">
          <table:table-cell table:style-name="ce5" office:value-type="string" calcext:value-type="string">
            <text:p><text:a xlink:href="https://github.com/peatysharing/ray_newsletters_with_references/tree/main/Articles/2009%20Membranes%2C%20plasma%20membranes%2C%20and%20surfaces" xlink:type="simple">2009 Membranes, plasma membranes, and surfaces</text:a> </text:p>
          </table:table-cell>
          <table:table-cell table:style-name="ce4"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table:style-name="ce4" office:value-type="string" calcext:value-type="string">
            <text:p>[19] Damadian R, Cope FW. Potassium nuclear magnetic resonance relaxations in muscle and brain, and in normal E. coli and a potassium transport mutant. Physiol Chem Phys. 1973;5(6):511-4. PMID: 4594813. </text:p>
          </table:table-cell>
          <table:table-cell table:style-name="ce4" office:value-type="string" calcext:value-type="string">
            <text:p>[21] D. N. Nasonov, Local Reaction of Protoplasm and Gradual Excitation, Israel Program for Scientific Translations, Jerusalem, Office of Technical Services, U.S. Dept.of Commerce, Washington, DC, 1962. </text:p>
          </table:table-cell>
          <table:table-cell table:style-name="ce4" office:value-type="string" calcext:value-type="string">
            <text:p>[22] Nathansohn, Alexander. Ueber die Regulation der Aufnahme anorganischer Salze durch die Knollen von Dahlia. Jahrb. Wiss. Bot. 39, p.607, 1903. </text:p>
          </table:table-cell>
          <table:table-cell table:style-name="ce4" office:value-type="string" calcext:value-type="string">
            <text:p>[24] Troshin, A. S. "The distribution of creatinine between frog muscles and the surrounding solution." Byull Eksp Biol i Med 34 (1952): 59-63. </text:p>
          </table:table-cell>
          <table:table-cell table:number-columns-repeated="16378"/>
        </table:table-row>
        <table:table-row table:style-name="ro8">
          <table:table-cell table:style-name="ce5" office:value-type="string" calcext:value-type="string">
            <text:p><text:a xlink:href="https://github.com/peatysharing/ray_newsletters_with_references/tree/main/Articles/2009%20Multiple%20sclerosis%2C%20protein%2C%20fats%2C%20and%20progesterone" xlink:type="simple">2009 Multiple sclerosis, protein, fats, and progesterone</text:a> </text:p>
          </table:table-cell>
          <table:table-cell table:style-name="ce4" office:value-type="string" calcext:value-type="string">
            <text:p>[02] Ansar Ahmed S, Penhale WJ, Talal N. Sex hormones, immune responses, and autoimmune diseases. Mechanisms of sex hormone action. Am J Pathol. 1985 Dec;121(3):531-51. PMID: 3907369; PMCID: PMC1887926. </text:p>
          </table:table-cell>
          <table:table-cell table:style-name="ce4" office:value-type="string" calcext:value-type="string">
            <text:p>[12] Chaouloff F. Effects of acute physical exercise on central serotonergic systems. Med Sci Sports Exerc. 1997 Jan;29(1):58-62. doi: 10.1097/00005768-199701000-00009. PMID: 9000156. </text:p>
          </table:table-cell>
          <table:table-cell table:style-name="ce4"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table:style-name="ce4" office:value-type="string" calcext:value-type="string">
            <text:p>[18] Gupta JK, Ingegno AP, Cook AW, Pertschuk LP. Multiple sclerosis and malabsorption. Am J Gastroenterol. 1977 Dec;68(6):560-5. PMID: 612212. </text:p>
          </table:table-cell>
          <table:table-cell table:style-name="ce4" office:value-type="string" calcext:value-type="string">
            <text:p>[21] Irkeç C, Ercan S, Irkeç M. Leukotrienler ve nörolojik hastaliklar [Leukotrienes and neurological diseases]. Mikrobiyol Bul. 1989 Oct;23(4):342-7. Turkish. PMID: 2488942. </text:p>
          </table:table-cell>
          <table:table-cell table:style-name="ce4" office:value-type="string" calcext:value-type="string">
            <text:p>[24] Jiménez R, Jiménez E, Mora LA, Vargas W, Atmetlla F, Carrillo JM. Pretrombosis en la desnutrición infantil [Prethrombosis in child malnutrition]. Arch Latinoam Nutr. 1980 Dec;30(4):580-9. Spanish. PMID: 6793001. </text:p>
          </table:table-cell>
          <table:table-cell table:style-name="ce4" office:value-type="string" calcext:value-type="string">
            <text:p>[26] Karlov VA, Makarov VA, Savina EB, Seleznev AN, Savin AA. Rol' narusheniĭ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table:style-name="ce4" office:value-type="string" calcext:value-type="string">
            <text:p>[27] Karlov VA, Savin AA, Smertina LP, Redchits EG, Seleznev AN, Svetaĭlo LIu, Margosiuk NV, Stulin ID. Izmeneniia reologicheskikh svoĭstv krovi pri rasseiannom skleroze i ikh korrektsiia [Changes in rheological properties of blood in multiple sclerosis and their correction]. Zh Nevropatol Psikhiatr Im S S Korsakova. 1990;90(11):47-50. Russian. PMID: 1706550. </text:p>
          </table:table-cell>
          <table:table-cell table:style-name="ce4"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33] Mayer M. Essential fatty acids and related molecular and cellular mechanisms in multiple sclerosis: new looks at old concepts. Folia Biol (Praha). 1999;45(4):133-41. PMID: 10732726. </text:p>
          </table:table-cell>
          <table:table-cell table:style-name="ce4" office:value-type="string" calcext:value-type="string">
            <text:p>[39] Ogata J, Feigin I. Schwann cells and regenerated peripheral myelin in multiple sclerosis: an ultrastructural study. Neurology. 1975 Aug;25(8):713-6. doi: 10.1212/wnl.25.8.713. PMID: 1171404. </text:p>
          </table:table-cell>
          <table:table-cell table:style-name="ce4" office:value-type="string" calcext:value-type="string">
            <text:p>[42] Paterson PY, Koh CS, Kwaan HC. Role of the clotting system in the pathogenesis of neuroimmunologic disease. Fed Proc. 1987 Jan;46(1):91-6. PMID: 2433164. </text:p>
          </table:table-cell>
          <table:table-cell table:style-name="ce4"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table:style-name="ce4" office:value-type="string" calcext:value-type="string">
            <text:p>[44] Pechenova TN, Sushkova VV, Solodova EV, Gulyĭ MF. Vliianie izbytka triptofana v ratsione na aminokislotnyĭ sostav kollagena kozhi i nachal'nyĭ étap biosinteza belka v pecheni krys [Effect of tryptophan excess in a diet on amino acid composition of skin collagen and on an initial stage of protein biosynthesis in rat liver]. Ukr Biokhim Zh (1978). 1983 Mar-Apr;55(2):146-50. Ukrainian. PMID: 6845440. </text:p>
          </table:table-cell>
          <table:table-cell table:style-name="ce4" office:value-type="string" calcext:value-type="string">
            <text:p>[45] Paterson PY, Koh CS, Kwaan HC. Role of the clotting system in the pathogenesis of neuroimmunologic disease. Fed Proc. 1987 Jan;46(1):91-6. PMID: 2433164. </text:p>
          </table:table-cell>
          <table:table-cell table:style-name="ce4" office:value-type="string" calcext:value-type="string">
            <text:p>[48] del Real MA, Hernández A, Vaamonde J, Gudín M. Exacerbación de la espasticidad inducida por inhibidores de la recaptación de serotonina [Exacerbation of spasticity induced by serotonin reuptake inhibitors. Letter]. Neurologia. 1996 Aug-Sep;11(7):272. Spanish. PMID: 8974431. </text:p>
          </table:table-cell>
          <table:table-cell table:style-name="ce4" office:value-type="string" calcext:value-type="string">
            <text:p>[50] Río J, Colín A, Salvador F, Tintoré M, Viguera ML, Montalbán J, Codina A. Periflebitis retiniana en la esclerosis múltiple. Estudio prospectivo [Retinal periphlebitis in multiple sclerosis. A prospective study]. Neurologia. 1993 Oct;8(8):252-5. Spanish. PMID: 8240837. </text:p>
          </table:table-cell>
          <table:table-cell table:style-name="ce4" office:value-type="string" calcext:value-type="string">
            <text:p>[59] Talal N. Sex hormones and modulation of immune response in SLE. Clin Rheum Dis. 1982 Apr;8(1):23-8. Doi: 10.1016/S0307-742X(21)00196-X, PMID: 6749398. </text:p>
          </table:table-cell>
          <table:table-cell table:style-name="ce4"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4"/>
        </table:table-row>
        <table:table-row table:style-name="ro13">
          <table:table-cell table:style-name="ce5" office:value-type="string" calcext:value-type="string">
            <text:p><text:a xlink:href="https://github.com/peatysharing/ray_newsletters_with_references/tree/main/Articles/2009%20Thyroid%2C%20insomnia%2C%20and%20the%20insanities%20Commonalities%20in%20disease" xlink:type="simple">2009 Thyroid, insomnia, and the insanities Commonalities in disease</text:a> </text:p>
          </table:table-cell>
          <table:table-cell table:style-name="ce4" office:value-type="string" calcext:value-type="string">
            <text:p>[02]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03]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04]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05] Kut'ko II, Frolov VM, Rachkauskas GS, Pavlenko VV, Petrunia AM. Sostoianie mikrogemodinamiki i énergeticheskogo obmena u bol'nykh shizofrenieĭ [Microhemodynamics and energy metabolism in schizophrenia patients]. Lik Sprava. 1997 Jan-Feb;(1):61-5. Russian. PMID: 9221148. </text:p>
          </table:table-cell>
          <table:table-cell table:style-name="ce4"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ĭlova NM. Vliianie litiia na énergeticheskiĭ metabolizm nervnoi tkani [Effect of lithium on the energy metabolism of nervous tissue]. Zh Nevropatol Psikhiatr Im S S Korsakova. 1977;77(8):1179-86. Russian. PMID: 143178.</text:p>
          </table:table-cell>
          <table:table-cell table:style-name="ce4"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table:style-name="ce4" office:value-type="string" calcext:value-type="string">
            <text:p>[38] Katz G, Durst R, Zislin J, Knobler H, Knobler HY. [Jet lag causing or exacerbating psychiatric disorders]. Harefuah. 2000 May 15;138(10):809-12, 912. Hebrew. PMID: 10883240. </text:p>
          </table:table-cell>
          <table:table-cell table:style-name="ce4" office:value-type="string" calcext:value-type="string">
            <text:p>[41] Wang X. [Developments observation of serum thyrohormone level in schizophrenics]. Zhonghua Shen Jing Jing Shen Ke Za Zhi. 1991 Oct;24(5):268-71, 316-7. Chinese. PMID: 1752176. </text:p>
          </table:table-cell>
          <table:table-cell table:style-name="ce4" office:value-type="string" calcext:value-type="string">
            <text:p>[43] Turianitsa IM, Lavkaĭ IIu, Mishanich II, Margitich VM, Razhov KF. Tireoidnyĭ status bol'nykh shizofrenieĭ [Status of the thyroid gland in patients with schizophrenia]. Zh Nevropatol Psikhiatr Im S S Korsakova. 1991;91(1):122-3. Russian. PMID: 1647093. </text:p>
          </table:table-cell>
          <table:table-cell table:style-name="ce4" office:value-type="string" calcext:value-type="string">
            <text:p>[49] Picó-Santiago G. La enfermedad de Alzheimer: la historia que no se ha contado [Alzheimer's disease: the untold story]. P R Health Sci J. 1993 Jun;12(2):85-7. Spanish. PMID: 8210290. </text:p>
          </table:table-cell>
          <table:table-cell table:style-name="ce4" office:value-type="string" calcext:value-type="string">
            <text:p>[51] Kovaleva ES, Orlov ON, Tsutsu'lkovskaia MIa, Vladimirova TV, Beliaev BS. Dinamika protsessov perekisnogo okisleniia lipidov v organizme bo'lnykh shizofrenieĭ [Lipid peroxidation processes in patients with schizophrenia]. Zh Nevropatol Psikhiatr Im S S Korsakova. 1989;89(5):108-10. Russian. PMID: 2781907. </text:p>
          </table:table-cell>
          <table:table-cell table:style-name="ce4" office:value-type="string" calcext:value-type="string">
            <text:p>[52] Govorin NV, Govorin AV, Skazhutin SA. Znachenie narusheniĭ protsessov perekisnogo okisleniia lipidov u bol'nykh nepreryvnoĭ paranoidnoĭ shizofrenieĭ s terapevticheskoĭ rezistentnost'iu [Significance of disorders of the processes of lipid peroxidation in patients with persistent paranoid schizophrenia resistant to the treatment]. Zh Nevropatol Psikhiatr Im S S Korsakova. 1991;91(7):121-4. Russian. PMID: 1684458. </text:p>
          </table:table-cell>
          <table:table-cell table:style-name="ce4"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table:style-name="ce4" office:value-type="string" calcext:value-type="string">
            <text:p>[58] Ermolov AS, Epifanova NM, Romasenko MV, Luzhnikov EA, Ishmukhametov AI, Golikov PP, Khvatov VB, Kukshina AA, Davydov BV, Kuksova NS, et al. Rol' giperbaricheskoĭ oksigenatsii v lechenii postgipoksicheskoĭ éntsefalopatii toksicheskogo geneza [Role of hyperbaric oxygenation in the treatment of posthypoxic encephalopathy of toxic etiology]. Anesteziol Reanimatol. 1998 Nov-Dec;(6):20-5. Russian. PMID: 10050327. </text:p>
          </table:table-cell>
          <table:table-cell table:style-name="ce4" office:value-type="string" calcext:value-type="string">
            <text:p>[60] Neĭkoya M. Lechenie ostroĭ shizofrenii antibiotikami, gamma-globulinom i vitaminami [Treatment of acute schizophrenia with antibiotics, gamma-globulin and vitamins]. Zh Nevropatol Psikhiatr Im S S Korsakova. 1966;66(6):912-7. Russian. PMID: 4174770. </text:p>
          </table:table-cell>
          <table:table-cell table:style-name="ce4" office:value-type="string" calcext:value-type="string">
            <text:p>[65] Deimel H, Lohmann S. Zur körperlichen Leistungsfähigkeit von schizophren erkrankten Patienten [Physical capacity of schizophrenic patients]. Rehabilitation (Stuttg). 1983 May;22(2):81-5. German. PMID: 6867458. </text:p>
          </table:table-cell>
          <table:table-cell table:style-name="ce4"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table:style-name="ce4"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4"/>
        </table:table-row>
        <table:table-row table:style-name="ro3">
          <table:table-cell table:style-name="ce5" office:value-type="string" calcext:value-type="string">
            <text:p><text:a xlink:href="https://github.com/peatysharing/ray_newsletters_with_references/tree/main/Articles/2009%20Water%20swelling%2C%20tension%2C%20pain%2C%20fatigue%2C%20aging" xlink:type="simple">2009 Water swelling, tension, pain, fatigue, aging</text:a> </text:p>
          </table:table-cell>
          <table:table-cell table:style-name="ce4" office:value-type="string" calcext:value-type="string">
            <text:p>[04] Bekker VI, Svechnikova NV. Vozrastnye i polovye razlichiia v soderzhanii al'dosterona v plazme perifericheskoĭ krovi [Sex and age differences in the peripheral blood aldosterone levels]. Probl Endokrinol (Mosk). 1981 Sep-Oct;27(5):42-5. Russian. PMID: 7291159. </text:p>
          </table:table-cell>
          <table:table-cell table:style-name="ce28" office:value-type="string" calcext:value-type="string">
            <text:p>[21] Inoue Y, Kaneko T. [Effects of pH on the endocrine system and metabolism]. Nihon Rinsho. 1992 Sep;50(9):2124-8. Japanese. PMID: 1434002. </text:p>
          </table:table-cell>
          <table:table-cell table:style-name="ce4" office:value-type="string" calcext:value-type="string">
            <text:p>[24] Iartsev VN, Karachentseva OV, Dvoretskiĭ DP. Effekty ékzogennogo noradrenalina i melatonina na neĭrogennuiu vazoreaktivnost' [Effects of exogenic noradrenaline and melatonin on the neurogenic vasoreactivity]. Ross Fiziol Zh Im I M Sechenova. 2004 Nov;90(11):1363-9. Russian. PMID: 15646204. </text:p>
          </table:table-cell>
          <table:table-cell table:style-name="ce4" office:value-type="string" calcext:value-type="string">
            <text:p>[28] Korey M, Peyman GA, Berkowitz R. The effect of hypertonic ointments on corneal alkali burns. Ann Ophthalmol. 1977 Nov;9(11):1383-7. PMID: 931280. </text:p>
          </table:table-cell>
          <table:table-cell table:style-name="ce4" office:value-type="string" calcext:value-type="string">
            <text:p>[32] Lux HD, Heinemann U, Dietzel I. Ionic changes and alterations in the size of the extracellular space during epileptic activity. Adv Neurol. 1986;44:619-39. PMID: 3518349. </text:p>
          </table:table-cell>
          <table:table-cell table:style-name="ce4"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table:style-name="ce4" office:value-type="string" calcext:value-type="string">
            <text:p>[44] Norby L, Mark AL, Kaloyanides GJ. On the pathogenesis of Bartter's syndrome: report of studies in a patient with this disorder. Clin Nephrol. 1976 Sep;6(3):404-13. PMID: 991467. </text:p>
          </table:table-cell>
          <table:table-cell table:style-name="ce4" office:value-type="string" calcext:value-type="string">
            <text:p>[46] Surg. Gynec. Obst. 52, 941 (May), 1931. [Hypertonic saline and peristalsis] Orr, FG, Johnstone, PN, and Haden, RL. </text:p>
          </table:table-cell>
          <table:table-cell table:style-name="ce4" office:value-type="string" calcext:value-type="string">
            <text:p>[59] Schreiber V, Pribyl T. Antioestrogenic action of the aldosterone antagonist canrenoate K in the rat (adenohypophysis, ceruloplasmin). Physiol Bohemoslov. 1977;26(5):385-95. PMID: 144921. </text:p>
          </table:table-cell>
          <table:table-cell table:style-name="ce4" office:value-type="string" calcext:value-type="string">
            <text:p>[61] D. Shanklin and J. Hodin, Maternal Nutrition and Child Health, CC Thomas, 1979. </text:p>
          </table:table-cell>
          <table:table-cell table:style-name="ce4" office:value-type="string" calcext:value-type="string">
            <text:p>[62] Shmidt AN. K ucheniiu o miotonii. Miotoniia u miksédematika [On myotonia doctrine. Myotonia in myxedema patients. 1903]. Zh Nevrol Psikhiatr Im S S Korsakova. 2000;100(8):4-9. Russian. PMID: 10983359. </text:p>
          </table:table-cell>
          <table:table-cell table:style-name="ce4"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3">
          <table:table-cell table:style-name="ce5" office:value-type="string" calcext:value-type="string">
            <text:p><text:a xlink:href="https://github.com/peatysharing/ray_newsletters_with_references/tree/main/Articles/2011%20Milk%20in%20context%20allergies%2C%20ecology%2C%20and%20some%20myths" xlink:type="simple">2011 Milk in context allergies, ecology, and some myths</text:a> </text:p>
          </table:table-cell>
          <table:table-cell table:style-name="ce4" office:value-type="string" calcext:value-type="string">
            <text:p>[12] Denko CW, Whitehouse MW. Experimental inflammation induced by naturally occurring microcrystalline calcium salts. J Rheumatol. 1976 Mar;3(1):54-62. PMID: 1271389. </text:p>
          </table:table-cell>
          <table:table-cell table:style-name="ce4"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3">
          <table:table-cell table:style-name="ce5" office:value-type="string" calcext:value-type="string">
            <text:p><text:a xlink:href="https://github.com/peatysharing/ray_newsletters_with_references/tree/main/Articles/2012%20Cascara%2C%20energy%2C%20cancer%20and%20the%20FDA's%20laxative%20abuse" xlink:type="simple">2012 Cascara, energy, cancer and the FDA's laxative abu</text:a> </text:p>
          </table:table-cell>
          <table:table-cell table:style-name="ce4" office:value-type="string" calcext:value-type="string">
            <text:p>[04] Chang CJ, Ashendel CL, Geahlen RL, McLaughlin JL, Waters DJ. Oncogene signal transduction inhibitors from medicinal plants. In Vivo. 1996 Mar-Apr;10(2):185-90. PMID: 8744799. </text:p>
          </table:table-cell>
          <table:table-cell table:style-name="ce4" office:value-type="string" calcext:value-type="string">
            <text:p>[18] Kim MS, Park MJ, Kim SJ, Lee CH, Yoo H, Shin SH, Song ES, Lee SH. Emodin suppresses hyaluronic acid-induced MMP-9 secretion and invasion of glioma cells. Int J Oncol. 2005 Sep;27(3):839-46. PMID: 16077936. </text:p>
          </table:table-cell>
          <table:table-cell table:style-name="ce4"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table:style-name="ce4" office:value-type="string" calcext:value-type="string">
            <text:p>[24] Meng KW, Lv Y, Yu L, Wu SL, Pan CE. Effects of emodin and double blood supplies on liver regeneration of reduced size graft liver in rat model. World J Gastroenterol. 2005 May 21;11(19):2941-4. doi: 10.3748/wjg.v11.i19.2941. PMID: 15902732; PMCID: PMC4305663. </text:p>
          </table:table-cell>
          <table:table-cell table:style-name="ce4" office:value-type="string" calcext:value-type="string">
            <text:p>[25] Miller FN, Sims DE. Contractile elements in the regulation of macromolecular permeability. Fed Proc. 1986 Feb;45(2):84-8. PMID: 3510914. </text:p>
          </table:table-cell>
          <table:table-cell table:style-name="ce4" office:value-type="string" calcext:value-type="string">
            <text:p>[38] Wang XH, Wu SY, Zhen YS. Inhibitory effects of emodin on angiogenesis. Yao Xue Xue Bao. 2004 Apr;39(4):254-8. PMID: 15303652. </text:p>
          </table:table-cell>
          <table:table-cell table:style-name="ce4" office:value-type="string" calcext:value-type="string">
            <text:p>[43] Zhan Y, Wei H, Wang Z, Huang X, Xu Q, Li D, Lu H. [Effects of emodin on hepatic fibrosis in rats]. Zhonghua Gan Zang Bing Za Zhi. 2001 Aug;9(4):235-6. Chinese. PMID: 11602058. </text:p>
          </table:table-cell>
          <table:table-cell table:style-name="ce4" office:value-type="string" calcext:value-type="string">
            <text:p>[46] Zhang L, Hung MC. Sensitization of HER-2/neu-overexpressing non-small cell lung cancer cells to chemotherapeutic drugs by tyrosine kinase inhibitor emodin. Oncogene. 1996 Feb 1;12(3):571-6. PMID: 8637714. </text:p>
          </table:table-cell>
          <table:table-cell table:style-name="ce4"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4"/>
        </table:table-row>
        <table:table-row table:style-name="ro10">
          <table:table-cell table:style-name="ce5" office:value-type="string" calcext:value-type="string">
            <text:p><text:a xlink:href="https://github.com/peatysharing/ray_newsletters_with_references/tree/main/Articles/2012%20Genes%2C%20Carbon%20Dioxide%20and%20Adaptation" xlink:type="simple">2012 Genes, Carbon Dioxide and Adaptation</text:a> </text:p>
          </table:table-cell>
          <table:table-cell table:style-name="ce4" office:value-type="string" calcext:value-type="string">
            <text:p>[03]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05]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table:style-name="ce4" office:value-type="string" calcext:value-type="string">
            <text:p>[07]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8] Baev VI, Drukina MA. Soderzhanie piridinnukleotidov v mozge i miokarde krys pri sochetannom vozdeĭ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12%20Glucose%20and%20sucrose%20for%20diabetes" xlink:type="simple">2012 Glucose and sucrose for diabetes</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09] Girard J. Rôle des acides gras libres dans la sécrétion et l'action de l'insuline: mécanismes de la lipotoxicité [Contribution of free fatty acids to impairment of insulin secretion and action. mechanism of beta-cell lipotoxicity]. Med Sci (Paris). 2005 Dec;21 Spec No:19-25. French. PMID: 16598900. </text:p>
          </table:table-cell>
          <table:table-cell table:style-name="ce4" office:value-type="string" calcext:value-type="string">
            <text:p>[22] Lezcano Meza D, Terán Ortiz L, Carvajal Sandoval G, Gutiérrez de la Cadena M, Terán Escandón D, Estrada Parra S. Effect of glycine on the immune response of the experimentally diabetic rats. Rev Alerg Mex. 2006 Nov-Dec;53(6):212-6. PMID: 17361755. </text:p>
          </table:table-cell>
          <table:table-cell table:style-name="ce4"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4">
          <table:table-cell table:style-name="ce5" office:value-type="string" calcext:value-type="string">
            <text:p><text:a xlink:href="https://github.com/peatysharing/ray_newsletters_with_references/tree/main/Articles/2012%20Osteoporosis%2C%20aging%2C%20tissue%20renewal%2C%20and%20product%20science" xlink:type="simple">2012 Osteoporosis, aging, tissue renewal, and product science</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6] Bunyaratavej N, Kittimanon N, Jitivirai T, Tongthongthip B. Highly recommended dose of MK4 for osteoporosis. J Med Assoc Thai. 2009 Sep;92 Suppl5:S4-6. PMID: 19894328. </text:p>
          </table:table-cell>
          <table:table-cell table:style-name="ce4" office:value-type="string" calcext:value-type="string">
            <text:p>[07] Bushinsky DA, Ori Y. Effects of metabolic and respiratory acidosis on bone. Curr Opin Nephrol Hypertens. 1993 Jul;2(4):588-96. PMID: 7859021. </text:p>
          </table:table-cell>
          <table:table-cell table:style-name="ce4"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table:style-name="ce4" office:value-type="string" calcext:value-type="string">
            <text:p>[18] Colle M, Ruffie A, Ruedas E, Chebbo M. L'ostéocalcine chez l'enfant de petite taille et ses variations nocturnes [Osteocalcin in children of short stature and its nocturnal variations]. Arch Fr Pediatr. 1987 Dec;44(10):839-41. French. PMID: 3502236. </text:p>
          </table:table-cell>
          <table:table-cell table:style-name="ce4"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table:style-name="ce4" office:value-type="string" calcext:value-type="string">
            <text:p>[40] Litovka IH, Berezovs'ka OP. Kysneva depryvatsiia iak initsiator osteohenezu pry hipokineziï [Oxygen deprivation as the initiator of osteogenesis in hypokinesia]. Fiziol Zh (1994). 2003;49(2):58-65. Ukrainian. PMID: 12945116. </text:p>
          </table:table-cell>
          <table:table-cell table:style-name="ce4" office:value-type="string" calcext:value-type="string">
            <text:p>[42] Lorinet A. Etude comparée de l'effet du glucose et du fructose libres et combinés sur l'absorption et la rétention du calcium [Comparative study of the effect of free and combined glucose and fructose on the absorption and retention of calcium]. Ann Nutr Aliment. 1975;29(4):313-9. French. PMID: 1221904. </text:p>
          </table:table-cell>
          <table:table-cell table:style-name="ce4" office:value-type="string" calcext:value-type="string">
            <text:p>[61] Rovenský J, Stancíková M, Masaryk P, Svík K, Istok R. Eggshell calcium in the prevention and treatment of osteoporosis. Int J Clin Pharmacol Res. 2003;23(2-3):83-92. PMID: 15018022. </text:p>
          </table:table-cell>
          <table:table-cell table:style-name="ce4" office:value-type="string" calcext:value-type="string">
            <text:p>[64]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67] Strizhkov VV. Metabolizm kletok shchitovidnoĭ zhelezy pod vliianiem prolaktina i é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6">
          <table:table-cell table:style-name="ce5" office:value-type="string" calcext:value-type="string">
            <text:p><text:a xlink:href="https://github.com/peatysharing/ray_newsletters_with_references/tree/main/Articles/2012%20Pathological%20Science%20%26%20General%20Electric%20-%20Threatening%20the%20Paradigm" xlink:type="simple">2012 Pathological Science &amp; General Electric - Threatenin</text:a> </text:p>
          </table:table-cell>
          <table:table-cell table:style-name="ce4" office:value-type="string" calcext:value-type="string">
            <text:p>[09] Popular Science, June 1973, How you can grow your own polywater, PA Christian and LH Berka</text:p>
          </table:table-cell>
          <table:table-cell table:style-name="ce4" office:value-type="string" calcext:value-type="string">
            <text:p>[16] Eldarov, A. L., and Iu A. KHOLODOV. "EFFECT OF A CONSTANT MAGNETIC FIELD ON THE MOTOR ACTIVITY OF BIRDS." Zhurnal obshchei biologii 25 (1964): 224-229. </text:p>
          </table:table-cell>
          <table:table-cell table:style-name="ce4" office:value-type="string" calcext:value-type="string">
            <text:p>[20] D. Green-Kelly, B.V. Derjaguin, Research in Surface Forces vol. 2, p. 117, Consultants Bureau, NY (1966).</text:p>
          </table:table-cell>
          <table:table-cell table:number-columns-repeated="16380"/>
        </table:table-row>
        <table:table-row table:style-name="ro13">
          <table:table-cell table:style-name="ce5" office:value-type="string" calcext:value-type="string">
            <text:p><text:a xlink:href="https://github.com/peatysharing/ray_newsletters_with_references/tree/main/Articles/2012%20Protective%20CO2%20and%20aging" xlink:type="simple">2012 Protective CO2 and aging</text:a> </text:p>
          </table:table-cell>
          <table:table-cell table:style-name="ce4" office:value-type="string" calcext:value-type="string">
            <text:p>[02]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3] Baev VI, Vasil'eva IV, L'vov SN, Shugaleĭ IV. O neizvestnoĭ fiziologicheskoĭ roli uglekisloty [The unknown physiological role of carbon dioxide]. Fiziol Zh Im I M Sechenova. 1995 Feb;81(2):47-52. Russian. PMID: 7581542. </text:p>
          </table:table-cell>
          <table:table-cell table:style-name="ce4" office:value-type="string" calcext:value-type="string">
            <text:p>[05]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11] Daniliak IG, Kogan AKh, Sumarokov AV, Bolevich S. Izmenenie chuvstvitel'nosti leĭkotsitov k ingibiruiushchemu vliianiiu CO2 na generatsiiu imi aktivnykh form kisloroda u bol'nykh bronkhial'noĭ astmoĭ [Changes in the sensitivity of leukocytes to the inhibiting effect of CO2 on their generation of active forms of oxygen in bronchial asthma patients]. Ter Arkh. 1995;67(3):23-6. Russian. PMID: 7770796. </text:p>
          </table:table-cell>
          <table:table-cell table:style-name="ce4" office:value-type="string" calcext:value-type="string">
            <text:p>[17] Kogan AKh, Manuĭlov BM, Grachev SV, Bolevich S, Tsypin AB, Daniliak IG. CO2--prirodnyĭ ingibitor generatsii aktivnykh form kisloroda fagotsitami [CO2--a natural inhibitor of active oxygen form generation by phagocytes]. Biull Eksp Biol Med. 1994 Oct;118(10):395-8. Russian. PMID: 7865818. </text:p>
          </table:table-cell>
          <table:table-cell table:style-name="ce4" office:value-type="string" calcext:value-type="string">
            <text:p>[18]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19] Kogan AKh, Grachev SV, Eliseeva SV, Bolevich S. Svoĭstvo uglekislogo gaza ingibirovat' generatsiiu superoksidnogo anion-radikala kletkami i ego biomeditsinskoe znachenie [Ability of carbon dioxide to inhibit generation of superoxide anion radical in cells and its biomedical role]. Vopr Med Khim. 1996 Jul-Sep;42(3):193-202. Russian. PMID: 9139450. </text:p>
          </table:table-cell>
          <table:table-cell table:style-name="ce4"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table:style-name="ce4"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table:style-name="ce4" office:value-type="string" calcext:value-type="string">
            <text:p>[22] Fiziol Cheloveka. 1995 Jul-Aug;21(4):128-36. [CO2--a natural inhibitor of the generation of active species of oxygen in phagocytes] </text:p>
          </table:table-cell>
          <table:table-cell table:style-name="ce4" office:value-type="string" calcext:value-type="string">
            <text:p>[23] Kogan AKh, Bolevich S, Daniliak IG. Sravnitel'noe issledovanie vliianiia dioksida ugleroda na generatsiiu aktivnykh form kisloroda leĭkotsitami v norme i pri bronkhial'noĭ astme [Comparative study of the effect of carbon dioxide on the generation of active forms of oxygen by leukocytes in health and in bronchial asthma]. Patol Fiziol Eksp Ter. 1995 Jul-Sep;(3):34-40. Russian. PMID: 7501434. </text:p>
          </table:table-cell>
          <table:table-cell table:style-name="ce4" office:value-type="string" calcext:value-type="string">
            <text:p>[26] Malyshev VV, Vasil'eva LS, Belogorov SB, Nefedova TV. Adaptatsiia k vysotnoĭ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table:style-name="ce4" office:value-type="string" calcext:value-type="string">
            <text:p>[28] Pikulev AT, Dzhugurian NA, Zyrianova TN, Lavrova VM, Mostovnikov VA. Aktivnost' nekotorykh fermentov obmena glutaminovoĭ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table:style-name="ce4" office:value-type="string" calcext:value-type="string">
            <text:p>[32] Shugaleĭ IV, L'vov SN, Baev VI, Tselinskiĭ IV. Zashchitnoe deĭstvie bikarbonata natriia pri intoksikatsii nitrit-ionom [Protective effect of sodium bicarbonate in nitrite ion poisoning]. Ukr Biokhim Zh (1978). 1994 Jan-Feb;66(1):109-12. Russian. PMID: 7974833. </text:p>
          </table:table-cell>
          <table:table-cell table:style-name="ce4"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table:style-name="ce4"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table:style-name="ce4"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5"/>
        </table:table-row>
        <table:table-row table:style-name="ro4">
          <table:table-cell table:style-name="ce5" office:value-type="string" calcext:value-type="string">
            <text:p><text:a xlink:href="https://github.com/peatysharing/ray_newsletters_with_references/tree/main/Articles/2012%20Regeneration%20and%20degeneration%20Types%20of%20inflammation%20change%20with%20aging" xlink:type="simple">2012 Regeneration and degeneration Types of inflammati</text:a> </text:p>
          </table:table-cell>
          <table:table-cell table:style-name="ce4"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16] Egashira Y, Sato M, Tanabe A, Saito K, Fujigaki S, Sanada H. Dietary linoleic acid suppresses gene expression of rat liver alpha-amino-beta-carboxymuconate-epsilon-semialdehyde decarboxylase (ACMSD) and increases quinolinic acid in serum. Adv Exp Med Biol. 2003;527:671-4. doi: 10.1007/978-1-4615-0135-0_79. PMID: 15206789. </text:p>
          </table:table-cell>
          <table:table-cell table:style-name="ce4" office:value-type="string" calcext:value-type="string">
            <text:p>[18] Gao F, Yang CX, Mo W, Liu YW, He YQ. Hyaluronan oligosaccharides are potential stimulators to angiogenesis via RHAMM mediated signal pathway in wound healing. Clin Invest Med. 2008;31(3):E106-16. doi: 10.25011/cim.v31i3.3467. PMID: 18544273. </text:p>
          </table:table-cell>
          <table:table-cell table:style-name="ce4" office:value-type="string" calcext:value-type="string">
            <text:p>[20] Krasiński R, Tchórzewski H. Hialuronian jako czynnik regulujacy proces zapalenia [Hyaluronan-mediated regulation of inflammation]. Postepy Hig Med Dosw (Online). 2007 Nov 19;61:683-9. Polish. PMID: 18033205. </text:p>
          </table:table-cell>
          <table:table-cell table:style-name="ce4" office:value-type="string" calcext:value-type="string">
            <text:p>[26] Lewin-Kowalik J, Gołka B, Larysz-Brysz M, Swiech-Sabuda E, Granek A. Experimental hyperthyroidism increases the effectiveness of predegenerated peripheral nerve graft implantation into hippocampus of adult rats. Restor Neurol Neurosci. 2002;20(5):181-7. PMID: 12515894. </text:p>
          </table:table-cell>
          <table:table-cell table:style-name="ce4"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table:style-name="ce4" office:value-type="string" calcext:value-type="string">
            <text:p>[32] Ozbek A, Ozbek E. Mononükleer fagositik sistem üyesi olarak adrenal makrofajlarin histolojik olarak kobay modelinde gösterilmesi [Histologic demonstration of adrenal macrophages as a member of mononuclear phagocytic system in guinea pig models]. Mikrobiyol Bul. 2006 Oct;40(4):325-32. Turkish. PMID: 17205690. </text:p>
          </table:table-cell>
          <table:table-cell table:style-name="ce4" office:value-type="string" calcext:value-type="string">
            <text:p>[43] Winkelmann E, Winkelmann A. Experimentelle Untersuchungen zur Regeneration des Telencephalon von Ambystoma mesicanum nach Resektion beider Hemisphären [Experimental studies on the regeneration of the telencephalon of Ambystoma mexicanum after the resection of both hemispheres]. Z Mikrosk Anat Forsch. 1970;82(2):149-71. German. PMID: 5509326. </text:p>
          </table:table-cell>
          <table:table-cell table:number-columns-repeated="16374"/>
        </table:table-row>
        <table:table-row table:style-name="ro9">
          <table:table-cell table:style-name="ce5" office:value-type="string" calcext:value-type="string">
            <text:p><text:a xlink:href="https://github.com/peatysharing/ray_newsletters_with_references/tree/main/Articles/2012%20Serotonin%2C%20depression%2C%20and%20aggression%20The%20problem%20of%20brain%20energy" xlink:type="simple">2012 Serotonin, depression, and aggression The problem of brain energy</text:a> </text:p>
          </table:table-cell>
          <table:table-cell table:style-name="ce4"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05]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09]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8">
          <table:table-cell table:style-name="ce5" office:value-type="string" calcext:value-type="string">
            <text:p><text:a xlink:href="https://github.com/peatysharing/ray_newsletters_with_references/tree/main/Articles/2012%20Sugar%20issues" xlink:type="simple">2012 Sugar issues</text:a> </text:p>
          </table:table-cell>
          <table:table-cell table:style-name="ce4" office:value-type="string" calcext:value-type="string">
            <text:p>[01] Adolph M, Eckart A, Eckart J. Fruktose vs. Glukose in der total parenteralen Ernährung kritisch kranker Patienten [Fructose vs. glucose in total parenteral nutrition in critically ill patients]. Anaesthesist. 1995 Nov;44(11):770-81. German. doi: 10.1007/s001010050212. PMID: 8678268. </text:p>
          </table:table-cell>
          <table:table-cell table:style-name="ce4"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table:style-name="ce4"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table:style-name="ce4"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table:style-name="ce4" office:value-type="string" calcext:value-type="string">
            <text:p>[04]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56] Villaume C, Rousselle D, Mejean L, Beck B, Drouin P, Debry G. Glucose et C-peptide plasmatiques après ingestion de saccharose et d'amidon chez le diabétique insulino-dépendant équilibré. Importance de la disponibilité du glucose [Plasma glucose and C-peptide after ingestion of sucrose and starch in controlled insulin-dependent diabetics. Importance of glucose availability]. Diabete Metab. 1984 Sep;10(3):206-10. French. PMID: 6489578. </text:p>
          </table:table-cell>
          <table:table-cell table:style-name="ce4" office:value-type="string" calcext:value-type="string">
            <text:p>[22] Ishiguro K. [Involvement of tau protein kinase in amyloid-beta-induced neurodegeneration]. Rinsho Byori. 1998 Oct;46(10):1003-7. Japanese. PMID: 9816911. </text:p>
          </table:table-cell>
          <table:table-cell table:style-name="ce4" office:value-type="string" calcext:value-type="string">
            <text:p>[31]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11" office:value-type="string" calcext:value-type="string">
            <text:p>idk this whole list needs redone</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13%20Fatigue%2C%20aging%2C%20and%20recuperation" xlink:type="simple">2013 Fatigue, aging, and recuperation</text:a> </text:p>
          </table:table-cell>
          <table:table-cell table:style-name="ce4" office:value-type="string" calcext:value-type="string">
            <text:p>[01] Angelino PF, Gallo C, Vacca G. L'iposistolia cronica nel cuore senile [Chronic hyposystole in the senile heart]. Minerva Med. 1966 Feb 21;57(15):599-604. Italian. PMID: 5929997. </text:p>
          </table:table-cell>
          <table:table-cell table:style-name="ce4"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table:style-name="ce4" office:value-type="string" calcext:value-type="string">
            <text:p>[14] Drost-Hansen W. Effects of pressure on the structure of water in various aqueous systems. Symp Soc Exp Biol. 1972;26:61-101. PMID: 4574863. </text:p>
          </table:table-cell>
          <table:table-cell table:style-name="ce4" office:value-type="string" calcext:value-type="string">
            <text:p>[15] Drost-Hansen W. Temperature effects on cell-functioning--a critical role for vicinal water. Cell Mol Biol (Noisy-le-grand). 2001 Jul;47(5):865-83. PMID: 11728100. </text:p>
          </table:table-cell>
          <table:table-cell table:style-name="ce4" office:value-type="string" calcext:value-type="string">
            <text:p>[26] Ing RD, Nazeeri MN, Zeldes S, Dulchavsky SA, Diebel LN. Hypertonic saline/dextran improves septic myocardial performance. Am Surg. 1994 Jul;60(7):505-7; discussion 508. PMID: 7516630. </text:p>
          </table:table-cell>
          <table:table-cell table:style-name="ce4" office:value-type="string" calcext:value-type="string">
            <text:p>[28] Kuchár S, Mozes S, Boda K, Koppel J. The effect of androgen and estrogen on food intake and body weight in rats--age dependency. Endokrinologie. 1982 Nov;80(3):294-8. PMID: 7166161. </text:p>
          </table:table-cell>
          <table:table-cell table:style-name="ce4" office:value-type="string" calcext:value-type="string">
            <text:p>[34] Lutsenko NI, Mel'nichuk DA, Zhuravskiĭ NI. Vliianie razlichnykh kontsentratsiĭ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table:style-name="ce4" office:value-type="string" calcext:value-type="string">
            <text:p>[37] OPPENHEIMER CH, DROST-HANSEN W. A relationship between multiple temperature optima for biological systems and the properties of water. J Bacteriol. 1960 Jul;80(1):21-4. doi: 10.1128/jb.80.1.21-24.1960. PMID: 14428935; PMCID: PMC278810. </text:p>
          </table:table-cell>
          <table:table-cell table:style-name="ce4" office:value-type="string" calcext:value-type="string">
            <text:p>[53] STERNBERG J, PASCOE-DAWSON E. Studies on the mechanism of the catabolic action of estrogens. Rev Can Biol. 1959 Apr;18(1):23-52. PMID: 13646238. </text:p>
          </table:table-cell>
          <table:table-cell table:style-name="ce4" office:value-type="string" calcext:value-type="string">
            <text:p>[54] Tasaki I, Byrne PM. The origin of rapid changes in birefringence, light scattering and dye absorbance associated with excitation of nerve fibers. Jpn J Physiol. 1993;43 Suppl 1:S67-75. PMID: 7505858. </text:p>
          </table:table-cell>
          <table:table-cell table:number-columns-repeated="16372"/>
        </table:table-row>
        <table:table-row table:style-name="ro3">
          <table:table-cell table:style-name="ce5" office:value-type="string" calcext:value-type="string">
            <text:p><text:a xlink:href="https://github.com/peatysharing/ray_newsletters_with_references/tree/main/Articles/2013%20Fats%2C%20functions%20%26%20malfunctions" xlink:type="simple">2013 Fats, functions &amp; malfunctions</text:a> </text:p>
          </table:table-cell>
          <table:table-cell table:style-name="ce4"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table:style-name="ce4"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07] Bálint Z, Holczinger L. Neutral lipids in nuclei and chromatin fraction of young and old Ehrlich ascites tumor cells. Neoplasma. 1978;25(1):25-9. PMID: 634406. </text:p>
          </table:table-cell>
          <table:table-cell table:style-name="ce4" office:value-type="string" calcext:value-type="string">
            <text:p>[18] Cook JA, Wise WC, Callihan CS. Resistance of essential fatty acid-deficient rats to endotoxic shock. Circ Shock. 1979;6(4):333-42. PMID: 394879. </text:p>
          </table:table-cell>
          <table:table-cell table:style-name="ce4" office:value-type="string" calcext:value-type="string">
            <text:p>[24] Durand G, Desnoyers F. Acides gras polyinsaturés et vieillissement. Les lipofuscines : structure, origine, évolution [Polyunsaturated fatty acids and aging. Lipofuscins : structure, origin and development]. Ann Nutr Aliment. 1980;34(2):317-32. French. PMID: 7001991. </text:p>
          </table:table-cell>
          <table:table-cell table:style-name="ce4" office:value-type="string" calcext:value-type="string">
            <text:p>[27] Fabiano G, Pezzolla A, Filograna MA, Ferrarese F. Lo shock traumatico. Aspetti fisiopatologici [Traumatic shock--physiopathologic aspects]. G Chir. 2008 Jan-Feb;29(1-2):51-7. Italian. PMID: 18252151. </text:p>
          </table:table-cell>
          <table:table-cell table:style-name="ce4" office:value-type="string" calcext:value-type="string">
            <text:p>[30] Grigorov IuG, Kozlovskaia SG, Semes'ko TM, Asadov ShA. Osobennosti fakticheskogo pitaniia populiatsii dolgozhiteleĭ v Azerbaĭdzhane [Characteristics of actual nutrition of the long-lived population of Azerbaijan]. Vopr Pitan. 1991 Mar-Apr;(2):36-40. Russian. PMID: 1830710. </text:p>
          </table:table-cell>
          <table:table-cell table:style-name="ce4" office:value-type="string" calcext:value-type="string">
            <text:p>[32] Hawley HP, Gordon GB. The effects of long chain free fatty acids on human neutrophil function and structure. Lab Invest. 1976 Feb;34(2):216-22. PMID: 175217. </text:p>
          </table:table-cell>
          <table:table-cell table:style-name="ce4" office:value-type="string" calcext:value-type="string">
            <text:p>[76] Singh RK, Hardy RW, Wang MH, Williford J, Gladson CL, McDonald JM, Siegal GP. Stearate inhibits human tumor cell invasion. Invasion Metastasis. 1995;15(3-4):144-55. PMID: 8621270. </text:p>
          </table:table-cell>
          <table:table-cell table:style-name="ce4" office:value-type="string" calcext:value-type="string">
            <text:p>[77] Smídová L, Base J, Mourek J, Cechová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12">
          <table:table-cell table:style-name="ce5" office:value-type="string" calcext:value-type="string">
            <text:p><text:a xlink:href="https://github.com/peatysharing/ray_newsletters_with_references/tree/main/Articles/2013%20Growth%20hormone%20Hormone%20of%20Stress%2C%20Aging%2C%20%26%20Death" xlink:type="simple">2013 Growth hormone Hormone of Stress, Aging, &amp; Death</text:a> </text:p>
          </table:table-cell>
          <table:table-cell table:style-name="ce4"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style-name="ce4" office:value-type="string" calcext:value-type="string">
            <text:p>[12] Friesen HG, Shiu RP, Elsholtz H, Simpson S, Hughes J. Prolactin and growth hormone receptors. Ciba Found Symp. 1982;(90):263-78. doi: 10.1002/9780470720721.ch15. PMID: 6291882. </text:p>
          </table:table-cell>
          <table:table-cell table:number-columns-repeated="16381"/>
        </table:table-row>
        <table:table-row table:style-name="ro8">
          <table:table-cell table:style-name="ce5" office:value-type="string" calcext:value-type="string">
            <text:p><text:a xlink:href="https://github.com/peatysharing/ray_newsletters_with_references/tree/main/Articles/2013%20Hot%20flashes%2C%20energy%2C%20and%20aging" xlink:type="simple">2013 Hot flashes, energy, and aging</text:a> </text:p>
          </table:table-cell>
          <table:table-cell table:style-name="ce4" office:value-type="string" calcext:value-type="string">
            <text:p>[02] Aoki TT. Metabolic adaptations to starvation, semistarvation, and carbohydrate restriction. Prog Clin Biol Res. 1981;67:161-77. PMID: 7029558. </text:p>
          </table:table-cell>
          <table:table-cell table:style-name="ce4" office:value-type="string" calcext:value-type="string">
            <text:p>[08] Butareva LB, I'lina EM, Balan VE. Patogeneticheskie mekhanizmy vozniknoveniia "prilivov" u bo'lnykh s klimaktericheskimi rasstroĭstvami simpatiko-adrenalovogo kharaktera [Pathogenetic mechanisms of the development of "hot flushes" in patients with climacteric disorders of the sympathetic-adrenal type]. Akush Ginekol (Mosk). 1989 Oct;(10):30-3. Russian. PMID: 2618952. </text:p>
          </table:table-cell>
          <table:table-cell table:style-name="ce4" office:value-type="string" calcext:value-type="string">
            <text:p>[11] Chen Y, Lü X, Huang Y, Xin X, Ye X. [Changes of plasma serotonin precursor metabolite concentrations in postmenopausal women with hot flushes]. Zhonghua Fu Chan Ke Za Zhi. 2002 Dec;37(12):726-8. Chinese. PMID: 12622915. </text:p>
          </table:table-cell>
          <table:table-cell table:style-name="ce4"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7">
          <table:table-cell table:style-name="ce5" office:value-type="string" calcext:value-type="string">
            <text:p><text:a xlink:href="https://github.com/peatysharing/ray_newsletters_with_references/tree/main/Articles/2013%20Multiple%20sclerosis%20and%20other%20hormone-related%20brain%20syndromes" xlink:type="simple">2013 Multiple sclerosis and other hormone-related brain s</text:a> </text:p>
          </table:table-cell>
          <table:table-cell table:style-name="ce4" office:value-type="string" calcext:value-type="string">
            <text:p>[03] Lambert, J. J., J. A. Peters, and G. A. Cottrell. "Actions of synthetic and endogenous steroids on the GABAA receptor." Trends in pharmacological sciences 8.6 (1987): 224-227. </text:p>
          </table:table-cell>
          <table:table-cell table:style-name="ce4" office:value-type="string" calcext:value-type="string">
            <text:p>[06-A] P. M. Wise, Menopause, 1984 </text:p>
          </table:table-cell>
          <table:table-cell table:style-name="ce4" office:value-type="string" calcext:value-type="string">
            <text:p>[08] C. B. Nemeroff, (Excitotoxins) 290-305, 1984. </text:p>
          </table:table-cell>
          <table:table-cell table:style-name="ce4" office:value-type="string" calcext:value-type="string">
            <text:p>[11] V. Gisclard and P. M. Vanhoutte, Physiologist 28, 324(48.1). </text:p>
          </table:table-cell>
          <table:table-cell table:style-name="ce4" office:value-type="string" calcext:value-type="string">
            <text:p>[12-A] W. A. D. A. Anderson, Pathology, 1953; H. H. Reese, et al.</text:p>
          </table:table-cell>
          <table:table-cell table:style-name="ce4" office:value-type="string" calcext:value-type="string">
            <text:p>[12-B] , 1936 Yearbook of Neurology, Psychiatry, and Endocrinology, Yearbook Publishers, Chicago, 1937. </text:p>
          </table:table-cell>
          <table:table-cell table:style-name="ce4" office:value-type="string" calcext:value-type="string">
            <text:p>[13] T. J. Putnam, Ann Int Med 9, 854-63, 1936; JAMA 108, 1477, 1937 </text:p>
          </table:table-cell>
          <table:table-cell table:style-name="ce4" office:value-type="string" calcext:value-type="string">
            <text:p>[14] R. S. Dow and G. Berglund, Arch Neurol and Psychiatry 47, 1, 1992 </text:p>
          </table:table-cell>
          <table:table-cell table:style-name="ce4" office:value-type="string" calcext:value-type="string">
            <text:p>[15] R. W. Estabrook, et al., Biochem Z. 338, 741-55, 1963 </text:p>
          </table:table-cell>
          <table:table-cell table:style-name="ce4" office:value-type="string" calcext:value-type="string">
            <text:p>[17] J. M. Matthieu, et al., Ann Endoc. 1974. </text:p>
          </table:table-cell>
          <table:table-cell table:style-name="ce4" office:value-type="string" calcext:value-type="string">
            <text:p>[18] K. Iwaharhi, et al., J Ster Biochem and Mol Biol 44(2), 163-4, 1993. </text:p>
          </table:table-cell>
          <table:table-cell table:style-name="ce4" office:value-type="string" calcext:value-type="string">
            <text:p>19] D. C. Gajdusek, Chapter 63, page 1519 in Virology (B. N. Fields, et al., editors), Raven Press, N.Y., 1985 </text:p>
          </table:table-cell>
          <table:table-cell table:number-columns-repeated="16371"/>
        </table:table-row>
        <table:table-row table:style-name="ro9">
          <table:table-cell table:style-name="ce5" office:value-type="string" calcext:value-type="string">
            <text:p><text:a xlink:href="https://github.com/peatysharing/ray_newsletters_with_references/tree/main/Articles/2013%20Phosphate%2C%20activation%2C%20and%20aging" xlink:type="simple">2013 Phosphate, activation, and aging</text:a> </text:p>
          </table:table-cell>
          <table:table-cell table:style-name="ce28" office:value-type="string" calcext:value-type="string">
            <text:p>[03] Azin AL. Kislorod, uglekislota i kal'tsievyĭ kontrol' mekhanizmov rasslableniia v gladkoĭ muskulature arteriĭ golovnogo mozga [Oxygen, carbon dioxide and calcium control of the mechanisms of relaxation in the cerebral artery smooth musculature]. Fiziol Zh SSSR Im I M Sechenova. 1982 Jan;68(1):59-63. Russian. PMID: 6277705. </text:p>
          </table:table-cell>
          <table:table-cell table:style-name="ce4" office:value-type="string" calcext:value-type="string">
            <text:p>[08] Campbell PI, al-Mahrouq HA, Abraham MI, Kempson SA. Specific inhibition of rat renal Na+/phosphate cotransport by picolinamide. J Pharmacol Exp Ther. 1989 Oct;251(1):188-92. PMID: 2529366. </text:p>
          </table:table-cell>
          <table:table-cell table:style-name="ce4" office:value-type="string" calcext:value-type="string">
            <text:p>[09]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6] Duan J, Karmazyn M. A rapid phosphate-induced depression of heart subsarcolemmal mitochondrial oxidative phosphorylation. Res Commun Chem Pathol Pharmacol. 1989 Mar;63(3):361-72. PMID: 2727388. </text:p>
          </table:table-cell>
          <table:table-cell table:style-name="ce4" office:value-type="string" calcext:value-type="string">
            <text:p>[25] Hughes WS, Aurbach GD, Sharp ME, Marx SJ. The effect of the bicarbonate anion on serum ionized calcium concentration in vitro. J Lab Clin Med. 1984 Jan;103(1):93-103. PMID: 6317778. </text:p>
          </table:table-cell>
          <table:table-cell table:style-name="ce4"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13%20Prostate%20Cancer" xlink:type="simple">2013 Prostate Cancer</text:a> </text:p>
          </table:table-cell>
          <table:table-cell table:style-name="ce4" office:value-type="string" calcext:value-type="string">
            <text:p>[05] Drago JR. The induction of NB rat prostatic carcinomas. Anticancer Res. 1984 Jul-Oct;4(4-5):255-6. PMID: 6486730. </text:p>
          </table:table-cell>
          <table:table-cell table:style-name="ce4" office:value-type="string" calcext:value-type="string">
            <text:p>[06] Geller J, Vazakas G, Fruchtman B, Newman H, Nakao K, Loh A. The effect of cyproterone acetate on advanced carcinoma of the prostate. Surg Gynecol Obstet. 1968 Oct;127(4):748-58. PMID: 5675191. </text:p>
          </table:table-cell>
          <table:table-cell table:style-name="ce4"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table:style-name="ce4"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table:style-name="ce4"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table:style-name="ce4" office:value-type="string" calcext:value-type="string">
            <text:p>[25]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table:style-name="ce4" office:value-type="string" calcext:value-type="string">
            <text:p>[27] Schuman LM, Mandel J, Blackard C, Bauer H, Scarlett J, McHugh R. Epidemiologic study of prostatic cancer: preliminary report. Cancer Treat Rep. 1977 Mar-Apr;61(2):181-6. PMID: 194689. </text:p>
          </table:table-cell>
          <table:table-cell office:value-type="string" calcext:value-type="string">
            <text:p>[28] Siiteri, P.K. and P. C. MacDonald, "Role of extraglandular estrogen in human endocrinology," In Handbook of Physiology, section 7, Endocrinology Vol II (Eds. S. R. Geiger, et al.,) pp. 615-629, Williams &amp; Wilkins, Baltimore</text:p>
          </table:table-cell>
          <table:table-cell table:style-name="ce4" office:value-type="string" calcext:value-type="string">
            <text:p>[31] TULLNER WW. HORMONAL FACTORS IN THE ADRENAL-DEPENDENT GROWTH OF THE RAT VENTRAL PROSTATE. Natl Cancer Inst Monogr. 1963 Oct;12:211-23. PMID: 14072993. </text:p>
          </table:table-cell>
          <table:table-cell table:style-name="ce4" office:value-type="string" calcext:value-type="string">
            <text:p>[35] Vermeulen, A. "Hormonal factors related to abnormal growth of the prostate." Prostate Cancer. 48 (1979): 81-92. <text:s/>UICC, Geneva</text:p>
          </table:table-cell>
          <table:table-cell table:number-columns-repeated="16373"/>
        </table:table-row>
        <table:table-row table:style-name="ro9">
          <table:table-cell table:style-name="ce5" office:value-type="string" calcext:value-type="string">
            <text:p><text:a xlink:href="https://github.com/peatysharing/ray_newsletters_with_references/tree/main/Articles/2013%20Rosacea%2C%20inflammation%2C%20and%20aging%2C%20The%20inefficiency%20of%20stress" xlink:type="simple">2013 Rosacea, inflammation, and aging, The inefficiency</text:a> </text:p>
          </table:table-cell>
          <table:table-cell office:value-type="string" calcext:value-type="string">
            <text:p>[01] Anisimov VN, Okulov VB. Uroven' éstradiola v krovi i G2-keĭlona v slizistoĭ obolochke vlagalishcha u krys raznogo vozrasta [Blood estradiol level and G2-chalone content in the vaginal mucosa in rats of different ages]. Probl Endokrinol (Mosk). 1981 Mar-Apr;27(2):48-52. Russian. PMID: 6453335.</text:p>
          </table:table-cell>
          <table:table-cell table:style-name="ce4" office:value-type="string" calcext:value-type="string">
            <text:p>[02] Batey DW, Eckhert CD. Analysis of flavins in ocular tissues of the rabbit. Invest Ophthalmol Vis Sci. 1991 Jun;32(7):1981-5. PMID: 2055692. </text:p>
          </table:table-cell>
          <table:table-cell table:style-name="ce4" office:value-type="string" calcext:value-type="string">
            <text:p>[03] BELLOMIO S. Contributo clinico alla conoscenza della alattoflavinosi oculare [Clinical contribution on riboflavin deficiency of the eye]. Boll Ocul. 1955 Mar;34(3):157-70. Italian. PMID: 14389481. </text:p>
          </table:table-cell>
          <table:table-cell table:style-name="ce4" office:value-type="string" calcext:value-type="string">
            <text:p>[05] BLINOVA LI, TSYPIN LM, SHEINBERG AI. [The content of riboflavin and ascorbic acid in the cornea in burns of the eye]. Vestn Oftalmol. 1961 Nov-Dec;74:48-53. Russian. PMID: 13870011. </text:p>
          </table:table-cell>
          <table:table-cell table:style-name="ce4" office:value-type="string" calcext:value-type="string">
            <text:p>[09] Eikvar L, Kirkebøen KA. Reseptormedierte effekter av adenosin og koffein [Receptor mediated effects of adenosine and caffeine]. Tidsskr Nor Laegeforen. 1998 Mar 30;118(9):1390-5. Norwegian. PMID: 9599504. </text:p>
          </table:table-cell>
          <table:table-cell table:style-name="ce4" office:value-type="string" calcext:value-type="string">
            <text:p>[11] FUNATSU H, MOTEGI T. [The effects of vitamin B2 group on the corneal metabolism. I]. Nippon Ganka Gakkai Zasshi. 1961 Dec 10;65:2439-44. Japanese. PMID: 13895903. </text:p>
          </table:table-cell>
          <table:table-cell table:style-name="ce4" office:value-type="string" calcext:value-type="string">
            <text:p>[15] GOUGEROT H, GRUPPER C, PLAS G. Ariboflavinose cutanéo-muqueuse; rosacée de la cornée et dermite séborrhéique médio-faciale [Cutaneous-mucosal ariboflavinosis; rosacea of cornea and medio-facial seborrheic dermatitis]. Bull Soc Fr Dermatol Syphiligr. 1950 May-Jun;57(3):277-80. Undetermined Language. PMID: 14801575. </text:p>
          </table:table-cell>
          <table:table-cell table:style-name="ce4" office:value-type="string" calcext:value-type="string">
            <text:p>[26]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3] www.emedicine.com/oph/topic115.htm </text:p>
          </table:table-cell>
          <table:table-cell table:style-name="ce4" office:value-type="string" calcext:value-type="string">
            <text:p>[49] SIMKOVA M. Vliv vitaminu B1 a B2 na onemocnĕnä rohovky [Effect of vitamin B1 and B2 on diseases of the cornea]. Cesk Oftalmol. 1951;7(1):37-42. Undetermined Language. PMID: 14822039. </text:p>
          </table:table-cell>
          <table:table-cell table:style-name="ce4"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table:style-name="ce4" office:value-type="string" calcext:value-type="string">
            <text:p>[56] WIESINGER H, KAUNITZ H, SLANETZ CA. Hornhautveränderungen bei Ratten im Riboflavinmangel [Corneal changes in riboflavin-deficient rats]. Ophthalmologica. 1955 Jun;129(6):389-95. German. doi: 10.1159/000302581. PMID: 14394645. </text:p>
          </table:table-cell>
          <table:table-cell table:style-name="ce4" office:value-type="string" calcext:value-type="string">
            <text:p>[57] Wilhelmi G, Gdynia R. Uber die phlogogenen Eigenschaften der Michsäure im Tierexperiment [On the phlogogenic properties of lactic acid in animal experiments]. Arzneimittelforschung. 1968 Dec;18(12):1525-9. German. PMID: 5756245. </text:p>
          </table:table-cell>
          <table:table-cell table:style-name="ce4" office:value-type="string" calcext:value-type="string">
            <text:p>[60] Yu AC, Chan PH, Fishman RA. Effects of arachidonic acid on glutamate and gamma-aminobutyric acid uptake in primary cultures of rat cerebral cortical astrocytes and neurons. J Neurochem. 1986 Oct;47(4):1181-9. doi: 10.1111/j.1471-4159.1986.tb00738.x. PMID: 2875129. </text:p>
          </table:table-cell>
          <table:table-cell table:style-name="ce4" office:value-type="string" calcext:value-type="string">
            <text:p>[61] Zaun H. Hautveränderungen unter der Einnahme hormonaler Kontrazeptiva [Skin changes from taking hormonal contraceptives]. Med Monatsschr Pharm. 1981 Jun;4(6):161-5. German. PMID: 7242455. </text:p>
          </table:table-cell>
          <table:table-cell table:number-columns-repeated="16368"/>
        </table:table-row>
        <table:table-row table:style-name="ro12">
          <table:table-cell table:style-name="ce5" office:value-type="string" calcext:value-type="string">
            <text:p><text:a xlink:href="https://github.com/peatysharing/ray_newsletters_with_references/tree/main/Articles/2013%20When%20energy%20fails%20Edema%2C%20heart%20failure%2C%20hypertension%2C%20sarcopenia%2C%20etc" xlink:type="simple">2013 When energy fails Edema, heart failure, hypertens</text:a> </text:p>
          </table:table-cell>
          <table:table-cell table:style-name="ce4" office:value-type="string" calcext:value-type="string">
            <text:p>[19] Hatton DC, Yue Q, McCarron DA. Mechanisms of calcium's effects on blood pressure. Semin Nephrol. 1995 Nov;15(6):593-602. PMID: 8588118. </text:p>
          </table:table-cell>
          <table:table-cell table:style-name="ce4"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table:style-name="ce4"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table:style-name="ce4" office:value-type="string" calcext:value-type="string">
            <text:p>[47] Ruppert M, Diehl J, Kolloch R, Overlack A, Kraft K, Göbel B, Hittel N, Stumpe KO. Short-term dietary sodium restriction increases serum lipids and insulin in salt-sensitive and salt-resistant normotensive adults. Klin Wochenschr. 1991;69 Suppl 25:51-7. PMID: 1921253. </text:p>
          </table:table-cell>
          <table:table-cell table:style-name="ce4" office:value-type="string" calcext:value-type="string">
            <text:p>[53] Sowers JR, Zemel MB, Standley PR, Zemel PC. Calcium and hypertension. J Lab Clin Med. 1989 Oct;114(4):338-48. PMID: 2677196. </text:p>
          </table:table-cell>
          <table:table-cell table:style-name="ce4" office:value-type="string" calcext:value-type="string">
            <text:p>[56] Tarazi RC. Hemodynamic role of extracellular fluid in hypertension. Circ Res. 1976 Jun;38(6 Suppl 2):73-83. doi: 10.1161/01.res.38.6.73. PMID: 773571. </text:p>
          </table:table-cell>
          <table:table-cell table:style-name="ce4"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9">
          <table:table-cell table:style-name="ce5" office:value-type="string" calcext:value-type="string">
            <text:p><text:a xlink:href="https://github.com/peatysharing/ray_newsletters_with_references/tree/main/Articles/2014%20Cancer%20Disorder%20and%20Energy" xlink:type="simple">2014 Cancer Disorder and Energy</text:a> </text:p>
          </table:table-cell>
          <table:table-cell table:style-name="ce4" office:value-type="string" calcext:value-type="string">
            <text:p>[38] Mazzoni MC, Borgström P, Intaglietta M, Arfors KE. Capillary narrowing in hemorrhagic shock is rectified by hyperosmotic saline-dextran reinfusion. Circ Shock. 1990 Aug;31(4):407-18. PMID: 1697790. </text:p>
          </table:table-cell>
          <table:table-cell table:style-name="ce4" office:value-type="string" calcext:value-type="string">
            <text:p>[41] Neĭfakh EA, Lankin VZ. Uvelichenie nenasyshchennykh zhirnykh kislot pri zlokachestvennom roste [Increase in unsaturated fatty acids during tumor growth]. Biofizika. 1967 Nov-Dec;12(6):1085-6. Russian. PMID: 4318222. </text:p>
          </table:table-cell>
          <table:table-cell table:style-name="ce4"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table:style-name="ce4" office:value-type="string" calcext:value-type="string">
            <text:p>[64] SUEYOSHI Y, NAGAO Y. Studies on the linoleic acid contents in the phospholipids of the sarcoma. Keio J Med. 1962 Mar;11:25-32. doi: 10.2302/kjm.11.25. PMID: 13918168. </text:p>
          </table:table-cell>
          <table:table-cell table:style-name="ce4"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8"/>
        </table:table-row>
        <table:table-row table:style-name="ro12">
          <table:table-cell table:style-name="ce5" office:value-type="string" calcext:value-type="string">
            <text:p><text:a xlink:href="https://github.com/peatysharing/ray_newsletters_with_references/tree/main/Articles/2014%20Cataracts%20water%2C%20energy%2C%20light%2C%20and%20aging" xlink:type="simple">2014 Cataracts water, energy, light, and aging</text:a> </text:p>
          </table:table-cell>
          <table:table-cell table:style-name="ce4" office:value-type="string" calcext:value-type="string">
            <text:p>[11] Crabbe MJ. Cataract as a conformational disease--the Maillard reaction, alpha-crystallin and chemotherapy. Cell Mol Biol (Noisy-le-grand). 1998 Nov;44(7):1047-50. PMID: 9846886. </text:p>
          </table:table-cell>
          <table:table-cell table:style-name="ce4" office:value-type="string" calcext:value-type="string">
            <text:p>[12] Donaldson PJ, Grey AC, Merriman-Smith BR, Sisley AM, Soeller C, Cannell MB, Jacobs MD. Functional imaging: new views on lens structure and function. Clin Exp Pharmacol Physiol. 2004 Dec;31(12):890-5. doi: 10.1111/j.1440-1681.2004.04099.x. PMID: 15659055. </text:p>
          </table:table-cell>
          <table:table-cell table:style-name="ce4" office:value-type="string" calcext:value-type="string">
            <text:p>[24] Korsakova NV, Sergeeva VE. [The bioamine profile of the lens during the development of different types of human age-related cataract]. Vestn Oftalmol. 2010 Jan-Feb;126(1):32-5. Russian. PMID: 20645573. </text:p>
          </table:table-cell>
          <table:table-cell table:style-name="ce4" office:value-type="string" calcext:value-type="string">
            <text:p>[29] Mori K. [Magnetic resonance imaging study on rat sugar cataract]. Nippon Ganka Gakkai Zasshi. 1993 Oct;97(10):1157-64. Japanese. PMID: 8256667. </text:p>
          </table:table-cell>
          <table:table-cell table:style-name="ce4" office:value-type="string" calcext:value-type="string">
            <text:p>[42] D.N.Stewart, 2008 dissertation UC Davis, Existence of protein turnover in adult human nuclear fiber cells. </text:p>
          </table:table-cell>
          <table:table-cell table:style-name="ce4" office:value-type="string" calcext:value-type="string">
            <text:p>[44] Tasaki I, Iwasa K. Rapid mechanical changes in crab nerve and squid axon during action potentials. J Physiol (Paris). 1981 May;77(9):1055-9. PMID: 7346626. </text:p>
          </table:table-cell>
          <table:table-cell table:style-name="ce4" office:value-type="string" calcext:value-type="string">
            <text:p>[48] Hu C, Zhang X, Hui Y. [The nuclear hardness and associated factors of age-related cataract]. Zhonghua Yan Ke Za Zhi. 2000 Sep;36(5):337-40. Chinese. PMID: 11853623. </text:p>
          </table:table-cell>
          <table:table-cell table:number-columns-repeated="16376"/>
        </table:table-row>
        <table:table-row table:style-name="ro4">
          <table:table-cell table:style-name="ce5" office:value-type="string" calcext:value-type="string">
            <text:p><text:a xlink:href="https://github.com/peatysharing/ray_newsletters_with_references/tree/main/Articles/2014%20Meat%20physiology%2C%20stress%2C%20and%20degenerative%20physiology" xlink:type="simple">2014 Meat physiology, stress, and degenerative physiolo</text:a> </text:p>
          </table:table-cell>
          <table:table-cell table:style-name="ce4" office:value-type="string" calcext:value-type="string">
            <text:p>[04] Cipolla B, Guille F, Quemener V, Lévêque JM, Moulinoux JP, Lobel B. Intérêt diagnostique des polyamines érythrocytaires (PAE) dans l'adénocarcinome prostatique (AP): à propos de 100 patients [The diagnostic value of erythrocyte polyamines (EPA) in prostatic adenocarcinoma (PA): apropos of 100 patients]. Prog Urol. 1992 Feb;2(1):50-7. French. PMID: 1284385. </text:p>
          </table:table-cell>
          <table:table-cell table:style-name="ce4" office:value-type="string" calcext:value-type="string">
            <text:p>[14] THE DAILY CITIZEN, April 5, 1994. Robert Greene, "Soggy Chickens," AP, April 2, 1994; "Interview with Elaine Dodge,"</text:p>
          </table:table-cell>
          <table:table-cell table:style-name="ce4" office:value-type="string" calcext:value-type="string">
            <text:p>[17] Ideta T. [Studies on relationship between progressive muscular dystrophy and estrogen]. Kumamoto Igakkai Zasshi. 1969 Aug 25;43(8):661-80. Japanese. PMID: 5395315. </text:p>
          </table:table-cell>
          <table:table-cell table:style-name="ce4" office:value-type="string" calcext:value-type="string">
            <text:p>[21]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table:style-name="ce4" office:value-type="string" calcext:value-type="string">
            <text:p>[23] Kovach JS, Svingen PA. Enhancement of the antiproliferative activity of human interferon by polyamine depletion. Cancer Treat Rep. 1985 Jan;69(1):97-103. PMID: 3917854. </text:p>
          </table:table-cell>
          <table:table-cell table:style-name="ce4" office:value-type="string" calcext:value-type="string">
            <text:p>[25] Kuchár S, Mozes S, Boda K, Koppel J. The effect of androgen and estrogen on food intake and body weight in rats--age dependency. Endokrinologie. 1982 Nov;80(3):294-8. PMID: 7166161. </text:p>
          </table:table-cell>
          <table:table-cell table:style-name="ce4"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table:style-name="ce4"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table:style-name="ce4" office:value-type="string" calcext:value-type="string">
            <text:p>[44] STERNBERG J, PASCOE-DAWSON E. Studies on the mechanism of the catabolic action of estrogens. Rev Can Biol. 1959 Apr;18(1):23-52. PMID: 13646238. </text:p>
          </table:table-cell>
          <table:table-cell table:style-name="ce4" office:value-type="string" calcext:value-type="string">
            <text:p>[45] <text:a xlink:href="https://web.archive.org/web/20160221022832/https://www.fsis.usda.gov/wps/portal/fsis/topics/food-safety-education/get-answers/food-safety-fact-sheets/meat-preparation/water-in-meat-and-poultry/CT_Index" xlink:type="simple">https://web.archive.org/web/20160221022832/https://www.fsis.usda.gov/wps/portal/fsis/topics/food-safety-education/get-answers/food-safety-fact-sheets/meat-preparation/water-in-meat-and-poultry/CT_Index</text:a></text:p>
          </table:table-cell>
          <table:table-cell table:style-name="ce4" office:value-type="string" calcext:value-type="string">
            <text:p>[46] Usuki F, Nakazato O, Osame M, Igata A. [Hyperestrogenemia in Duchenne muscular dystrophy (DMD)]. Rinsho Shinkeigaku. 1985 Jun;25(6):711-5. Japanese. PMID: 4053465. </text:p>
          </table:table-cell>
          <table:table-cell table:style-name="ce4"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table:style-name="ce4" office:value-type="string" calcext:value-type="string">
            <text:p>[55] Zagrebin VM. Biologicheskie markery predraka tolstoĭ kishki [Biological markers of precancer of the large intestine]. Arkh Patol. 1995 Jul-Aug;57(4):89-92. Russian. PMID: 8526767. </text:p>
          </table:table-cell>
          <table:table-cell table:number-columns-repeated="16370"/>
        </table:table-row>
        <table:table-row table:style-name="ro15">
          <table:table-cell table:style-name="ce5" office:value-type="string" calcext:value-type="string">
            <text:p><text:a xlink:href="https://github.com/peatysharing/ray_newsletters_with_references/tree/main/Articles/2015%20Heart%20and%20hormones" xlink:type="simple">2015 Heart and hormones</text:a> </text:p>
          </table:table-cell>
          <table:table-cell table:style-name="ce4" office:value-type="string" calcext:value-type="string">
            <text:p>[38] Somogyi J, Szalay J, Pándics T, Rosta K, Csermely P, Vér A. Uj szteroidhormon-család: az endogén szívglikozidok és szerepük a szervezetben fiziológiás és patológiás körülmények között [New steroid hormone family: endogenous cardiac glycosides and their role in physiologic and pathologic conditions]. Orv Hetil. 2004 Feb 8;145(6):259-66. Hungarian. PMID: 15038319. </text:p>
          </table:table-cell>
          <table:table-cell table:style-name="ce4" office:value-type="string" calcext:value-type="string">
            <text:p>[41] Tsyganiĭ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4">
          <table:table-cell table:style-name="ce5" office:value-type="string" calcext:value-type="string">
            <text:p><text:a xlink:href="https://github.com/peatysharing/ray_newsletters_with_references/tree/main/Articles/2015%20Serotonin%20Effects%20in%20disease%2C%20aging%20and%20inflammation" xlink:type="simple">2015 Serotonin Effects in disease, aging and inflammation</text:a>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22] GADDUM JH. Antagonism between lysergic acid diethylamide and 5-hydroxytryptamine. J Physiol. 1953 Jul;121(1):15P. PMID: 13085323. </text:p>
          </table:table-cell>
          <table:table-cell table:style-name="ce4" office:value-type="string" calcext:value-type="string">
            <text:p>[34] Henley WN, Bellush LL, Tressler M. Bulbospinal serotonergic activity during changes in thyroid status. Can J Physiol Pharmacol. 1998 Dec;76(12):1120-31. doi: 10.1139/cjpp-76-12-1120. PMID: 10326834. </text:p>
          </table:table-cell>
          <table:table-cell table:style-name="ce4" office:value-type="string" calcext:value-type="string">
            <text:p>[44] Malick JB. The pharmacology of isolation-induced aggressive behavior in mice. Curr Dev Psychopharmacol. 1979;5:1-27. PMID: 35310. </text:p>
          </table:table-cell>
          <table:table-cell table:style-name="ce4" office:value-type="string" calcext:value-type="string">
            <text:p>[46]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47]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54] Schwark WS, Keesey RR. Thyroid hormone control of serotonin in developing rat brain. Res Commun Chem Pathol Pharmacol. 1975 Jan;10(1):37-50. PMID: 1124320. </text:p>
          </table:table-cell>
          <table:table-cell table:number-columns-repeated="16376"/>
        </table:table-row>
        <table:table-row table:style-name="ro3">
          <table:table-cell table:style-name="ce5" office:value-type="string" calcext:value-type="string">
            <text:p><text:a xlink:href="https://github.com/peatysharing/ray_newsletters_with_references/tree/main/Articles/2016%20Mitochondria%20and%20mortality" xlink:type="simple">2016 Mitochondria and mortality</text:a> </text:p>
          </table:table-cell>
          <table:table-cell table:style-name="ce4"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table:style-name="ce4" office:value-type="string" calcext:value-type="string">
            <text:p>[07] Rhodes RS. The effect of mitochondrial dysfunction on glucose metabolism during shock. Adv Shock Res. 1978;1:105-16. PMID: 262075. </text:p>
          </table:table-cell>
          <table:table-cell table:style-name="ce4" office:value-type="string" calcext:value-type="string">
            <text:p>[10] Park Y, Bowles DK, Kehrer JP. Protection against hypoxic injury in isolated-perfused rat heart by ruthenium red. J Pharmacol Exp Ther. 1990 May;253(2):628-35. PMID: 1692589. </text:p>
          </table:table-cell>
          <table:table-cell table:style-name="ce4" office:value-type="string" calcext:value-type="string">
            <text:p>[23] Harding JE, Charlton VE. Effect of lactate and beta-hydroxybutyrate infusions on brain metabolism in the fetal sheep. J Dev Physiol. 1990 Sep;14(3):139-46. PMID: 2100739. </text:p>
          </table:table-cell>
          <table:table-cell table:style-name="ce4"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table:style-name="ce4"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16">
          <table:table-cell table:style-name="ce5" office:value-type="string" calcext:value-type="string">
            <text:p><text:a xlink:href="https://github.com/peatysharing/ray_newsletters_with_references/tree/main/Articles/2016%20The%20dark%20side%20of%20stress%20(Learned%20helplessness)" xlink:type="simple">2016 The dark side of stress (Learned helplessness)</text:a> </text:p>
          </table:table-cell>
          <table:table-cell table:style-name="ce4" office:value-type="string" calcext:value-type="string">
            <text:p>[2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27] Lyeth BG, Hayes RL. Cholinergic and opioid mediation of traumatic brain injury. J Neurotrauma. 1992 May;9 Suppl 2:S463-74. PMID: 1351951. </text:p>
          </table:table-cell>
          <table:table-cell table:style-name="ce4" office:value-type="string" calcext:value-type="string">
            <text:p>[5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52] Jeyarasasingam G, Yeluashvili M, Quik M. Tacrine, a reversible acetylcholinesterase inhibitor, induces myopathy. Neuroreport. 2000 Apr 27;11(6):1173-6. doi: 10.1097/00001756-200004270-00006. PMID: 10817586. </text:p>
          </table:table-cell>
          <table:table-cell table:style-name="ce4" office:value-type="string" calcext:value-type="string">
            <text:p>[53] Coste J, Vial JC, Faury G, Deronzier A, Usson Y, Robert-Nicoud M, Verdetti J. NO synthesis, unlike respiration, influences intracellular oxygen tension. Biochem Biophys Res Commun. 2002 Jan 11;290(1):97-104. doi: 10.1006/bbrc.2001.6221. PMID: 11779139. </text:p>
          </table:table-cell>
          <table:table-cell table:style-name="ce4" office:value-type="string" calcext:value-type="string">
            <text:p>[54] Delfs JR, Zhu CH, Dichter MA. Coexistence of acetylcholinesterase and somatostatin-immunoreactivity in neurons cultured from rat cerebrum. Science. 1984 Jan 6;223(4631):61-3. doi: 10.1126/science.6140757. PMID: 6140757. </text:p>
          </table:table-cell>
          <table:table-cell table:style-name="ce4" office:value-type="string" calcext:value-type="string">
            <text:p>[55] Willis LM, Shukitt-Hale B, Joseph JA. Dietary polyunsaturated fatty acids improve cholinergic transmission in the aged brain. Genes Nutr. 2009 Dec;4(4):309-14. doi: 10.1007/s12263-009-0141-6. Epub 2009 Aug 29. PMID: 19727886; PMCID: PMC2775891. </text:p>
          </table:table-cell>
          <table:table-cell table:style-name="ce4" office:value-type="string" calcext:value-type="string">
            <text:p>[56] Sharma HS, Nyberg F, Gordh T, Alm P, Westman J. Topical application of insulin like growth factor-1 reduces edema and upregulation of neuronal nitric oxide synthase following trauma to the rat spinal cord. Acta Neurochir Suppl. 1997;70:130-3. doi: 10.1007/978-3-7091-6837-0_40. PMID: 9416300. </text:p>
          </table:table-cell>
          <table:table-cell table:style-name="ce4" office:value-type="string" calcext:value-type="string">
            <text:p>[57] Sharma B, Sharma PM. Arsenic toxicity induced endothelial dysfunction and dementia: pharmacological interdiction by histone deacetylase and inducible nitric oxide synthase inhibitors. Toxicol Appl Pharmacol. 2013 Nov 15;273(1):180-8. doi: 10.1016/j.taap.2013.07.017. Epub 2013 Aug 3. PMID: 23921152. </text:p>
          </table:table-cell>
          <table:table-cell table:style-name="ce4" office:value-type="string" calcext:value-type="string">
            <text:p>[58] Sharma B, Singh N. Pharmacological inhibition of inducible nitric oxide synthase (iNOS) and nicotinamide adenine dinucleotide phosphate (NADPH) oxidase, convalesce behavior and biochemistry of hypertension induced vascular dementia in rats. Pharmacol Biochem Behav. 2013 Feb;103(4):821-30. doi: 10.1016/j.pbb.2012.11.011. Epub 2012 Nov 30. PMID: 23201648. </text:p>
          </table:table-cell>
          <table:table-cell table:style-name="ce4" office:value-type="string" calcext:value-type="string">
            <text:p>[61] Librizzi L, Folco G, de Curtis M. Nitric oxide synthase inhibitors unmask acetylcholine-mediated constriction of cerebral vessels in the in vitro isolated guinea-pig brain. Neuroscience. 2000;101(2):283-7. doi: 10.1016/s0306-4522(00)00365-1. PMID: 11074151. </text:p>
          </table:table-cell>
          <table:table-cell table:style-name="ce4" office:value-type="string" calcext:value-type="string">
            <text:p>[63] Teaktong T, Graham A, Court J, Perry R, Jaros E, Johnson M, Hall R, Perry E. Alzheimer's disease is associated with a selective increase in alpha7 nicotinic acetylcholine receptor immunoreactivity in astrocytes. Glia. 2003 Jan 15;41(2):207-11. doi: 10.1002/glia.10132. PMID: 12509811. </text:p>
          </table:table-cell>
          <table:table-cell table:style-name="ce4" office:value-type="string" calcext:value-type="string">
            <text:p>[64] Steinert JR, Chernova T, Forsythe ID. Nitric oxide signaling in brain function, dysfunction, and dementia. Neuroscientist. 2010 Aug;16(4):435-52. doi: 10.1177/1073858410366481. PMID: 20817920. </text:p>
          </table:table-cell>
          <table:table-cell table:style-name="ce4" office:value-type="string" calcext:value-type="string">
            <text:p>[65] Doherty GH. Nitric oxide in neurodegeneration: potential benefits of non-steroidal anti-inflammatories. Neurosci Bull. 2011 Dec;27(6):366-82. doi: 10.1007/s12264-011-1530-6. PMID: 22108814; PMCID: PMC5560384. </text:p>
          </table:table-cell>
          <table:table-cell table:style-name="ce4" office:value-type="string" calcext:value-type="string">
            <text:p>[67] Manukhina EB, Goryacheva AV, Barskov IV, Viktorov IV, Guseva AA, Pshennikova MG, Khomenko IP, Mashina SY, Pokidyshev DA, Malyshev IY. Prevention of neurodegenerative damage to the brain in rats in experimental Alzheimer's disease by adaptation to hypoxia. Neurosci Behav Physiol. 2010 Sep;40(7):737-43. doi: 10.1007/s11055-010-9320-6. Epub 2010 Jul 16. PMID: 20635216. </text:p>
          </table:table-cell>
          <table:table-cell table:style-name="ce4" office:value-type="string" calcext:value-type="string">
            <text:p>[68] Levine JD, Strauss LR, Muenz LR, Dratman MB, Stewart KT, Adler NT. Thyroparathyroidectomy produces a progressive escape deficit in rats. Physiol Behav. 1990 Jul;48(1):165-7. doi: 10.1016/0031-9384(90)90278-c. PMID: 2236264. </text:p>
          </table:table-cell>
          <table:table-cell table:style-name="ce4" office:value-type="string" calcext:value-type="string">
            <text:p>[69] Flemmer DD, Dilsaver SC, Peck JA. Bright light blocks the capacity of inescapable swim stress to supersensitize a central muscarinic mechanism. Pharmacol Biochem Behav. 1990 Aug;36(4):775-8. doi: 10.1016/0091-3057(90)90076-t. PMID: 2217505. </text:p>
          </table:table-cell>
          <table:table-cell table:style-name="ce4" office:value-type="string" calcext:value-type="string">
            <text:p>[71] Martin P, Brochet D, Soubrie P, Simon P. Triiodothyronine-induced reversal of learned helplessness in rats. Biol Psychiatry. 1985 Sep;20(9):1023-5. doi: 10.1016/0006-3223(85)90202-1. PMID: 2992618. </text:p>
          </table:table-cell>
          <table:table-cell table:style-name="ce4" office:value-type="string" calcext:value-type="string">
            <text:p>[74] Östberg A, Virta J, Rinne JO, Oikonen V, Luoto P, Någren K, Arponen E, Tenovuo O. Cholinergic dysfunction after traumatic brain injury: preliminary findings from a PET study. Neurology. 2011 Mar 22;76(12):1046-50. doi: 10.1212/WNL.0b013e318211c1c4. PMID: 21422456. </text:p>
          </table:table-cell>
          <table:table-cell table:style-name="ce4"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table:style-name="ce4" office:value-type="string" calcext:value-type="string">
            <text:p>[80] Lyeth BG, Hayes RL. Cholinergic and opioid mediation of traumatic brain injury. J Neurotrauma. 1992 May;9 Suppl 2:S463-74. PMID: 1351951. </text:p>
          </table:table-cell>
          <table:table-cell table:style-name="ce4" office:value-type="string" calcext:value-type="string">
            <text:p>[82] Oriaku ET, Soliman KF. Effect of stress and glucocorticoids on the gastrointestinal cholinergic enzymes. Arch Int Pharmacodyn Ther. 1986 Mar;280(1):136-44. PMID: 3718075. </text:p>
          </table:table-cell>
          <table:table-cell table:style-name="ce4" office:value-type="string" calcext:value-type="string">
            <text:p>[83] Nyquist Battie C, Moran N. Sympathectomy alters acetylcholinesterase expression in adult rat heart. Cardiovasc Res. 1990 Apr;24(4):335-9. doi: 10.1093/cvr/24.4.335. PMID: 2112043. </text:p>
          </table:table-cell>
          <table:table-cell table:style-name="ce4" office:value-type="string" calcext:value-type="string">
            <text:p>[84] Harris LW, Garry VF Jr, Moore RD. Biosynthesis of cholinesterase in rabbit bone marrow cells in culture. Biochem Pharmacol. 1974 Aug;23(15):2155-63. doi: 10.1016/0006-2952(74)90581-4. PMID: 4369814. </text:p>
          </table:table-cell>
          <table:table-cell table:style-name="ce4" office:value-type="string" calcext:value-type="string">
            <text:p>[85] Heller M, Hanahan DJ. Human erythrocyte membrane bound enzyme acetylcholinesterase. Biochim Biophys Acta. 1972 Jan 17;255(1):251-72. doi: 10.1016/0005-2736(72)90027-2. PMID: 4622094. </text:p>
          </table:table-cell>
          <table:table-cell table:style-name="ce4" office:value-type="string" calcext:value-type="string">
            <text:p>[86] Bartos EM, Glinos AD. Properties of growth-related acetylcholinesterase in a cell line of fibroblastic origin. J Cell Biol. 1976 Jun;69(3):638-46. doi: 10.1083/jcb.69.3.638. PMID: 1270513; PMCID: PMC2109698. </text:p>
          </table:table-cell>
          <table:table-cell table:style-name="ce4" office:value-type="string" calcext:value-type="string">
            <text:p>[87] Grahn RE, Watkins LR, Maier SF. Impaired escape performance and enhanced conditioned fear in rats following exposure to an uncontrollable stressor are mediated by glutamate and nitric oxide in the dorsal raphe nucleus. Behav Brain Res. 2000 Jul;112(1-2):33-41. doi: 10.1016/s0166-4328(00)00161-3. PMID: 10862933. </text:p>
          </table:table-cell>
          <table:table-cell table:style-name="ce4" office:value-type="string" calcext:value-type="string">
            <text:p>[88] Anisman H, Glazier SJ, Sklar LS. Cholinergic influences on escape deficits produced by uncontrollable stress. Psychopharmacology (Berl). 1981;74(1):81-7. doi: 10.1007/BF00431762. PMID: 6791211. </text:p>
          </table:table-cell>
          <table:table-cell table:style-name="ce4" office:value-type="string" calcext:value-type="string">
            <text:p>[89] [96] Gatón J, Fernández de la Gándara F, Velasco A. The role of the neurotransmitters acetylcholine and noradrenaline in the pathogenesis of stress ulcers. Comp Biochem Physiol C Comp Pharmacol Toxicol. 1993 Sep;106(1):125-9. doi: 10.1016/0742-8413(93)90263-k. PMID: 7903607. </text:p>
          </table:table-cell>
          <table:table-cell table:style-name="ce4" office:value-type="string" calcext:value-type="string">
            <text:p>[90] Mychasiuk R, Zahir S, Schmold N, Ilnytskyy S, Kovalchuk O, Gibb R. Parental enrichment and offspring development: modifications to brain, behavior and the epigenome. Behav Brain Res. 2012 Mar 17;228(2):294-8. doi: 10.1016/j.bbr.2011.11.036. Epub 2011 Dec 8. PMID: 22173001. </text:p>
          </table:table-cell>
          <table:table-cell table:style-name="ce4" office:value-type="string" calcext:value-type="string">
            <text:p>[91] [92] Battisti V, Bagatini MD, Maders LD, Chiesa J, Santos KF, Gonçalves JF, Abdalla FH, Battisti IE, Schetinger MR, Morsch VM. Cholinesterase activities and biochemical determinations in patients with prostate cancer: influence of Gleason score, treatment and bone metastasis. Biomed Pharmacother. 2012 Jun;66(4):249-55. doi: 10.1016/j.biopha.2011.11.005. Epub 2011 Dec 21. PMID: 22560633. </text:p>
          </table:table-cell>
          <table:table-cell table:style-name="ce4"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style-name="ce4" office:value-type="string" calcext:value-type="string">
            <text:p>[94] Yoshioka S, Acosta TJ, Okuda K. Roles of cytokines and progesterone in the regulation of the nitric oxide generating system in bovine luteal endothelial cells. Mol Reprod Dev. 2012 Oct;79(10):689-96. doi: 10.1002/mrd.22075. Epub 2012 Sep 11. PMID: 22847916. </text:p>
          </table:table-cell>
          <table:table-cell table:style-name="ce4" office:value-type="string" calcext:value-type="string">
            <text:p>[95] Gonzalez Deniselle MC, Carreras MC, Garay L, Gargiulo-Monachelli G, Meyer M, Poderoso JJ, De Nicola AF. Progesterone prevents mitochondrial dysfunction in the spinal cord of wobbler mice. J Neurochem. 2012 Jul;122(1):185-95. doi: 10.1111/j.1471-4159.2012.07753.x. PMID: 22486171. </text:p>
          </table:table-cell>
          <table:table-cell table:style-name="ce4" office:value-type="string" calcext:value-type="string">
            <text:p>[97] Hansenne M. P300 and personality: an investigation with the Cloninger's model. Biol Psychol. 1999 Jun;50(2):143-55. doi: 10.1016/s0301-0511(99)00008-3. PMID: 10403202. </text:p>
          </table:table-cell>
          <table:table-cell table:style-name="ce4" office:value-type="string" calcext:value-type="string">
            <text:p>[98] Clément JP, Teissier MP. Personnalité et risque de démence [Personality and risk of dementia]. Psychol Neuropsychiatr Vieil. 2010 Dec;8(4):243-54. French. doi: 10.1684/pnv.2010.0227. PMID: 21147663. </text:p>
          </table:table-cell>
          <table:table-cell table:style-name="ce4" office:value-type="string" calcext:value-type="string">
            <text:p>[99] Doi K, Iwahashi K, Tsunekawa K. Participation of the parasympathetic nervous system in the development of activity-stress ulcers. Jpn J Surg. 1991 Jan;21(1):43-9. doi: 10.1007/BF02470865. PMID: 2041240. </text:p>
          </table:table-cell>
          <table:table-cell table:style-name="ce4" office:value-type="string" calcext:value-type="string">
            <text:p>[101] Esteller M. DNA methylation and cancer therapy: new developments and expectations. Curr Opin Oncol. 2005 Jan;17(1):55-60. doi: 10.1097/01.cco.0000147383.04709.10. PMID: 15608514. </text:p>
          </table:table-cell>
          <table:table-cell table:style-name="ce4" office:value-type="string" calcext:value-type="string">
            <text:p>[102] Freund J, Brandmaier AM, Lewejohann L, Kirste I, Kritzler M, Krüger A, Sachser N, Lindenberger U, Kempermann G. Emergence of individuality in genetically identical mice. Science. 2013 May 10;340(6133):756-9. doi: 10.1126/science.1235294. PMID: 23661762. </text:p>
          </table:table-cell>
          <table:table-cell table:style-name="ce4" office:value-type="string" calcext:value-type="string">
            <text:p>[103] Breitner JC, Welsh KA, Helms MJ, Gaskell PC, Gau BA, Roses AD, Pericak-Vance MA, Saunders AM. Delayed onset of Alzheimer's disease with nonsteroidal anti-inflammatory and histamine H2 blocking drugs. Neurobiol Aging. 1995 Jul-Aug;16(4):523-30. doi: 10.1016/0197-4580(95)00049-k. PMID: 8544901. </text:p>
          </table:table-cell>
          <table:table-cell table:style-name="ce4" office:value-type="string" calcext:value-type="string">
            <text:p>[104] Diamond MC, Ingham CA, Johnson RE, Bennett EL, Rosenzweig MR. Effects of environment on morphology of rat cerebral cortex and hippocampus. J Neurobiol. 1976 Jan;7(1):75-85. doi: 10.1002/neu.480070108. PMID: 1249575. </text:p>
          </table:table-cell>
          <table:table-cell table:style-name="ce4" office:value-type="string" calcext:value-type="string">
            <text:p>[105] Wenk G, Sweeney J, Hughey D, Carson J, Olton D. Cholinergic function and memory: extensive inhibition of choline acetyltransferase fails to impair radial maze performance in rats. Pharmacol Biochem Behav. 1986 Sep;25(3):521-6. doi: 10.1016/0091-3057(86)90134-6. PMID: 3774818. </text:p>
          </table:table-cell>
          <table:table-cell table:style-name="ce4" office:value-type="string" calcext:value-type="string">
            <text:p>[105] Bergeman CS, Plomin R, McClearn GE, Pedersen NL, Friberg LT. Genotype-environment interaction in personality development: identical twins reared apart. Psychol Aging. 1988 Dec;3(4):399-406. doi: 10.1037//0882-7974.3.4.399. PMID: 3268285. </text:p>
          </table:table-cell>
          <table:table-cell table:style-name="ce4" office:value-type="string" calcext:value-type="string">
            <text:p>[106] Palmer J, Love S. Endothelin receptor antagonists: potential in Alzheimer's disease. Pharmacol Res. 2011 Jun;63(6):525-31. doi: 10.1016/j.phrs.2010.12.008. Epub 2010 Dec 27. PMID: 21193044. </text:p>
          </table:table-cell>
          <table:table-cell office:value-type="string" calcext:value-type="string">
            <text:p>[107] Edvinsson L, Owman Ch. Amino-retseptory v sosudakh mozga [Amine receptors in brain vessels]. Fiziol Zh SSSR Im I M Sechenova. 1975 Oct;61(10):1466-72. Russian. PMID: 1204859.</text:p>
          </table:table-cell>
          <table:table-cell table:style-name="ce4" office:value-type="string" calcext:value-type="string">
            <text:p>[108] Dhanushkodi A, Bindu B, Raju TR, Kutty BM. Exposure to enriched environment improves spatial learning performances and enhances cell density but not choline acetyltransferase activity in the hippocampus of ventral subicular-lesioned rats. Behav Neurosci. 2007 Jun;121(3):491-500. doi: 10.1037/0735-7044.121.3.491. PMID: 17592940. </text:p>
          </table:table-cell>
          <table:table-cell table:style-name="ce4" office:value-type="string" calcext:value-type="string">
            <text:p>[109] Tang H, Hua F, Wang J, Sayeed I, Wang X, Chen Z, Yousuf S, Atif F, Stein DG. Progesterone and vitamin D: Improvement after traumatic brain injury in middle-aged rats. Horm Behav. 2013 Aug;64(3):527-38. doi: 10.1016/j.yhbeh.2013.06.009. Epub 2013 Jul 27. PMID: 23896206; PMCID: PMC3833454. </text:p>
          </table:table-cell>
          <table:table-cell table:style-name="ce4" office:value-type="string" calcext:value-type="string">
            <text:p>[110] Kitamura Y, Matsuoka Y, Nomura Y, Taniguchi T. Induction of inducible nitric oxide synthase and heme oxygenase-1 in rat glial cells. Life Sci. 1998;62(17-18):1717-21. doi: 10.1016/s0024-3205(98)00134-9. PMID: 9585163. </text:p>
          </table:table-cell>
          <table:table-cell table:style-name="ce4" office:value-type="string" calcext:value-type="string">
            <text:p>[111] Kim SW, Yu BP, Sanderford M, Herlihy JT. Dietary restriction modulates the norepinephrine content and uptake of the heart and cardiac synaptosomes. Proc Soc Exp Biol Med. 1994 Oct;207(1):43-7. doi: 10.3181/00379727-207-43789. PMID: 7938035. </text:p>
          </table:table-cell>
          <table:table-cell table:style-name="ce4" office:value-type="string" calcext:value-type="string">
            <text:p>[112] Taton G, Delhaye M, Swillens S, Morisset J, Larose L, Longnecker DS, Poirier GG. Muscarinic cholinergic receptors in pancreatic acinar carcinoma of rat. Int J Cancer. 1985 Apr 15;35(4):493-7. doi: 10.1002/ijc.2910350412. PMID: 2580801. </text:p>
          </table:table-cell>
          <table:table-cell table:style-name="ce4" office:value-type="string" calcext:value-type="string">
            <text:p>[113] Chien JL, Warren JR. Muscarinic receptor coupling to intracellular calcium release in rat pancreatic acinar carcinoma. Cancer Res. 1986 Nov;46(11):5706-14. PMID: 3756918. </text:p>
          </table:table-cell>
          <table:table-cell office:value-type="string" calcext:value-type="string">
            <text:p>[114] Schuller HM. Neurotransmission and cancer: implications for prevention and therapy. Anticancer Drugs. 2008 Aug;19(7):655-71. doi: 10.1097/CAD.0b013e3283025b58. PMID: 18594207.</text:p>
          </table:table-cell>
          <table:table-cell table:style-name="ce4" office:value-type="string" calcext:value-type="string">
            <text:p>[115] Mawdsley JE, Rampton DS. Psychological stress in IBD: new insights into pathogenic and therapeutic implications. Gut. 2005 Oct;54(10):1481-91. doi: 10.1136/gut.2005.064261. PMID: 16162953; PMCID: PMC1774724. </text:p>
          </table:table-cell>
          <table:table-cell table:style-name="ce4" office:value-type="string" calcext:value-type="string">
            <text:p>[116] Rubin RT, Rhodes ME, O'Toole S, Czambel RK. Sexual diergism of hypothalamo-pituitary-adrenal cortical responses to low-dose physotigmine in elderly vs. young women and men. Neuropsychopharmacology. 2002 May;26(5):672-81. doi: 10.1016/S0893-133X(01)00376-1. PMID: 11927192. </text:p>
          </table:table-cell>
          <table:table-cell table:style-name="ce4" office:value-type="string" calcext:value-type="string">
            <text:p>[117] Singh M, Su C. Progesterone and neuroprotection. Horm Behav. 2013 Feb;63(2):284-90. doi: 10.1016/j.yhbeh.2012.06.003. Epub 2012 Jun 23. PMID: 22732134; PMCID: PMC3467329. </text:p>
          </table:table-cell>
          <table:table-cell table:style-name="ce4" office:value-type="string" calcext:value-type="string">
            <text:p>[118] Pettus EH, Wright DW, Stein DG, Hoffman SW. Progesterone treatment inhibits the inflammatory agents that accompany traumatic brain injury. Brain Res. 2005 Jul 5;1049(1):112-9. doi: 10.1016/j.brainres.2005.05.004. PMID: 15932748. </text:p>
          </table:table-cell>
          <table:table-cell table:style-name="ce4" office:value-type="string" calcext:value-type="string">
            <text:p>[119] Miller L, Alley EW, Murphy WJ, Russell SW, Hunt JS. Progesterone inhibits inducible nitric oxide synthase gene expression and nitric oxide production in murine macrophages. J Leukoc Biol. 1996 Mar;59(3):442-50. doi: 10.1002/jlb.59.3.442. PMID: 8604025. </text:p>
          </table:table-cell>
          <table:table-cell table:style-name="ce4" office:value-type="string" calcext:value-type="string">
            <text:p>[120] Hunt JS, Miller L, Roby KF, Huang J, Platt JS, DeBrot BL. Female steroid hormones regulate production of pro-inflammatory molecules in uterine leukocytes. J Reprod Immunol. 1997 Nov 15;35(2):87-99. doi: 10.1016/s0165-0378(97)00060-0. PMID: 9421794. </text:p>
          </table:table-cell>
          <table:table-cell table:style-name="ce4" office:value-type="string" calcext:value-type="string">
            <text:p>[122] Srinivasarao P, Narayanareddy K, Vajreswari A, Rupalatha M, Prakash PS, Rao P. Influence of dietary fat on the activities of subcellular membrane-bound enzymes from different regions of rat brain. Neurochem Int. 1997 Dec;31(6):789-94. doi: 10.1016/s0197-0186(97)00037-5. PMID: 9413840. </text:p>
          </table:table-cell>
          <table:table-cell table:number-columns-repeated="16324"/>
        </table:table-row>
        <table:table-row table:style-name="ro17">
          <table:table-cell table:style-name="ce5" office:value-type="string" calcext:value-type="string">
            <text:p><text:a xlink:href="https://github.com/peatysharing/ray_newsletters_with_references/tree/main/Articles/2021%20Some%20Effects%20of%20Progesterone%20in%20Men" xlink:type="simple">2021 Some Effects of Progesterone in Men</text:a> </text:p>
          </table:table-cell>
          <table:table-cell table:style-name="ce4" office:value-type="string" calcext:value-type="string">
            <text:p>[02] Wu F, Xiong ZQ, Mao SH, Hu JM, Wang JQ, Jiang HW, Ding Q. Aldosterone induces inflammatory cytokines in penile corpus cavernosum by activating the NF-κB pathway. Asian J Androl. 2018 Jan-Feb;20(1):24-29. doi: 10.4103/aja.aja_8_17. PMID: 28382926; PMCID: PMC5753550. </text:p>
          </table:table-cell>
          <table:table-cell table:number-columns-repeated="16382"/>
        </table:table-row>
        <table:table-row table:style-name="ro18">
          <table:table-cell table:style-name="ce5" office:value-type="string" calcext:value-type="string">
            <text:p><text:a xlink:href="https://github.com/peatysharing/ray_newsletters_with_references/tree/main/Articles/Energy%20and%20Structure%20in%20Biological%20Water" xlink:type="simple">Energy and Structure in Biological Water</text:a> </text:p>
          </table:table-cell>
          <table:table-cell office:value-type="string" calcext:value-type="string">
            <text:p>[02] Structure and Properties of Water Near Biological Interfaces, Laboratory for Water Research, Coral Cables (1970)</text:p>
          </table:table-cell>
          <table:table-cell table:style-name="ce4" office:value-type="string" calcext:value-type="string">
            <text:p>[04] Damadian R. Tumor detection by nuclear magnetic resonance. Science. 1971 Mar 19;171(3976):1151-3. doi: 10.1126/science.171.3976.1151. PMID: 5544870. </text:p>
          </table:table-cell>
          <table:table-cell table:style-name="ce4"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table:style-name="ce4" office:value-type="string" calcext:value-type="string">
            <text:p>[06] Aspects of Yeast Metabolism (A. K. Mills, ed., Blackwell, Oxford, 1968) </text:p>
          </table:table-cell>
          <table:table-cell table:style-name="ce4" office:value-type="string" calcext:value-type="string">
            <text:p>[09] Effect of High Pressure on Intensity of Glucose Consumption by Pressure Tolerant Bacteria" in Dokl. Biol. Sci. 126, 524 (1959) </text:p>
          </table:table-cell>
          <table:table-cell table:style-name="ce4" office:value-type="string" calcext:value-type="string">
            <text:p>[12] The Neoplastic Process and the Nervous System (State Medical Puhl. House), 1958 </text:p>
          </table:table-cell>
          <table:table-cell table:style-name="ce4" office:value-type="string" calcext:value-type="string">
            <text:p>[14] Burr HS. Biologic Organization and the Cancer Problem. Yale J Biol Med. 1940 Jan;12(3):277-82. PMID: 21433882; PMCID: PMC2602176. </text:p>
          </table:table-cell>
          <table:table-cell table:number-columns-repeated="16376"/>
        </table:table-row>
        <table:table-row table:style-name="ro19">
          <table:table-cell table:style-name="ce5" office:value-type="string" calcext:value-type="string">
            <text:p><text:a xlink:href="https://github.com/peatysharing/ray_newsletters_with_references/tree/main/Articles/Energy%2C%20structure%20and%20carbon%20dioxide%20A%20realistic%20view%20of%20the%20organism" xlink:type="simple">Energy, structure and carbon dioxide A realistic view o</text:a> </text:p>
          </table:table-cell>
          <table:table-cell table:style-name="ce4" office:value-type="string" calcext:value-type="string">
            <text:p>[01] Zh, Ukr Biokhim. "May-Jun; 67 (3): 84-92,[Role of low molecular weight metabolites as natural regulators of metabolism]." Mel'nychuk DO, Mykhailovs' kyi VO (1995). </text:p>
          </table:table-cell>
          <table:table-cell table:number-columns-repeated="16382"/>
        </table:table-row>
        <table:table-row table:style-name="ro19">
          <table:table-cell table:style-name="ce5" office:value-type="string" calcext:value-type="string">
            <text:p><text:a xlink:href="https://github.com/peatysharing/ray_newsletters_with_references/tree/main/Articles/Stress%20and%20Water" xlink:type="simple">Stress and Water</text:a> </text:p>
          </table:table-cell>
          <table:table-cell table:style-name="ce4" office:value-type="string" calcext:value-type="string">
            <text:p>[01] RC, VANNUCCI. "Carbon dioxide protects the perinatal brain from hypoxic-ischemic damage: an experimental study in the immature rat." Pediatrics 95 (1995): 868-874. </text:p>
          </table:table-cell>
          <table:table-cell table:style-name="ce4" office:value-type="string" calcext:value-type="string">
            <text:p>[02] Drost-Hansen, W. "Society Experimental Biologists Symposium Proceedings." (1972): 61-101. </text:p>
          </table:table-cell>
          <table:table-cell table:style-name="ce4" office:value-type="string" calcext:value-type="string">
            <text:p>[03] F. W. Cope, "A primer of water structuring and cation association in cels," Physiol. Chem. &amp; Physics 8, 479-483, 1976. </text:p>
          </table:table-cell>
          <table:table-cell table:style-name="ce4" office:value-type="string" calcext:value-type="string">
            <text:p>[05] V. V. Malyshev, et al., "Relationship between inflammation and the stress reaction," Bul. Exp. Biol. &amp; Med., 1194-1196, 1994. </text:p>
          </table:table-cell>
          <table:table-cell table:number-columns-repeated="16379"/>
        </table:table-row>
        <table:table-row table:style-name="ro1" table:number-rows-repeated="3">
          <table:table-cell table:style-name="ce5"/>
          <table:table-cell table:number-columns-repeated="16383"/>
        </table:table-row>
        <table:table-row table:style-name="ro1">
          <table:table-cell table:style-name="ce5"/>
          <table:table-cell table:style-name="ce23"/>
          <table:table-cell table:number-columns-repeated="16382"/>
        </table:table-row>
        <table:table-row table:style-name="ro1">
          <table:table-cell table:style-name="ce5" table:number-columns-spanned="2" table:number-rows-spanned="1"/>
          <table:covered-table-cell/>
          <table:table-cell table:number-columns-repeated="16382"/>
        </table:table-row>
        <table:table-row table:style-name="ro1" table:number-rows-repeated="1048477">
          <table:table-cell table:number-columns-repeated="16384"/>
        </table:table-row>
        <table:table-row table:style-name="ro1">
          <table:table-cell table:number-columns-repeated="16384"/>
        </table:table-row>
      </table:table>
      <table:table table:name="Newsletters" table:style-name="ta1">
        <table:table-column table:style-name="co32" table:default-cell-style-name="ce7"/>
        <table:table-column table:style-name="co31" table:number-columns-repeated="20" table:default-cell-style-name="Default"/>
        <table:table-row table:style-name="ro1">
          <table:table-cell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row>
        <table:table-row table:style-name="ro20">
          <table:table-cell office:value-type="string" calcext:value-type="string">
            <text:p><text:a xlink:href="https://github.com/peatysharing/ray_newsletters_with_references/tree/main/Newsletters/1986%20Hormone%20Balancing%20Natural%20Cure%20for%20Arthritis" xlink:type="simple">1986 Hormone Balancing Natural Cure for Arthritis</text:a> </text:p>
          </table:table-cell>
          <table:table-cell table:number-columns-repeated="20"/>
        </table:table-row>
        <table:table-row table:style-name="ro1">
          <table:table-cell office:value-type="string" calcext:value-type="string">
            <text:p><text:a xlink:href="https://github.com/peatysharing/ray_newsletters_with_references/tree/main/Newsletters/1988%20Natural%20Immunity%20and%20Viral%20Infections" xlink:type="simple">1988 Natural Immunity and Viral Infections</text:a> </text:p>
          </table:table-cell>
          <table:table-cell table:number-columns-repeated="20"/>
        </table:table-row>
        <table:table-row table:style-name="ro1">
          <table:table-cell office:value-type="string" calcext:value-type="string">
            <text:p><text:a xlink:href="https://github.com/peatysharing/ray_newsletters_with_references/tree/main/Newsletters/1988-01%20Abnormal%20Cells%20in%20the%20Uterine%20Cervix" xlink:type="simple">1988-01 Abnormal Cells in the Uterine Cervix</text:a> </text:p>
          </table:table-cell>
          <table:table-cell table:number-columns-repeated="20"/>
        </table:table-row>
        <table:table-row table:style-name="ro1">
          <table:table-cell office:value-type="string" calcext:value-type="string">
            <text:p><text:a xlink:href="https://github.com/peatysharing/ray_newsletters_with_references/tree/main/Newsletters/1988-06%20AIDS%2C%20Syphilis%20Treatments%2C%20and%20Ideas" xlink:type="simple">1988-06 AIDS, Syphilis Treatments, and Ideas</text:a> </text:p>
          </table:table-cell>
          <table:table-cell table:number-columns-repeated="20"/>
        </table:table-row>
        <table:table-row table:style-name="ro1">
          <table:table-cell office:value-type="string" calcext:value-type="string">
            <text:p><text:a xlink:href="https://github.com/peatysharing/ray_newsletters_with_references/tree/main/Newsletters/1989-01%20A%20New%20Approach%20to%20Detoxifying" xlink:type="simple">1989-01 A New Approach to Detoxifying</text:a> </text:p>
          </table:table-cell>
          <table:table-cell table:number-columns-repeated="20"/>
        </table:table-row>
        <table:table-row table:style-name="ro1">
          <table:table-cell office:value-type="string" calcext:value-type="string">
            <text:p><text:a xlink:href="https://github.com/peatysharing/ray_newsletters_with_references/tree/main/Newsletters/1989-05%20The%20Edema%20of%20Stress" xlink:type="simple">1989-05 The Edema of Stress</text:a> </text:p>
          </table:table-cell>
          <table:table-cell table:number-columns-repeated="20"/>
        </table:table-row>
        <table:table-row table:style-name="ro1">
          <table:table-cell office:value-type="string" calcext:value-type="string">
            <text:p><text:a xlink:href="https://github.com/peatysharing/ray_newsletters_with_references/tree/main/Newsletters/1989-11%20Repairing%20Immunodeficiencies" xlink:type="simple">1989-11 Repairing Immunodeficiencies</text:a> </text:p>
          </table:table-cell>
          <table:table-cell table:number-columns-repeated="20"/>
        </table:table-row>
        <table:table-row table:style-name="ro1">
          <table:table-cell office:value-type="string" calcext:value-type="string">
            <text:p><text:a xlink:href="https://github.com/peatysharing/ray_newsletters_with_references/tree/main/Newsletters/1990-12%20Education%20Against%20Knowledge" xlink:type="simple">1990-12 Education Against Knowledge</text:a> </text:p>
          </table:table-cell>
          <table:table-cell table:number-columns-repeated="20"/>
        </table:table-row>
        <table:table-row table:style-name="ro1">
          <table:table-cell office:value-type="string" calcext:value-type="string">
            <text:p><text:a xlink:href="https://github.com/peatysharing/ray_newsletters_with_references/tree/main/Newsletters/1991%20The%20Generality%20of%20Adaptogens" xlink:type="simple">1991 The Generality of Adaptogens</text:a> </text:p>
          </table:table-cell>
          <table:table-cell table:number-columns-repeated="20"/>
        </table:table-row>
        <table:table-row table:style-name="ro1">
          <table:table-cell office:value-type="string" calcext:value-type="string">
            <text:p><text:a xlink:href="https://github.com/peatysharing/ray_newsletters_with_references/tree/main/Newsletters/1991-01%20Solving%20Some%20of%20the%20Problems%20of%20Aging" xlink:type="simple">1991-01 Solving Some of the Problems of Aging</text:a> </text:p>
          </table:table-cell>
          <table:table-cell table:number-columns-repeated="20"/>
        </table:table-row>
        <table:table-row table:style-name="ro1">
          <table:table-cell office:value-type="string" calcext:value-type="string">
            <text:p><text:a xlink:href="https://github.com/peatysharing/ray_newsletters_with_references/tree/main/Newsletters/1991-04%20Estrogen%20in%201990" xlink:type="simple">1991-04 Estrogen in 1990</text:a> </text:p>
          </table:table-cell>
          <table:table-cell table:number-columns-repeated="20"/>
        </table:table-row>
        <table:table-row table:style-name="ro1">
          <table:table-cell office:value-type="string" calcext:value-type="string">
            <text:p><text:a xlink:href="https://github.com/peatysharing/ray_newsletters_with_references/tree/main/Newsletters/1992-03%20Taxol%2C%20Yew%20%26%20Cancer" xlink:type="simple">1992-03 Taxol, Yew &amp; Cancer</text:a> </text:p>
          </table:table-cell>
          <table:table-cell table:number-columns-repeated="20"/>
        </table:table-row>
        <table:table-row table:style-name="ro1">
          <table:table-cell office:value-type="string" calcext:value-type="string">
            <text:p><text:a xlink:href="https://github.com/peatysharing/ray_newsletters_with_references/tree/main/Newsletters/1992-06%20Resistance%20of%20the%20Heart" xlink:type="simple">1992-06 Resistance of the Heart</text:a> </text:p>
          </table:table-cell>
          <table:table-cell table:number-columns-repeated="20"/>
        </table:table-row>
        <table:table-row table:style-name="ro1">
          <table:table-cell office:value-type="string" calcext:value-type="string">
            <text:p><text:a xlink:href="https://github.com/peatysharing/ray_newsletters_with_references/tree/main/Newsletters/1992-09%20Brain%20Aging" xlink:type="simple">1992-09 Brain Aging</text:a> </text:p>
          </table:table-cell>
          <table:table-cell table:number-columns-repeated="20"/>
        </table:table-row>
        <table:table-row table:style-name="ro1">
          <table:table-cell office:value-type="string" calcext:value-type="string">
            <text:p><text:a xlink:href="https://github.com/peatysharing/ray_newsletters_with_references/tree/main/Newsletters/1992-11%20Origins%20of%20Progesterone%20Therapy" xlink:type="simple">1992-11 Origins of Progesterone Therapy</text:a> </text:p>
          </table:table-cell>
          <table:table-cell table:number-columns-repeated="20"/>
        </table:table-row>
        <table:table-row table:style-name="ro1">
          <table:table-cell office:value-type="string" calcext:value-type="string">
            <text:p><text:a xlink:href="https://github.com/peatysharing/ray_newsletters_with_references/tree/main/Newsletters/1992-12%20Failures%20of%20Immunity" xlink:type="simple">1992-12 Failures of Immunity</text:a> </text:p>
          </table:table-cell>
          <table:table-cell table:number-columns-repeated="20"/>
        </table:table-row>
        <table:table-row table:style-name="ro1">
          <table:table-cell office:value-type="string" calcext:value-type="string">
            <text:p><text:a xlink:href="https://github.com/peatysharing/ray_newsletters_with_references/tree/main/Newsletters/1993%20The%20Bean%20Syndrome" xlink:type="simple">1993 The Bean Syndrome</text:a> </text:p>
          </table:table-cell>
          <table:table-cell table:number-columns-repeated="20"/>
        </table:table-row>
        <table:table-row table:style-name="ro1">
          <table:table-cell office:value-type="string" calcext:value-type="string">
            <text:p><text:a xlink:href="https://github.com/peatysharing/ray_newsletters_with_references/tree/main/Newsletters/1993-11%20Thyroid%20Misconceptions" xlink:type="simple">1993-11 Thyroid Misconceptions</text:a> </text:p>
          </table:table-cell>
          <table:table-cell table:number-columns-repeated="20"/>
        </table:table-row>
        <table:table-row table:style-name="ro1">
          <table:table-cell office:value-type="string" calcext:value-type="string">
            <text:p><text:a xlink:href="https://github.com/peatysharing/ray_newsletters_with_references/tree/main/Newsletters/1994-06%20Mortality%20Again" xlink:type="simple">1994-06 Mortality Again</text:a> </text:p>
          </table:table-cell>
          <table:table-cell table:number-columns-repeated="20"/>
        </table:table-row>
        <table:table-row table:style-name="ro1">
          <table:table-cell office:value-type="string" calcext:value-type="string">
            <text:p><text:a xlink:href="https://github.com/peatysharing/ray_newsletters_with_references/tree/main/Newsletters/1994-07%20Chronic%20Fatigue" xlink:type="simple">1994-07 Chronic Fatigue</text:a> </text:p>
          </table:table-cell>
          <table:table-cell table:number-columns-repeated="20"/>
        </table:table-row>
        <table:table-row table:style-name="ro1">
          <table:table-cell office:value-type="string" calcext:value-type="string">
            <text:p><text:a xlink:href="https://github.com/peatysharing/ray_newsletters_with_references/tree/main/Newsletters/1995%20Food-junk%20and%20some%20mystery%20ailments" xlink:type="simple">1995 Food-junk and some mystery ailments</text:a> </text:p>
          </table:table-cell>
          <table:table-cell table:number-columns-repeated="20"/>
        </table:table-row>
        <table:table-row table:style-name="ro1">
          <table:table-cell office:value-type="string" calcext:value-type="string">
            <text:p><text:a xlink:href="https://github.com/peatysharing/ray_newsletters_with_references/tree/main/Newsletters/1995-09%20Aging%20Ovaries%2C%20Not%20the%20Eggs" xlink:type="simple">1995-09 Aging Ovaries, Not the Eggs</text:a> </text:p>
          </table:table-cell>
          <table:table-cell table:number-columns-repeated="20"/>
        </table:table-row>
        <table:table-row table:style-name="ro1">
          <table:table-cell table:style-name="ce8" office:value-type="string" calcext:value-type="string">
            <text:p><text:a xlink:href="https://github.com/peatysharing/ray_newsletters_with_references/tree/main/Newsletters/1995-09%20Regeneration%20and%20the%20Anti-adaptogens" xlink:type="simple">1995-09 Regeneration and the Anti-adaptogens</text:a> </text:p>
          </table:table-cell>
          <table:table-cell table:number-columns-repeated="20"/>
        </table:table-row>
        <table:table-row table:style-name="ro1">
          <table:table-cell office:value-type="string" calcext:value-type="string">
            <text:p><text:a xlink:href="https://github.com/peatysharing/ray_newsletters_with_references/tree/main/Newsletters/1996%20Using%20Sunlight%20To%20Sustain%20Life" xlink:type="simple">1996 Using Sunlight To Sustain Life</text:a> </text:p>
          </table:table-cell>
          <table:table-cell table:number-columns-repeated="20"/>
        </table:table-row>
        <table:table-row table:style-name="ro1">
          <table:table-cell office:value-type="string" calcext:value-type="string">
            <text:p><text:a xlink:href="https://github.com/peatysharing/ray_newsletters_with_references/tree/main/Newsletters/1996-04%20Osteoporosis%20and%20the%20Skin" xlink:type="simple">1996-04 Osteoporosis and the Skin</text:a> </text:p>
          </table:table-cell>
          <table:table-cell table:number-columns-repeated="20"/>
        </table:table-row>
        <table:table-row table:style-name="ro1">
          <table:table-cell office:value-type="string" calcext:value-type="string">
            <text:p><text:a xlink:href="https://github.com/peatysharing/ray_newsletters_with_references/tree/main/Newsletters/1997%20Optimizing%20Respiration" xlink:type="simple">1997 Optimizing Respiration</text:a> </text:p>
          </table:table-cell>
          <table:table-cell table:number-columns-repeated="20"/>
        </table:table-row>
        <table:table-row table:style-name="ro20">
          <table:table-cell office:value-type="string" calcext:value-type="string">
            <text:p><text:a xlink:href="https://github.com/peatysharing/ray_newsletters_with_references/tree/main/Newsletters/1998%20Bioelectric%20Fields%2C%20Regeneration%2C%20and%20the%20Lactic%20Acid%20Myth" xlink:type="simple">1998 Bioelectric Fields, Regeneration, and the Lactic</text:a> </text:p>
          </table:table-cell>
          <table:table-cell table:number-columns-repeated="20"/>
        </table:table-row>
        <table:table-row table:style-name="ro1">
          <table:table-cell office:value-type="string" calcext:value-type="string">
            <text:p><text:a xlink:href="https://github.com/peatysharing/ray_newsletters_with_references/tree/main/Newsletters/1998%20Hayflickers%2C%20Dolly%2C%20And%20Dandruff" xlink:type="simple">1998 Hayflickers, Dolly, And Dandruff</text:a> </text:p>
          </table:table-cell>
          <table:table-cell table:number-columns-repeated="20"/>
        </table:table-row>
        <table:table-row table:style-name="ro1">
          <table:table-cell office:value-type="string" calcext:value-type="string">
            <text:p><text:a xlink:href="https://github.com/peatysharing/ray_newsletters_with_references/tree/main/Newsletters/1998%20Recharging%20the%20System" xlink:type="simple">1998 Recharging the System</text:a> </text:p>
          </table:table-cell>
          <table:table-cell table:number-columns-repeated="20"/>
        </table:table-row>
        <table:table-row table:style-name="ro20">
          <table:table-cell office:value-type="string" calcext:value-type="string">
            <text:p><text:a xlink:href="https://github.com/peatysharing/ray_newsletters_with_references/tree/main/Newsletters/1998%20Tissue%20Firmness%20and%20Elasticity%2C%20and%20Rothen's%20Resonance" xlink:type="simple">1998 Tissue Firmness and Elasticity, and Rothen's</text:a> </text:p>
          </table:table-cell>
          <table:table-cell table:number-columns-repeated="20"/>
        </table:table-row>
        <table:table-row table:style-name="ro1">
          <table:table-cell office:value-type="string" calcext:value-type="string">
            <text:p><text:a xlink:href="https://github.com/peatysharing/ray_newsletters_with_references/tree/main/Newsletters/1999%20Carbon%20Monoxide%2C%20Stress%2C%20and%20Cancer" xlink:type="simple">1999 Carbon Monoxide, Stress, and Cancer</text:a> </text:p>
          </table:table-cell>
          <table:table-cell table:number-columns-repeated="20"/>
        </table:table-row>
        <table:table-row table:style-name="ro20">
          <table:table-cell office:value-type="string" calcext:value-type="string">
            <text:p><text:a xlink:href="https://github.com/peatysharing/ray_newsletters_with_references/tree/main/Newsletters/1999-03%20Estrogen%20Receptors—what%20do%20they%20explain" xlink:type="simple">1999-03 Estrogen Receptors—what do they explain</text:a> </text:p>
          </table:table-cell>
          <table:table-cell table:number-columns-repeated="20"/>
        </table:table-row>
        <table:table-row table:style-name="ro1">
          <table:table-cell office:value-type="string" calcext:value-type="string">
            <text:p><text:a xlink:href="https://github.com/peatysharing/ray_newsletters_with_references/tree/main/Newsletters/1999-12%20Homeostasis%20And%20Aging" xlink:type="simple">1999-12 Homeostasis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00-01%20Edema%2C%20estrogen%2C%20and%20aging" xlink:type="simple">2000-01 Edema, estrogen, and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00-03%20Progesterone%20and%20ideas%20of%20balance%20in%20hormone%20replacement%20therapy" xlink:type="simple">2000-03 Progesterone and ideas of balance in hormo</text:a> </text:p>
          </table:table-cell>
          <table:table-cell table:number-columns-repeated="20"/>
        </table:table-row>
        <table:table-row table:style-name="ro1">
          <table:table-cell office:value-type="string" calcext:value-type="string">
            <text:p><text:a xlink:href="https://github.com/peatysharing/ray_newsletters_with_references/tree/main/Newsletters/2000-10%20Estrogen%2C%20Aging%2C%20Radiation%2C%20Migraine%20%26%20Energy" xlink:type="simple">2000-10 Estrogen, Aging, Radiation, Migraine &amp;</text:a> </text:p>
          </table:table-cell>
          <table:table-cell table:style-name="ce9"/>
          <table:table-cell table:number-columns-repeated="19"/>
        </table:table-row>
        <table:table-row table:style-name="ro1">
          <table:table-cell office:value-type="string" calcext:value-type="string">
            <text:p><text:a xlink:href="https://github.com/peatysharing/ray_newsletters_with_references/tree/main/Newsletters/2001%20Fibrosis%2C%20Estrogen%2C%20stiffness%2C%20excitotoxicity%2C%20aging" xlink:type="simple">2001 Fibrosis, Estrogen, stiffness, excitotoxicity, aging</text:a></text:p>
          </table:table-cell>
          <table:table-cell table:number-columns-repeated="20"/>
        </table:table-row>
        <table:table-row table:style-name="ro1">
          <table:table-cell office:value-type="string" calcext:value-type="string">
            <text:p><text:a xlink:href="https://github.com/peatysharing/ray_newsletters_with_references/tree/main/Newsletters/2001%20Mary%20Shomon%20Interview" xlink:type="simple">2001 Mary Shomon Interview</text:a> </text:p>
          </table:table-cell>
          <table:table-cell table:number-columns-repeated="20"/>
        </table:table-row>
        <table:table-row table:style-name="ro20">
          <table:table-cell office:value-type="string" calcext:value-type="string">
            <text:p><text:a xlink:href="https://github.com/peatysharing/ray_newsletters_with_references/tree/main/Newsletters/2001-02%20Estrogen%2C%20calcium%2C%20heavy%20metals%2C%20and%20nerve%20degeneration" xlink:type="simple">2001-02 Estrogen, calcium, heavy metals, and nerve </text:a> </text:p>
          </table:table-cell>
          <table:table-cell table:number-columns-repeated="20"/>
        </table:table-row>
        <table:table-row table:style-name="ro20">
          <table:table-cell office:value-type="string" calcext:value-type="string">
            <text:p><text:a xlink:href="https://github.com/peatysharing/ray_newsletters_with_references/tree/main/Newsletters/2001-05%20Cocaine%20babies%2C%20criminal%20responsibility%2C%20and%20medicine" xlink:type="simple">2001-05 Cocaine babies, criminal responsibility, and</text:a> </text:p>
          </table:table-cell>
          <table:table-cell table:number-columns-repeated="20"/>
        </table:table-row>
        <table:table-row table:style-name="ro20">
          <table:table-cell office:value-type="string" calcext:value-type="string">
            <text:p><text:a xlink:href="https://github.com/peatysharing/ray_newsletters_with_references/tree/main/Newsletters/2001-10%20Thought%20and%20energy%2C%20mood%20and%20metabolism" xlink:type="simple">2001-10 Thought and energy, mood and metabolism</text:a> </text:p>
          </table:table-cell>
          <table:table-cell table:number-columns-repeated="20"/>
        </table:table-row>
        <table:table-row table:style-name="ro20">
          <table:table-cell office:value-type="string" calcext:value-type="string">
            <text:p><text:a xlink:href="https://github.com/peatysharing/ray_newsletters_with_references/tree/main/Newsletters/2001-11%20Postpartum%2C%20Premenstrual%2C%20and%20Seasonal%20Serotonin%20Soaks" xlink:type="simple">2001-11 Postpartum, Premenstrual, and Seasonal S</text:a> </text:p>
          </table:table-cell>
          <table:table-cell table:number-columns-repeated="20"/>
        </table:table-row>
        <table:table-row table:style-name="ro1">
          <table:table-cell office:value-type="string" calcext:value-type="string">
            <text:p><text:a xlink:href="https://github.com/peatysharing/ray_newsletters_with_references/tree/main/Newsletters/2002-09%20Lungs%20Shock%20Inflammation%20And%20Aging" xlink:type="simple">2002-09 Lungs Shock Inflammation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02-11%20Progesterone%2C%20thyroid%2C%20cancer" xlink:type="simple">2002-11 Progesterone, thyroid, cancer</text:a> </text:p>
          </table:table-cell>
          <table:table-cell table:style-name="ce9"/>
          <table:table-cell table:number-columns-repeated="19"/>
        </table:table-row>
        <table:table-row table:style-name="ro1">
          <table:table-cell office:value-type="string" calcext:value-type="string">
            <text:p><text:a xlink:href="https://github.com/peatysharing/ray_newsletters_with_references/tree/main/Newsletters/2003-03%20Estrogen's%20Mechanisms%20in%20Aging%20and%20Cancer" xlink:type="simple">2003-03 Estrogen's Mechanisms in Aging and Cancer</text:a></text:p>
          </table:table-cell>
          <table:table-cell table:number-columns-repeated="20"/>
        </table:table-row>
        <table:table-row table:style-name="ro20">
          <table:table-cell office:value-type="string" calcext:value-type="string">
            <text:p><text:a xlink:href="https://github.com/peatysharing/ray_newsletters_with_references/tree/main/Newsletters/2005%20Carbon%20monoxide%2C%20Estrogen%2C%20and%20the%20Medical%20Cancer%20Cult" xlink:type="simple">2005 Carbon monoxide, Estrogen, and the Medical</text:a> </text:p>
          </table:table-cell>
          <table:table-cell table:number-columns-repeated="20"/>
        </table:table-row>
        <table:table-row table:style-name="ro1">
          <table:table-cell office:value-type="string" calcext:value-type="string">
            <text:p><text:a xlink:href="https://github.com/peatysharing/ray_newsletters_with_references/tree/main/Newsletters/2005%20Contexts%20for%20Asthma" xlink:type="simple">2005 Contexts for Asthma</text:a> </text:p>
          </table:table-cell>
          <table:table-cell table:number-columns-repeated="20"/>
        </table:table-row>
        <table:table-row table:style-name="ro20">
          <table:table-cell office:value-type="string" calcext:value-type="string">
            <text:p><text:a xlink:href="https://github.com/peatysharing/ray_newsletters_with_references/tree/main/Newsletters/2005-11%20Thyroiditis%2C%20Some%20confusions%20and%20causes%20of%20autoimmune%20diseases" xlink:type="simple">2005-11 Thyroiditis, Some confusions and causes</text:a> </text:p>
          </table:table-cell>
          <table:table-cell table:number-columns-repeated="20"/>
        </table:table-row>
        <table:table-row table:style-name="ro1">
          <table:table-cell office:value-type="string" calcext:value-type="string">
            <text:p><text:a xlink:href="https://github.com/peatysharing/ray_newsletters_with_references/tree/main/Newsletters/2006%20Autoimmunity" xlink:type="simple">2006 Autoimmunity</text:a> </text:p>
          </table:table-cell>
          <table:table-cell table:number-columns-repeated="20"/>
        </table:table-row>
        <table:table-row table:style-name="ro20">
          <table:table-cell office:value-type="string" calcext:value-type="string">
            <text:p><text:a xlink:href="https://github.com/peatysharing/ray_newsletters_with_references/tree/main/Newsletters/2006%20Inflammation%2C%20endotoxin%2C%20estrogen%2C%20and%20other%20problems" xlink:type="simple">2006 Inflammation, endotoxin, estrogen, and other</text:a> </text:p>
          </table:table-cell>
          <table:table-cell table:number-columns-repeated="20"/>
        </table:table-row>
        <table:table-row table:style-name="ro1">
          <table:table-cell office:value-type="string" calcext:value-type="string">
            <text:p><text:a xlink:href="https://github.com/peatysharing/ray_newsletters_with_references/tree/main/Newsletters/2006-01%20X-rays%2C%20estrogen%2C%20and%20the%20brain" xlink:type="simple">2006-01 X-rays, estrogen, and the brain</text:a> </text:p>
          </table:table-cell>
          <table:table-cell table:number-columns-repeated="20"/>
        </table:table-row>
        <table:table-row table:style-name="ro20">
          <table:table-cell office:value-type="string" calcext:value-type="string">
            <text:p><text:a xlink:href="https://github.com/peatysharing/ray_newsletters_with_references/tree/main/Newsletters/2007%20The%20GABA%20system%2C%20defenses%2C%20and%20tissue%20renewal" xlink:type="simple">2007 The GABA system, defenses, and tissue renewal</text:a> </text:p>
          </table:table-cell>
          <table:table-cell table:number-columns-repeated="20"/>
        </table:table-row>
        <table:table-row table:style-name="ro20">
          <table:table-cell office:value-type="string" calcext:value-type="string">
            <text:p><text:a xlink:href="https://github.com/peatysharing/ray_newsletters_with_references/tree/main/Newsletters/2009%20Peptides%2C%20coherent%20adaption%2C%20and%20some%20terminal%20diseases" xlink:type="simple">2009 Peptides, coherent adaption, and some terminal diseases</text:a> </text:p>
          </table:table-cell>
          <table:table-cell table:number-columns-repeated="20"/>
        </table:table-row>
        <table:table-row table:style-name="ro1">
          <table:table-cell office:value-type="string" calcext:value-type="string">
            <text:p><text:a xlink:href="https://github.com/peatysharing/ray_newsletters_with_references/tree/main/Newsletters/2009%20Resveratrol%2C%20rate%20of%20living%2C%20CO2%2C%20and%20aging" xlink:type="simple">2009 Resveratrol, rate of living, CO2, and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11%20Radiation%20and%20Growth%2C%20Incoherent%20imprinting%20from%20inappropriate%20irradiation" xlink:type="simple">2011 Radiation and Growth, Incoherent imprinting</text:a> </text:p>
          </table:table-cell>
          <table:table-cell table:number-columns-repeated="20"/>
        </table:table-row>
        <table:table-row table:style-name="ro1">
          <table:table-cell office:value-type="string" calcext:value-type="string">
            <text:p><text:a xlink:href="https://github.com/peatysharing/ray_newsletters_with_references/tree/main/Newsletters/2011-05%20Endotoxin%2C%20Stress%2C%20Depression" xlink:type="simple">2011-05 Endotoxin, Stress, Depression</text:a> </text:p>
          </table:table-cell>
          <table:table-cell table:number-columns-repeated="20"/>
        </table:table-row>
        <table:table-row table:style-name="ro1">
          <table:table-cell office:value-type="string" calcext:value-type="string">
            <text:p><text:a xlink:href="https://github.com/peatysharing/ray_newsletters_with_references/tree/main/Newsletters/2012-05%20Implications%20of%20inflammation" xlink:type="simple">2012-05 Implications of inflammation</text:a> </text:p>
          </table:table-cell>
          <table:table-cell table:number-columns-repeated="20"/>
        </table:table-row>
        <table:table-row table:style-name="ro20">
          <table:table-cell office:value-type="string" calcext:value-type="string">
            <text:p><text:a xlink:href="https://github.com/peatysharing/ray_newsletters_with_references/tree/main/Newsletters/2013-01%20Demystifying%20dementia%2C%20Protective%20progesterone" xlink:type="simple">2013-01 Demystifying dementia, Protective progest</text:a> </text:p>
          </table:table-cell>
          <table:table-cell table:number-columns-repeated="20"/>
        </table:table-row>
        <table:table-row table:style-name="ro20">
          <table:table-cell office:value-type="string" calcext:value-type="string">
            <text:p><text:a xlink:href="https://github.com/peatysharing/ray_newsletters_with_references/tree/main/Newsletters/2014-01%20Epigenetics%2C%20sickness-aging%2C%20and%20changing%20science" xlink:type="simple">2014-01 Epigenetics, sickness-aging, and changing</text:a> </text:p>
          </table:table-cell>
          <table:table-cell table:number-columns-repeated="20"/>
        </table:table-row>
        <table:table-row table:style-name="ro1">
          <table:table-cell office:value-type="string" calcext:value-type="string">
            <text:p><text:a xlink:href="https://github.com/peatysharing/ray_newsletters_with_references/tree/main/Newsletters/2014-03%20Protecting%20and%20restoring%20nerves" xlink:type="simple">2014-03 Protecting and restoring nerves</text:a> </text:p>
          </table:table-cell>
          <table:table-cell table:number-columns-repeated="20"/>
        </table:table-row>
        <table:table-row table:style-name="ro20">
          <table:table-cell office:value-type="string" calcext:value-type="string">
            <text:p><text:a xlink:href="https://github.com/peatysharing/ray_newsletters_with_references/tree/main/Newsletters/2014-05%20Shock%2C%20inflammation%2C%20resistance%2C%20epigenetics" xlink:type="simple">2014-05 Shock, inflammation, resistance, epigenetics</text:a> </text:p>
          </table:table-cell>
          <table:table-cell table:number-columns-repeated="20"/>
        </table:table-row>
        <table:table-row table:style-name="ro1">
          <table:table-cell office:value-type="string" calcext:value-type="string">
            <text:p><text:a xlink:href="https://github.com/peatysharing/ray_newsletters_with_references/tree/main/Newsletters/2014-07%20Approaches%20to%20renewal" xlink:type="simple">2014-07 Approaches to renewal</text:a> </text:p>
          </table:table-cell>
          <table:table-cell table:number-columns-repeated="20"/>
        </table:table-row>
        <table:table-row table:style-name="ro20">
          <table:table-cell office:value-type="string" calcext:value-type="string">
            <text:p><text:a xlink:href="https://github.com/peatysharing/ray_newsletters_with_references/tree/main/Newsletters/2014-09%20Antioxidants%20and%20formative%20fields%20Disruptors%20%26%20stabilizers" xlink:type="simple">2014-09 Antioxidants and formative fields Disruptor</text:a> </text:p>
          </table:table-cell>
          <table:table-cell table:number-columns-repeated="20"/>
        </table:table-row>
        <table:table-row table:style-name="ro20">
          <table:table-cell office:value-type="string" calcext:value-type="string">
            <text:p><text:a xlink:href="https://github.com/peatysharing/ray_newsletters_with_references/tree/main/Newsletters/2015%20Mushrooms—observations%20and%20interpretations" xlink:type="simple">2015 Mushrooms—observations and interpretations</text:a> </text:p>
          </table:table-cell>
          <table:table-cell table:number-columns-repeated="20"/>
        </table:table-row>
        <table:table-row table:style-name="ro1">
          <table:table-cell office:value-type="string" calcext:value-type="string">
            <text:p><text:a xlink:href="https://github.com/peatysharing/ray_newsletters_with_references/tree/main/Newsletters/2015%20Stress%2C%20inertia%2C%20aging" xlink:type="simple">2015 Stress, inertia,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15-05%20Urea%2C%20coherent%20life%20and%20forgotten%20or%20unrealized%20therapies" xlink:type="simple">2015-05 Urea, coherent life and forgotten or unreali</text:a> </text:p>
          </table:table-cell>
          <table:table-cell table:number-columns-repeated="20"/>
        </table:table-row>
        <table:table-row table:style-name="ro1">
          <table:table-cell office:value-type="string" calcext:value-type="string">
            <text:p><text:a xlink:href="https://github.com/peatysharing/ray_newsletters_with_references/tree/main/Newsletters/2015-07%20Imprinting%20and%20Aging" xlink:type="simple">2015-07 Imprinting and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15-09%20Nitric%20oxide%2C%20degenerative%20processes%2C%20and%20the%20medical%20marketplace" xlink:type="simple">2015-09 Nitric oxide, degenerative processes, and</text:a> </text:p>
          </table:table-cell>
          <table:table-cell table:number-columns-repeated="20"/>
        </table:table-row>
        <table:table-row table:style-name="ro20">
          <table:table-cell office:value-type="string" calcext:value-type="string">
            <text:p><text:a xlink:href="https://github.com/peatysharing/ray_newsletters_with_references/tree/main/Newsletters/2016%20Progesterone%2C%20brain%20protection%2C%20and%20the%20science%20culture" xlink:type="simple">2016 Progesterone, brain protection, and the scienc</text:a> </text:p>
          </table:table-cell>
          <table:table-cell table:number-columns-repeated="20"/>
        </table:table-row>
        <table:table-row table:style-name="ro1">
          <table:table-cell office:value-type="string" calcext:value-type="string">
            <text:p><text:a xlink:href="https://github.com/peatysharing/ray_newsletters_with_references/tree/main/Newsletters/2016-01%20Nitric%20oxide%2C%20aging%2C%20and%20adaption" xlink:type="simple">2016-01 Nitric oxide, aging, and adaption</text:a> </text:p>
          </table:table-cell>
          <table:table-cell table:number-columns-repeated="20"/>
        </table:table-row>
        <table:table-row table:style-name="ro1">
          <table:table-cell office:value-type="string" calcext:value-type="string">
            <text:p><text:a xlink:href="https://github.com/peatysharing/ray_newsletters_with_references/tree/main/Newsletters/2016-05%20Comments%20on%20cancer%20therapy" xlink:type="simple">2016-05 Comments on cancer therapy</text:a> </text:p>
          </table:table-cell>
          <table:table-cell table:number-columns-repeated="20"/>
        </table:table-row>
        <table:table-row table:style-name="ro1">
          <table:table-cell office:value-type="string" calcext:value-type="string">
            <text:p><text:a xlink:href="https://github.com/peatysharing/ray_newsletters_with_references/tree/main/Newsletters/2016-07%20100%20Years%20of%20Cancer%20Metabolism" xlink:type="simple">2016-07 100 Years of Cancer Metabolism</text:a> </text:p>
          </table:table-cell>
          <table:table-cell table:number-columns-repeated="20"/>
        </table:table-row>
        <table:table-row table:style-name="ro20">
          <table:table-cell office:value-type="string" calcext:value-type="string">
            <text:p><text:a xlink:href="https://github.com/peatysharing/ray_newsletters_with_references/tree/main/Newsletters/2016-09%20Dangers%20of%20sadistic%20science%20Determinism%20vs%20process%20thinking" xlink:type="simple">2016-09 Dangers of sadistic science Determinism</text:a> </text:p>
          </table:table-cell>
          <table:table-cell table:number-columns-repeated="20"/>
        </table:table-row>
        <table:table-row table:style-name="ro1">
          <table:table-cell office:value-type="string" calcext:value-type="string">
            <text:p><text:a xlink:href="https://github.com/peatysharing/ray_newsletters_with_references/tree/main/Newsletters/2016-11%20Arthritis%2C%20Autoimmunity%2C%20%26%20Aging" xlink:type="simple">2016-11 Arthritis, Autoimmunity, &amp;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17%20Adaptogenic%20Milk" xlink:type="simple">2017 Adaptogenic Milk</text:a> </text:p>
          </table:table-cell>
          <table:table-cell table:number-columns-repeated="20"/>
        </table:table-row>
        <table:table-row table:style-name="ro1">
          <table:table-cell office:value-type="string" calcext:value-type="string">
            <text:p><text:a xlink:href="https://github.com/peatysharing/ray_newsletters_with_references/tree/main/Newsletters/2017%20From%20heroic%20medicine%20to%20hormesis%20-%20First%20deny%20that%20harm%20is%20done" xlink:type="simple">2017 From heroic medicine to hormesis</text:a> </text:p>
          </table:table-cell>
          <table:table-cell table:number-columns-repeated="20"/>
        </table:table-row>
        <table:table-row table:style-name="ro20">
          <table:table-cell office:value-type="string" calcext:value-type="string">
            <text:p><text:a xlink:href="https://github.com/peatysharing/ray_newsletters_with_references/tree/main/Newsletters/2017-01%20Sugar%2C%20stress%20and%20the%20degenerative%20diseases" xlink:type="simple">2017-01 Sugar, stress and the degenerative diseases</text:a> </text:p>
          </table:table-cell>
          <table:table-cell table:number-columns-repeated="20"/>
        </table:table-row>
        <table:table-row table:style-name="ro1">
          <table:table-cell office:value-type="string" calcext:value-type="string">
            <text:p><text:a xlink:href="https://github.com/peatysharing/ray_newsletters_with_references/tree/main/Newsletters/2017-03%20Parkinson's%20disease%20Some%20contexts%20for%20tremulous%20stiffness" xlink:type="simple">2017-03 Parkinson's disease Some contexts for </text:a> </text:p>
          </table:table-cell>
          <table:table-cell table:number-columns-repeated="20"/>
        </table:table-row>
        <table:table-row table:style-name="ro1">
          <table:table-cell office:value-type="string" calcext:value-type="string">
            <text:p><text:a xlink:href="https://github.com/peatysharing/ray_newsletters_with_references/tree/main/Newsletters/2017-05%20Language%20and%20Criticism%20of%20Science" xlink:type="simple">2017-05 Language and Criticism of Science</text:a> </text:p>
          </table:table-cell>
          <table:table-cell table:number-columns-repeated="20"/>
        </table:table-row>
        <table:table-row table:style-name="ro20">
          <table:table-cell office:value-type="string" calcext:value-type="string">
            <text:p><text:a xlink:href="https://github.com/peatysharing/ray_newsletters_with_references/tree/main/Newsletters/2017-07%20Problems%20of%20Metabolic%20Energy%20and%20Efficiency" xlink:type="simple">2017-07 Problems of Metabolic Energy and Efficiency</text:a> </text:p>
          </table:table-cell>
          <table:table-cell table:number-columns-repeated="20"/>
        </table:table-row>
        <table:table-row table:style-name="ro20">
          <table:table-cell office:value-type="string" calcext:value-type="string">
            <text:p><text:a xlink:href="https://github.com/peatysharing/ray_newsletters_with_references/tree/main/Newsletters/2018-01%20Consciousness%2C%20Nootropics%2C%20And%20Progesterone" xlink:type="simple">2018-01 Consciousness, Nootropics, And Progester</text:a> </text:p>
          </table:table-cell>
          <table:table-cell table:number-columns-repeated="20"/>
        </table:table-row>
        <table:table-row table:style-name="ro1">
          <table:table-cell office:value-type="string" calcext:value-type="string">
            <text:p><text:a xlink:href="https://github.com/peatysharing/ray_newsletters_with_references/tree/main/Newsletters/2018-03%20Sleep%20and%20Aging" xlink:type="simple">2018-03 Sleep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18-05%20Autism%20And%20Causality" xlink:type="simple">2018-05 Autism And Causality</text:a> </text:p>
          </table:table-cell>
          <table:table-cell table:number-columns-repeated="20"/>
        </table:table-row>
        <table:table-row table:style-name="ro1">
          <table:table-cell office:value-type="string" calcext:value-type="string">
            <text:p><text:a xlink:href="https://github.com/peatysharing/ray_newsletters_with_references/tree/main/Newsletters/2018-07%20Critical%20Issues" xlink:type="simple">2018-07 Critical Issues</text:a> </text:p>
          </table:table-cell>
          <table:table-cell table:number-columns-repeated="20"/>
        </table:table-row>
        <table:table-row table:style-name="ro1">
          <table:table-cell office:value-type="string" calcext:value-type="string">
            <text:p><text:a xlink:href="https://github.com/peatysharing/ray_newsletters_with_references/tree/main/Newsletters/2018-09%20Cholesterol%20in%20Context%20-%20Part%201" xlink:type="simple">2018-09 Cholesterol in Context - Part 1</text:a> </text:p>
          </table:table-cell>
          <table:table-cell table:number-columns-repeated="20"/>
        </table:table-row>
        <table:table-row table:style-name="ro1">
          <table:table-cell office:value-type="string" calcext:value-type="string">
            <text:p><text:a xlink:href="https://github.com/peatysharing/ray_newsletters_with_references/tree/main/Newsletters/2018-11%20Cholesterol%20in%20Context%20Part%202%20-%20A%20Formative%20Medium" xlink:type="simple">2018-11 Cholesterol in Context Part 2</text:a> </text:p>
          </table:table-cell>
          <table:table-cell table:number-columns-repeated="20"/>
        </table:table-row>
        <table:table-row table:style-name="ro1">
          <table:table-cell office:value-type="string" calcext:value-type="string">
            <text:p><text:a xlink:href="https://github.com/peatysharing/ray_newsletters_with_references/tree/main/Newsletters/2019%20Money%2C%20progesterone%20%26%20life" xlink:type="simple">2019 Money, progesterone &amp; life</text:a> </text:p>
          </table:table-cell>
          <table:table-cell table:number-columns-repeated="20"/>
        </table:table-row>
        <table:table-row table:style-name="ro20">
          <table:table-cell office:value-type="string" calcext:value-type="string">
            <text:p><text:a xlink:href="https://github.com/peatysharing/ray_newsletters_with_references/tree/main/Newsletters/2019%20Serotonin%20Energy%2C%20Degeneration%2C%20and%20Aging" xlink:type="simple">2019 Serotonin Energy, Degeneration,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19-01%20Receptors%2C%20or%20Sensitive%20Substance" xlink:type="simple">2019-01 Receptors, or Sensitive Substance</text:a> </text:p>
          </table:table-cell>
          <table:table-cell table:number-columns-repeated="20"/>
        </table:table-row>
        <table:table-row table:style-name="ro1">
          <table:table-cell office:value-type="string" calcext:value-type="string">
            <text:p><text:a xlink:href="https://github.com/peatysharing/ray_newsletters_with_references/tree/main/Newsletters/2019-03%20Particles%20in%20Context" xlink:type="simple">2019-03 Particles in Context</text:a> </text:p>
          </table:table-cell>
          <table:table-cell table:number-columns-repeated="20"/>
        </table:table-row>
        <table:table-row table:style-name="ro1">
          <table:table-cell office:value-type="string" calcext:value-type="string">
            <text:p><text:a xlink:href="https://github.com/peatysharing/ray_newsletters_with_references/tree/main/Newsletters/2019-05%20Postpartum%20Depression%2C%20Brain%20Aging%2C%20And%20Reductionism" xlink:type="simple">2019-05 Postpartum Depression, Brain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19-09%20Serotonin%2C%20coherence%20and%20aging" xlink:type="simple">2019-09 Serotonin, coherence and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20%20Lactate%2C%20Metabolism%20Regression%2C%20and%20Political%20Medical%20Implications" xlink:type="simple">2020 Lactate, Metabolism Regression, and Political</text:a> </text:p>
          </table:table-cell>
          <table:table-cell table:number-columns-repeated="20"/>
        </table:table-row>
        <table:table-row table:style-name="ro1">
          <table:table-cell office:value-type="string" calcext:value-type="string">
            <text:p><text:a xlink:href="https://github.com/peatysharing/ray_newsletters_with_references/tree/main/Newsletters/2020%20This%20Novel%20Flu%20Season" xlink:type="simple">2020 This Novel Flu Season</text:a> </text:p>
          </table:table-cell>
          <table:table-cell table:number-columns-repeated="20"/>
        </table:table-row>
        <table:table-row table:style-name="ro1">
          <table:table-cell office:value-type="string" calcext:value-type="string">
            <text:p><text:a xlink:href="https://github.com/peatysharing/ray_newsletters_with_references/tree/main/Newsletters/2020-01%20Contexts%20for%20Vaccinations" xlink:type="simple">2020-01 Contexts for Vaccinations</text:a> </text:p>
          </table:table-cell>
          <table:table-cell table:number-columns-repeated="20"/>
        </table:table-row>
        <table:table-row table:style-name="ro1">
          <table:table-cell office:value-type="string" calcext:value-type="string">
            <text:p><text:a xlink:href="https://github.com/peatysharing/ray_newsletters_with_references/tree/main/Newsletters/2020-03%20Natural%20Order%20and%20Gilbert%20Ling" xlink:type="simple">2020-03 Natural Order and Gilbert Ling</text:a> </text:p>
          </table:table-cell>
          <table:table-cell table:number-columns-repeated="20"/>
        </table:table-row>
        <table:table-row table:style-name="ro1">
          <table:table-cell office:value-type="string" calcext:value-type="string">
            <text:p><text:a xlink:href="https://github.com/peatysharing/ray_newsletters_with_references/tree/main/Newsletters/2020-07%20Education%2C%20a%20developmental%20process%2C%20confronts%20absolutism" xlink:type="simple">2020-07 Education, a developmental process</text:a> </text:p>
          </table:table-cell>
          <table:table-cell table:number-columns-repeated="20"/>
        </table:table-row>
        <table:table-row table:style-name="ro20">
          <table:table-cell office:value-type="string" calcext:value-type="string">
            <text:p><text:a xlink:href="https://github.com/peatysharing/ray_newsletters_with_references/tree/main/Newsletters/2020-11%20Body%20Temperature%2C%20Inflammation%2C%20and%20Aging" xlink:type="simple">2020-11 Body Temperature, Inflammation, and Aging</text:a> </text:p>
          </table:table-cell>
          <table:table-cell table:number-columns-repeated="20"/>
        </table:table-row>
        <table:table-row table:style-name="ro20">
          <table:table-cell office:value-type="string" calcext:value-type="string">
            <text:p><text:a xlink:href="https://github.com/peatysharing/ray_newsletters_with_references/tree/main/Newsletters/2021-01%20Cumulative%20damage%2C%20degeneration%2C%20%26%20aging" xlink:type="simple">2021-01 Cumulative damage, degeneration, &amp;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21-03%20Inflammation%2C%20adaptation%2C%20and%20aging" xlink:type="simple">2021-03 Inflammation, adaptation,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21-05%20Intention%2C%20Learning%2C%20and%20Health" xlink:type="simple">2021-05 Intention, Learning, and Health</text:a> </text:p>
          </table:table-cell>
          <table:table-cell table:number-columns-repeated="20"/>
        </table:table-row>
        <table:table-row table:style-name="ro1">
          <table:table-cell office:value-type="string" calcext:value-type="string">
            <text:p><text:a xlink:href="https://github.com/peatysharing/ray_newsletters_with_references/tree/main/Newsletters/2021-07%20Estrogen%2C%20iron%2C%20degenerative%20aging%2C%20and%20progesterone" xlink:type="simple">2021-07 Estrogen, iron, degenerative aging</text:a> </text:p>
          </table:table-cell>
          <table:table-cell table:number-columns-repeated="20"/>
        </table:table-row>
        <table:table-row table:style-name="ro1">
          <table:table-cell office:value-type="string" calcext:value-type="string">
            <text:p><text:a xlink:href="https://github.com/peatysharing/ray_newsletters_with_references/tree/main/Newsletters/2021-09%20Immunology%2C%20Ideology%2C%20Power" xlink:type="simple">2021-09 Immunology, Ideology, Power</text:a> </text:p>
          </table:table-cell>
          <table:table-cell table:number-columns-repeated="20"/>
        </table:table-row>
        <table:table-row table:style-name="ro1">
          <table:table-cell office:value-type="string" calcext:value-type="string">
            <text:p><text:a xlink:href="https://github.com/peatysharing/ray_newsletters_with_references/tree/main/Newsletters/2021-11%20Gender%2C%20Aging%20%26%20Disease%20Susceptibility" xlink:type="simple">2021-11 Gender, Aging &amp; Disease Susceptibility</text:a> </text:p>
          </table:table-cell>
          <table:table-cell table:number-columns-repeated="20"/>
        </table:table-row>
        <table:table-row table:style-name="ro1">
          <table:table-cell office:value-type="string" calcext:value-type="string">
            <text:p><text:a xlink:href="https://github.com/peatysharing/ray_newsletters_with_references/tree/main/Newsletters/2022%20Q1%20Carcinogenic%20Metabolism" xlink:type="simple">2022 Q1 Carcinogenic Metabolism</text:a> </text:p>
          </table:table-cell>
          <table:table-cell table:number-columns-repeated="20"/>
        </table:table-row>
        <table:table-row table:style-name="ro1">
          <table:table-cell office:value-type="string" calcext:value-type="string">
            <text:p><text:a xlink:href="https://github.com/peatysharing/ray_newsletters_with_references/tree/main/Newsletters/2022%20Q2%20Aging%2C%20Energy%2C%20Progesterone" xlink:type="simple">2022 Q2 Aging, Energy, Progesterone</text:a> </text:p>
          </table:table-cell>
          <table:table-cell table:number-columns-repeated="20"/>
        </table:table-row>
        <table:table-row table:style-name="ro1">
          <table:table-cell office:value-type="string" calcext:value-type="string">
            <text:p><text:a xlink:href="https://github.com/peatysharing/ray_newsletters_with_references/tree/main/Newsletters/A%20Physiological%20Approach%20to%20Ovarian%20Cancer" xlink:type="simple">A Physiological Approach to Ovarian Cancer</text:a> </text:p>
          </table:table-cell>
          <table:table-cell table:number-columns-repeated="20"/>
        </table:table-row>
        <table:table-row table:style-name="ro1">
          <table:table-cell office:value-type="string" calcext:value-type="string">
            <text:p><text:a xlink:href="https://github.com/peatysharing/ray_newsletters_with_references/tree/main/Newsletters/Carbon%20Monoxide%20Cancer%20Hormone" xlink:type="simple">Carbon Monoxide Cancer Hormone</text:a> </text:p>
          </table:table-cell>
          <table:table-cell table:number-columns-repeated="20"/>
        </table:table-row>
        <table:table-row table:style-name="ro1">
          <table:table-cell office:value-type="string" calcext:value-type="string">
            <text:p><text:a xlink:href="https://github.com/peatysharing/ray_newsletters_with_references/tree/main/Newsletters/Darkness%2C%20Water%2C%20Osteoporosis" xlink:type="simple">Darkness, Water, Osteoporosis</text:a> </text:p>
          </table:table-cell>
          <table:table-cell table:number-columns-repeated="20"/>
        </table:table-row>
        <table:table-row table:style-name="ro1">
          <table:table-cell office:value-type="string" calcext:value-type="string">
            <text:p><text:a xlink:href="https://github.com/peatysharing/ray_newsletters_with_references/tree/main/Newsletters/Estrogen%2C%20serotonin%2C%20mood%2C%20and%20aging" xlink:type="simple">Estrogen, serotonin, mood, and aging</text:a> </text:p>
          </table:table-cell>
          <table:table-cell table:number-columns-repeated="20"/>
        </table:table-row>
        <table:table-row table:style-name="ro1">
          <table:table-cell office:value-type="string" calcext:value-type="string">
            <text:p><text:a xlink:href="https://github.com/peatysharing/ray_newsletters_with_references/tree/main/Newsletters/Moles%2C%20DHEA%2C%20Etc" xlink:type="simple">Moles, DHEA, Etc</text:a> </text:p>
          </table:table-cell>
          <table:table-cell table:number-columns-repeated="20"/>
        </table:table-row>
        <table:table-row table:style-name="ro1">
          <table:table-cell office:value-type="string" calcext:value-type="string">
            <text:p><text:a xlink:href="https://github.com/peatysharing/ray_newsletters_with_references/tree/main/Newsletters/Oral%20Absorption%20of%20Progesterone" xlink:type="simple">Oral Absorption of Progesterone</text:a> </text:p>
          </table:table-cell>
          <table:table-cell table:number-columns-repeated="20"/>
        </table:table-row>
        <table:table-row table:style-name="ro1">
          <table:table-cell office:value-type="string" calcext:value-type="string">
            <text:p><text:a xlink:href="https://github.com/peatysharing/ray_newsletters_with_references/tree/main/Newsletters/Steroids%2C%20Thyroid" xlink:type="simple">Steroids, Thyroid</text:a> </text:p>
          </table:table-cell>
          <table:table-cell table:number-columns-repeated="2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3">00/00/0000</text:date>, <text:time style:data-style-name="N2" text:time-value="10:28:57.67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0T16:34:26.942000000</meta:creation-date>
    <dc:date>2025-06-03T20:39:47.282000000</dc:date>
    <meta:editing-duration>PT17H27M6S</meta:editing-duration>
    <meta:editing-cycles>47</meta:editing-cycles>
    <meta:generator>LibreOffice/24.8.6.2$Windows_X86_64 LibreOffice_project/6d98ba145e9a8a39fc57bcc76981d1fb1316c60c</meta:generator>
    <meta:document-statistic meta:table-count="2" meta:cell-count="1112" meta:object-count="0"/>
  </office:meta>
</office:document-meta>
</file>